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F000001C25D8CCA00F144F1F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padding="0.0382in" fo:border="0.05pt solid #000000"/>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padding="0.0382in" fo:border="0.05pt solid #000000"/>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padding="0.0382in" fo:border="0.05pt solid #000000"/>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3.A1" style:family="table-cell">
      <style:table-cell-properties fo:padding="0.0382in" fo:border="0.05pt solid #000000"/>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padding="0.0382in" fo:border="0.05pt solid #000000"/>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padding="0.0382in" fo:border="0.05pt solid #000000"/>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padding="0.0382in" fo:border="0.05pt solid #000000"/>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padding="0.0382in" fo:border="0.05pt solid #000000"/>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padding="0.0382in" fo:border="0.05pt solid #000000"/>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padding="0.0382in" fo:border="0.05pt solid #000000"/>
    </style:style>
    <style:style style:name="Table100" style:family="table">
      <style:table-properties style:width="6.925in" table:align="margins"/>
    </style:style>
    <style:style style:name="Table100.A" style:family="table-column">
      <style:table-column-properties style:column-width="6.925in" style:rel-column-width="65535*"/>
    </style:style>
    <style:style style:name="Table100.A1" style:family="table-cell">
      <style:table-cell-properties fo:padding="0.0382in" fo:border="0.05pt solid #000000"/>
    </style:style>
    <style:style style:name="Table101" style:family="table">
      <style:table-properties style:width="6.925in" table:align="margins"/>
    </style:style>
    <style:style style:name="Table101.A" style:family="table-column">
      <style:table-column-properties style:column-width="6.925in" style:rel-column-width="65535*"/>
    </style:style>
    <style:style style:name="Table101.A1" style:family="table-cell">
      <style:table-cell-properties fo:padding="0.0382in" fo:border="0.05pt solid #000000"/>
    </style:style>
    <style:style style:name="Table102" style:family="table">
      <style:table-properties style:width="6.925in" table:align="margins"/>
    </style:style>
    <style:style style:name="Table102.A" style:family="table-column">
      <style:table-column-properties style:column-width="6.925in" style:rel-column-width="65535*"/>
    </style:style>
    <style:style style:name="Table102.A1" style:family="table-cell">
      <style:table-cell-properties fo:padding="0.0382in" fo:border="0.05pt solid #000000"/>
    </style:style>
    <style:style style:name="Table103" style:family="table">
      <style:table-properties style:width="6.925in" table:align="margins"/>
    </style:style>
    <style:style style:name="Table103.A" style:family="table-column">
      <style:table-column-properties style:column-width="6.925in" style:rel-column-width="65535*"/>
    </style:style>
    <style:style style:name="Table103.A1" style:family="table-cell">
      <style:table-cell-properties fo:padding="0.0382in" fo:border="0.05pt solid #000000"/>
    </style:style>
    <style:style style:name="Table104" style:family="table">
      <style:table-properties style:width="6.925in" table:align="margins"/>
    </style:style>
    <style:style style:name="Table104.A" style:family="table-column">
      <style:table-column-properties style:column-width="6.925in" style:rel-column-width="65535*"/>
    </style:style>
    <style:style style:name="Table104.A1" style:family="table-cell">
      <style:table-cell-properties fo:padding="0.0382in" fo:border="0.05pt solid #000000"/>
    </style:style>
    <style:style style:name="Table105" style:family="table">
      <style:table-properties style:width="6.925in" table:align="margins"/>
    </style:style>
    <style:style style:name="Table105.A" style:family="table-column">
      <style:table-column-properties style:column-width="6.925in" style:rel-column-width="65535*"/>
    </style:style>
    <style:style style:name="Table105.A1" style:family="table-cell">
      <style:table-cell-properties fo:padding="0.0382in" fo:border="0.05pt solid #000000"/>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padding="0.0382in" fo:border="0.05pt solid #000000"/>
    </style:style>
    <style:style style:name="Table107" style:family="table">
      <style:table-properties style:width="6.925in" table:align="margins"/>
    </style:style>
    <style:style style:name="Table107.A" style:family="table-column">
      <style:table-column-properties style:column-width="6.925in" style:rel-column-width="65535*"/>
    </style:style>
    <style:style style:name="Table107.A1" style:family="table-cell">
      <style:table-cell-properties fo:padding="0.0382in" fo:border="0.05pt solid #000000"/>
    </style:style>
    <style:style style:name="Table108" style:family="table">
      <style:table-properties style:width="6.925in" table:align="margins"/>
    </style:style>
    <style:style style:name="Table108.A" style:family="table-column">
      <style:table-column-properties style:column-width="6.925in" style:rel-column-width="65535*"/>
    </style:style>
    <style:style style:name="Table108.A1" style:family="table-cell">
      <style:table-cell-properties fo:padding="0.0382in" fo:border="0.05pt solid #000000"/>
    </style:style>
    <style:style style:name="Table109" style:family="table">
      <style:table-properties style:width="6.925in" table:align="margins"/>
    </style:style>
    <style:style style:name="Table109.A" style:family="table-column">
      <style:table-column-properties style:column-width="6.925in" style:rel-column-width="65535*"/>
    </style:style>
    <style:style style:name="Table109.A1" style:family="table-cell">
      <style:table-cell-properties fo:padding="0.0382in" fo:border="0.05pt solid #000000"/>
    </style:style>
    <style:style style:name="Table110" style:family="table">
      <style:table-properties style:width="6.925in" table:align="margins"/>
    </style:style>
    <style:style style:name="Table110.A" style:family="table-column">
      <style:table-column-properties style:column-width="6.925in" style:rel-column-width="65535*"/>
    </style:style>
    <style:style style:name="Table110.A1" style:family="table-cell">
      <style:table-cell-properties fo:padding="0.0382in" fo:border="0.05pt solid #000000"/>
    </style:style>
    <style:style style:name="Table111" style:family="table">
      <style:table-properties style:width="6.925in" table:align="margins"/>
    </style:style>
    <style:style style:name="Table111.A" style:family="table-column">
      <style:table-column-properties style:column-width="6.925in" style:rel-column-width="65535*"/>
    </style:style>
    <style:style style:name="Table111.A1" style:family="table-cell">
      <style:table-cell-properties fo:padding="0.0382in" fo:border="0.05pt solid #000000"/>
    </style:style>
    <style:style style:name="Table112" style:family="table">
      <style:table-properties style:width="6.925in" table:align="margins"/>
    </style:style>
    <style:style style:name="Table112.A" style:family="table-column">
      <style:table-column-properties style:column-width="6.925in" style:rel-column-width="65535*"/>
    </style:style>
    <style:style style:name="Table112.A1" style:family="table-cell">
      <style:table-cell-properties fo:padding="0.0382in" fo:border="0.05pt solid #000000"/>
    </style:style>
    <style:style style:name="Table113" style:family="table">
      <style:table-properties style:width="6.925in" table:align="margins"/>
    </style:style>
    <style:style style:name="Table113.A" style:family="table-column">
      <style:table-column-properties style:column-width="6.925in" style:rel-column-width="65535*"/>
    </style:style>
    <style:style style:name="Table113.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italic" fo:font-weight="normal" officeooo:rsid="003c5bc7" officeooo:paragraph-rsid="003c5bc7" style:font-size-asian="12pt" style:font-style-asian="italic" style:font-weight-asian="normal" style:font-size-complex="12pt" style:font-style-complex="italic" style:font-weight-complex="normal"/>
    </style:style>
    <style:style style:name="P3"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3c5bc7" officeooo:paragraph-rsid="003c5bc7"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6"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7" style:family="paragraph" style:parent-style-name="Text_20_body">
      <style:text-properties fo:font-variant="normal" fo:text-transform="none" fo:color="#000000" style:font-name="Liberation Serif" fo:font-size="12pt" fo:letter-spacing="normal" fo:font-style="normal" fo:font-weight="normal" officeooo:rsid="003aa2f3" officeooo:paragraph-rsid="003aa2f3" style:font-size-asian="12pt" style:font-weight-asian="normal" style:font-size-complex="12pt" style:font-weight-complex="normal"/>
    </style:style>
    <style:style style:name="P8" style:family="paragraph" style:parent-style-name="Text_20_body">
      <style:text-properties fo:font-variant="normal" fo:text-transform="none" fo:color="#000000" style:font-name="Liberation Serif" fo:font-size="12pt" fo:letter-spacing="normal" fo:font-style="normal" fo:font-weight="normal" officeooo:rsid="0092c83e" officeooo:paragraph-rsid="0092c83e" style:font-size-asian="12pt" style:font-weight-asian="normal" style:font-size-complex="12pt" style:font-weight-complex="normal"/>
    </style:style>
    <style:style style:name="P9" style:family="paragraph" style:parent-style-name="Text_20_body">
      <style:text-properties fo:font-variant="normal" fo:text-transform="none" fo:color="#000000" style:font-name="Liberation Serif" fo:font-size="12pt" fo:letter-spacing="normal" fo:font-style="normal" fo:font-weight="normal" officeooo:rsid="00c408a3" officeooo:paragraph-rsid="00c408a3" style:font-size-asian="12pt" style:font-weight-asian="normal" style:font-size-complex="12pt" style:font-weight-complex="normal"/>
    </style:style>
    <style:style style:name="P10" style:family="paragraph" style:parent-style-name="Text_20_body">
      <style:text-properties fo:font-variant="normal" fo:text-transform="none" fo:color="#000000" style:font-name="Liberation Serif" fo:font-size="12pt" fo:letter-spacing="normal" fo:font-style="normal" fo:font-weight="normal" officeooo:rsid="0041839e" officeooo:paragraph-rsid="0041839e" style:font-size-asian="12pt" style:font-style-asian="normal" style:font-weight-asian="normal" style:font-size-complex="12pt" style:font-style-complex="normal" style:font-weight-complex="normal"/>
    </style:style>
    <style:style style:name="P11" style:family="paragraph" style:parent-style-name="Text_20_body">
      <style:text-properties officeooo:paragraph-rsid="000b7895"/>
    </style:style>
    <style:style style:name="P12" style:family="paragraph" style:parent-style-name="Text_20_body">
      <style:text-properties officeooo:paragraph-rsid="0011c299"/>
    </style:style>
    <style:style style:name="P13" style:family="paragraph" style:parent-style-name="Text_20_body">
      <style:text-properties officeooo:rsid="0011c299" officeooo:paragraph-rsid="0011c299"/>
    </style:style>
    <style:style style:name="P14" style:family="paragraph" style:parent-style-name="Text_20_body">
      <style:text-properties fo:font-weight="bold" officeooo:rsid="004574fe" officeooo:paragraph-rsid="004574fe" style:font-weight-asian="bold" style:font-weight-complex="bold"/>
    </style:style>
    <style:style style:name="P15" style:family="paragraph" style:parent-style-name="Text_20_body">
      <style:text-properties fo:font-weight="bold" officeooo:rsid="00ac6ed5" officeooo:paragraph-rsid="00ac6ed5" style:font-weight-asian="bold" style:font-weight-complex="bold"/>
    </style:style>
    <style:style style:name="P16" style:family="paragraph" style:parent-style-name="Text_20_body">
      <style:text-properties fo:font-weight="bold" officeooo:rsid="00b56b9a" officeooo:paragraph-rsid="00b56b9a" style:font-weight-asian="bold" style:font-weight-complex="bold"/>
    </style:style>
    <style:style style:name="P17" style:family="paragraph" style:parent-style-name="Text_20_body">
      <style:text-properties officeooo:rsid="002d2a5d" officeooo:paragraph-rsid="002d2a5d"/>
    </style:style>
    <style:style style:name="P18" style:family="paragraph" style:parent-style-name="Text_20_body">
      <style:text-properties fo:font-weight="normal" officeooo:rsid="004574fe" officeooo:paragraph-rsid="004574fe" style:font-weight-asian="normal" style:font-weight-complex="normal"/>
    </style:style>
    <style:style style:name="P19" style:family="paragraph" style:parent-style-name="Text_20_body">
      <style:text-properties fo:font-weight="normal" officeooo:rsid="0047e7fd" officeooo:paragraph-rsid="0047e7fd" style:font-weight-asian="normal" style:font-weight-complex="normal"/>
    </style:style>
    <style:style style:name="P20" style:family="paragraph" style:parent-style-name="Text_20_body">
      <style:text-properties fo:font-weight="normal" officeooo:rsid="0054c911" officeooo:paragraph-rsid="0054c911" style:font-weight-asian="normal" style:font-weight-complex="normal"/>
    </style:style>
    <style:style style:name="P21" style:family="paragraph" style:parent-style-name="Text_20_body">
      <style:text-properties fo:font-weight="normal" officeooo:rsid="005f379e" officeooo:paragraph-rsid="004574fe" style:font-weight-asian="normal" style:font-weight-complex="normal"/>
    </style:style>
    <style:style style:name="P22" style:family="paragraph" style:parent-style-name="Text_20_body">
      <style:text-properties fo:font-weight="normal" officeooo:rsid="0076a0f9" officeooo:paragraph-rsid="0076a0f9" style:font-weight-asian="normal" style:font-weight-complex="normal"/>
    </style:style>
    <style:style style:name="P23" style:family="paragraph" style:parent-style-name="Text_20_body">
      <style:text-properties fo:font-weight="normal" officeooo:rsid="007d7c2a" officeooo:paragraph-rsid="007d7c2a" style:font-weight-asian="normal" style:font-weight-complex="normal"/>
    </style:style>
    <style:style style:name="P24" style:family="paragraph" style:parent-style-name="Text_20_body">
      <style:text-properties fo:font-weight="normal" officeooo:rsid="00919c04" officeooo:paragraph-rsid="00919c04" style:font-weight-asian="normal" style:font-weight-complex="normal"/>
    </style:style>
    <style:style style:name="P25" style:family="paragraph" style:parent-style-name="Text_20_body">
      <style:text-properties fo:font-weight="normal" officeooo:rsid="00a0abd3" officeooo:paragraph-rsid="00a0abd3" style:font-weight-asian="normal" style:font-weight-complex="normal"/>
    </style:style>
    <style:style style:name="P26" style:family="paragraph" style:parent-style-name="Text_20_body">
      <style:text-properties fo:font-weight="normal" officeooo:rsid="00ac6ed5" officeooo:paragraph-rsid="00ac6ed5" style:font-weight-asian="normal" style:font-weight-complex="normal"/>
    </style:style>
    <style:style style:name="P27" style:family="paragraph" style:parent-style-name="Text_20_body">
      <style:text-properties fo:font-weight="normal" officeooo:rsid="00b56b9a" officeooo:paragraph-rsid="00b56b9a" style:font-weight-asian="normal" style:font-weight-complex="normal"/>
    </style:style>
    <style:style style:name="P28" style:family="paragraph" style:parent-style-name="Text_20_body">
      <style:text-properties fo:font-weight="normal" officeooo:rsid="00b63062" officeooo:paragraph-rsid="00b63062" style:font-weight-asian="normal" style:font-weight-complex="normal"/>
    </style:style>
    <style:style style:name="P29" style:family="paragraph" style:parent-style-name="Text_20_body">
      <style:text-properties fo:font-weight="normal" officeooo:rsid="00c4d0de" officeooo:paragraph-rsid="00c4d0de" style:font-weight-asian="normal" style:font-weight-complex="normal"/>
    </style:style>
    <style:style style:name="P30" style:family="paragraph" style:parent-style-name="Text_20_body">
      <style:text-properties officeooo:rsid="003892d3" officeooo:paragraph-rsid="003dca8f"/>
    </style:style>
    <style:style style:name="P31" style:family="paragraph" style:parent-style-name="Text_20_body">
      <style:text-properties officeooo:rsid="003dca8f" officeooo:paragraph-rsid="003dca8f"/>
    </style:style>
    <style:style style:name="P32" style:family="paragraph" style:parent-style-name="Text_20_body">
      <style:text-properties style:font-name="Liberation Serif" fo:font-size="12pt" officeooo:rsid="000b7895" officeooo:paragraph-rsid="000b7895" style:font-size-asian="12pt" style:font-size-complex="12pt"/>
    </style:style>
    <style:style style:name="P33" style:family="paragraph" style:parent-style-name="Text_20_body">
      <style:text-properties style:font-name="Liberation Serif" fo:font-size="12pt" officeooo:rsid="000b7895" officeooo:paragraph-rsid="0015e3f0" style:font-size-asian="12pt" style:font-size-complex="12pt"/>
    </style:style>
    <style:style style:name="P34" style:family="paragraph" style:parent-style-name="Text_20_body">
      <style:text-properties style:font-name="Liberation Serif" fo:font-size="12pt" officeooo:rsid="00a67718" officeooo:paragraph-rsid="00a67718" style:font-size-asian="12pt" style:font-size-complex="12pt"/>
    </style:style>
    <style:style style:name="P35" style:family="paragraph" style:parent-style-name="Text_20_body">
      <style:text-properties officeooo:rsid="0043c693" officeooo:paragraph-rsid="0043c693"/>
    </style:style>
    <style:style style:name="P36" style:family="paragraph" style:parent-style-name="Text_20_body">
      <style:text-properties officeooo:rsid="004574fe" officeooo:paragraph-rsid="004574fe"/>
    </style:style>
    <style:style style:name="P37" style:family="paragraph" style:parent-style-name="Text_20_body">
      <style:text-properties officeooo:rsid="004a8ddf" officeooo:paragraph-rsid="004a8ddf"/>
    </style:style>
    <style:style style:name="P38" style:family="paragraph" style:parent-style-name="Text_20_body">
      <style:text-properties officeooo:rsid="004e4358" officeooo:paragraph-rsid="004e4358"/>
    </style:style>
    <style:style style:name="P39" style:family="paragraph" style:parent-style-name="Text_20_body">
      <style:text-properties officeooo:rsid="004e4358" officeooo:paragraph-rsid="007d7c2a"/>
    </style:style>
    <style:style style:name="P40" style:family="paragraph" style:parent-style-name="Text_20_body">
      <style:text-properties officeooo:rsid="004ef366" officeooo:paragraph-rsid="004ef366"/>
    </style:style>
    <style:style style:name="P41" style:family="paragraph" style:parent-style-name="Text_20_body">
      <style:text-properties officeooo:rsid="004ef366" officeooo:paragraph-rsid="005399ce"/>
    </style:style>
    <style:style style:name="P42" style:family="paragraph" style:parent-style-name="Text_20_body">
      <style:text-properties officeooo:rsid="0051d535" officeooo:paragraph-rsid="0051d535"/>
    </style:style>
    <style:style style:name="P43" style:family="paragraph" style:parent-style-name="Text_20_body">
      <style:text-properties officeooo:rsid="0053a457" officeooo:paragraph-rsid="0053a457"/>
    </style:style>
    <style:style style:name="P44" style:family="paragraph" style:parent-style-name="Text_20_body">
      <style:text-properties officeooo:rsid="0053ad02" officeooo:paragraph-rsid="0053ad02"/>
    </style:style>
    <style:style style:name="P45" style:family="paragraph" style:parent-style-name="Text_20_body">
      <style:text-properties officeooo:rsid="0054c911" officeooo:paragraph-rsid="0054c911"/>
    </style:style>
    <style:style style:name="P46" style:family="paragraph" style:parent-style-name="Text_20_body">
      <style:text-properties officeooo:rsid="005f6194" officeooo:paragraph-rsid="005f6194"/>
    </style:style>
    <style:style style:name="P47" style:family="paragraph" style:parent-style-name="Text_20_body">
      <style:text-properties officeooo:rsid="0046d2ec" officeooo:paragraph-rsid="0046d2ec"/>
    </style:style>
    <style:style style:name="P48" style:family="paragraph" style:parent-style-name="Text_20_body">
      <style:text-properties officeooo:rsid="005fd923" officeooo:paragraph-rsid="005fd923"/>
    </style:style>
    <style:style style:name="P49" style:family="paragraph" style:parent-style-name="Text_20_body">
      <style:text-properties officeooo:rsid="00655185" officeooo:paragraph-rsid="00655185"/>
    </style:style>
    <style:style style:name="P50" style:family="paragraph" style:parent-style-name="Text_20_body">
      <style:text-properties officeooo:rsid="0065f9b2" officeooo:paragraph-rsid="0065f9b2"/>
    </style:style>
    <style:style style:name="P51" style:family="paragraph" style:parent-style-name="Text_20_body">
      <style:text-properties officeooo:rsid="00693555" officeooo:paragraph-rsid="00693555"/>
    </style:style>
    <style:style style:name="P52" style:family="paragraph" style:parent-style-name="Text_20_body">
      <style:text-properties officeooo:rsid="00693555" officeooo:paragraph-rsid="007137e2"/>
    </style:style>
    <style:style style:name="P53" style:family="paragraph" style:parent-style-name="Text_20_body">
      <style:text-properties officeooo:rsid="006b3769" officeooo:paragraph-rsid="006b3769"/>
    </style:style>
    <style:style style:name="P54" style:family="paragraph" style:parent-style-name="Text_20_body">
      <style:text-properties officeooo:rsid="006f052a" officeooo:paragraph-rsid="006f052a"/>
    </style:style>
    <style:style style:name="P55" style:family="paragraph" style:parent-style-name="Text_20_body">
      <style:text-properties officeooo:rsid="007137e2" officeooo:paragraph-rsid="007137e2"/>
    </style:style>
    <style:style style:name="P56" style:family="paragraph" style:parent-style-name="Text_20_body">
      <style:text-properties officeooo:rsid="0076a0f9" officeooo:paragraph-rsid="0076a0f9"/>
    </style:style>
    <style:style style:name="P57" style:family="paragraph" style:parent-style-name="Text_20_body">
      <style:text-properties officeooo:rsid="007d7c2a" officeooo:paragraph-rsid="007d7c2a"/>
    </style:style>
    <style:style style:name="P58" style:family="paragraph" style:parent-style-name="Text_20_body">
      <style:text-properties officeooo:rsid="004a37ab" officeooo:paragraph-rsid="004574fe"/>
    </style:style>
    <style:style style:name="P59" style:family="paragraph" style:parent-style-name="Text_20_body">
      <style:text-properties officeooo:rsid="007e01fd" officeooo:paragraph-rsid="007e01fd"/>
    </style:style>
    <style:style style:name="P60" style:family="paragraph" style:parent-style-name="Text_20_body">
      <style:text-properties officeooo:rsid="008000e7" officeooo:paragraph-rsid="008000e7"/>
    </style:style>
    <style:style style:name="P61" style:family="paragraph" style:parent-style-name="Text_20_body">
      <style:text-properties officeooo:rsid="00830e01" officeooo:paragraph-rsid="00830e01"/>
    </style:style>
    <style:style style:name="P62" style:family="paragraph" style:parent-style-name="Text_20_body">
      <style:text-properties officeooo:rsid="008552a4" officeooo:paragraph-rsid="008552a4"/>
    </style:style>
    <style:style style:name="P63" style:family="paragraph" style:parent-style-name="Text_20_body">
      <style:text-properties officeooo:rsid="0085cd7a" officeooo:paragraph-rsid="0085cd7a"/>
    </style:style>
    <style:style style:name="P64" style:family="paragraph" style:parent-style-name="Text_20_body">
      <style:text-properties officeooo:rsid="00888371" officeooo:paragraph-rsid="00888371"/>
    </style:style>
    <style:style style:name="P65" style:family="paragraph" style:parent-style-name="Text_20_body">
      <style:text-properties officeooo:rsid="008bd238" officeooo:paragraph-rsid="008bd238"/>
    </style:style>
    <style:style style:name="P66" style:family="paragraph" style:parent-style-name="Text_20_body">
      <style:text-properties officeooo:rsid="008e6c62" officeooo:paragraph-rsid="008e6c62"/>
    </style:style>
    <style:style style:name="P67" style:family="paragraph" style:parent-style-name="Text_20_body">
      <style:text-properties officeooo:rsid="00901411" officeooo:paragraph-rsid="00901411"/>
    </style:style>
    <style:style style:name="P68" style:family="paragraph" style:parent-style-name="Text_20_body">
      <style:text-properties officeooo:rsid="00919c04" officeooo:paragraph-rsid="00919c04"/>
    </style:style>
    <style:style style:name="P69" style:family="paragraph" style:parent-style-name="Text_20_body">
      <style:text-properties officeooo:rsid="0096dc84" officeooo:paragraph-rsid="0096dc84"/>
    </style:style>
    <style:style style:name="P70" style:family="paragraph" style:parent-style-name="Text_20_body">
      <style:text-properties officeooo:rsid="009f0e58" officeooo:paragraph-rsid="009f0e58"/>
    </style:style>
    <style:style style:name="P71" style:family="paragraph" style:parent-style-name="Text_20_body">
      <style:text-properties officeooo:rsid="00a1648e" officeooo:paragraph-rsid="00a1648e"/>
    </style:style>
    <style:style style:name="P72" style:family="paragraph" style:parent-style-name="Text_20_body">
      <style:text-properties officeooo:rsid="00a2e375" officeooo:paragraph-rsid="00a2e375"/>
    </style:style>
    <style:style style:name="P73" style:family="paragraph" style:parent-style-name="Text_20_body">
      <style:text-properties officeooo:rsid="00a350cf" officeooo:paragraph-rsid="00a350cf"/>
    </style:style>
    <style:style style:name="P74" style:family="paragraph" style:parent-style-name="Text_20_body">
      <style:text-properties officeooo:rsid="00a4e960" officeooo:paragraph-rsid="00a4e960"/>
    </style:style>
    <style:style style:name="P75" style:family="paragraph" style:parent-style-name="Text_20_body">
      <style:text-properties officeooo:rsid="00aa181f" officeooo:paragraph-rsid="00aa181f"/>
    </style:style>
    <style:style style:name="P76" style:family="paragraph" style:parent-style-name="Text_20_body">
      <style:text-properties officeooo:rsid="00158961" officeooo:paragraph-rsid="0065f9b2"/>
    </style:style>
    <style:style style:name="P77" style:family="paragraph" style:parent-style-name="Text_20_body">
      <style:text-properties officeooo:rsid="00aa9f2c" officeooo:paragraph-rsid="00aa9f2c"/>
    </style:style>
    <style:style style:name="P78" style:family="paragraph" style:parent-style-name="Text_20_body">
      <style:text-properties officeooo:rsid="00a82321" officeooo:paragraph-rsid="00a82321"/>
    </style:style>
    <style:style style:name="P79" style:family="paragraph" style:parent-style-name="Text_20_body">
      <style:text-properties officeooo:rsid="00ac6ed5" officeooo:paragraph-rsid="00ac6ed5"/>
    </style:style>
    <style:style style:name="P80" style:family="paragraph" style:parent-style-name="Text_20_body">
      <style:text-properties officeooo:rsid="00ae1ea6" officeooo:paragraph-rsid="00ae1ea6"/>
    </style:style>
    <style:style style:name="P81" style:family="paragraph" style:parent-style-name="Text_20_body">
      <style:text-properties officeooo:rsid="00b2402e" officeooo:paragraph-rsid="00b2402e"/>
    </style:style>
    <style:style style:name="P82" style:family="paragraph" style:parent-style-name="Text_20_body">
      <style:text-properties officeooo:rsid="00b7db5c" officeooo:paragraph-rsid="00b7db5c"/>
    </style:style>
    <style:style style:name="P83" style:family="paragraph" style:parent-style-name="Text_20_body">
      <style:text-properties officeooo:rsid="00ba4a65" officeooo:paragraph-rsid="00ba4a65"/>
    </style:style>
    <style:style style:name="P84" style:family="paragraph" style:parent-style-name="Text_20_body">
      <style:text-properties officeooo:rsid="00bbcc6e" officeooo:paragraph-rsid="00bbcc6e"/>
    </style:style>
    <style:style style:name="P85" style:family="paragraph" style:parent-style-name="Text_20_body">
      <style:text-properties officeooo:rsid="00bee800" officeooo:paragraph-rsid="00bee800"/>
    </style:style>
    <style:style style:name="P86" style:family="paragraph" style:parent-style-name="Text_20_body">
      <style:text-properties officeooo:rsid="00c27a23" officeooo:paragraph-rsid="00c27a23"/>
    </style:style>
    <style:style style:name="P87" style:family="paragraph" style:parent-style-name="Text_20_body">
      <style:text-properties officeooo:rsid="00c30183" officeooo:paragraph-rsid="00c30183"/>
    </style:style>
    <style:style style:name="P88" style:family="paragraph" style:parent-style-name="Text_20_body">
      <style:text-properties officeooo:rsid="00c65f55" officeooo:paragraph-rsid="00c65f55"/>
    </style:style>
    <style:style style:name="P89" style:family="paragraph" style:parent-style-name="Text_20_body">
      <style:text-properties officeooo:rsid="00ca9cea" officeooo:paragraph-rsid="00ca9cea"/>
    </style:style>
    <style:style style:name="P90" style:family="paragraph" style:parent-style-name="Text_20_body">
      <style:text-properties officeooo:paragraph-rsid="00ca9cea"/>
    </style:style>
    <style:style style:name="P91" style:family="paragraph" style:parent-style-name="Text_20_body">
      <style:text-properties officeooo:rsid="00cc14fa" officeooo:paragraph-rsid="00cc14fa"/>
    </style:style>
    <style:style style:name="P92" style:family="paragraph" style:parent-style-name="Text_20_body">
      <style:text-properties officeooo:rsid="00cc1eff" officeooo:paragraph-rsid="00cc1eff"/>
    </style:style>
    <style:style style:name="P93" style:family="paragraph" style:parent-style-name="Text_20_body">
      <style:text-properties officeooo:rsid="00cdc40d" officeooo:paragraph-rsid="00cdc40d"/>
    </style:style>
    <style:style style:name="P94" style:family="paragraph" style:parent-style-name="Text_20_body">
      <style:text-properties officeooo:rsid="00cdc40d" officeooo:paragraph-rsid="00d13c21"/>
    </style:style>
    <style:style style:name="P95" style:family="paragraph" style:parent-style-name="Text_20_body">
      <style:text-properties officeooo:paragraph-rsid="00cdc40d"/>
    </style:style>
    <style:style style:name="P96" style:family="paragraph" style:parent-style-name="Text_20_body">
      <style:text-properties officeooo:rsid="00cfc568" officeooo:paragraph-rsid="00cfc568"/>
    </style:style>
    <style:style style:name="P97" style:family="paragraph" style:parent-style-name="Text_20_body">
      <style:text-properties officeooo:paragraph-rsid="00cfc568"/>
    </style:style>
    <style:style style:name="P98" style:family="paragraph" style:parent-style-name="Text_20_body">
      <style:text-properties officeooo:rsid="00d13c21" officeooo:paragraph-rsid="00d13c21"/>
    </style:style>
    <style:style style:name="P99" style:family="paragraph" style:parent-style-name="Text_20_body">
      <style:text-properties officeooo:rsid="00d3ae87" officeooo:paragraph-rsid="00d3ae87"/>
    </style:style>
    <style:style style:name="P100" style:family="paragraph" style:parent-style-name="Text_20_body">
      <style:text-properties officeooo:rsid="00d51d2c" officeooo:paragraph-rsid="00d51d2c"/>
    </style:style>
    <style:style style:name="P101" style:family="paragraph" style:parent-style-name="Text_20_body">
      <style:text-properties officeooo:rsid="00d5228e" officeooo:paragraph-rsid="00d5228e"/>
    </style:style>
    <style:style style:name="P102" style:family="paragraph" style:parent-style-name="Text_20_body">
      <style:text-properties officeooo:rsid="00d5c214" officeooo:paragraph-rsid="00d5c214"/>
    </style:style>
    <style:style style:name="P103" style:family="paragraph" style:parent-style-name="Text_20_body">
      <style:text-properties officeooo:paragraph-rsid="00d5c214"/>
    </style:style>
    <style:style style:name="P104" style:family="paragraph" style:parent-style-name="Text_20_body">
      <style:text-properties officeooo:rsid="00d6d5ce" officeooo:paragraph-rsid="00d6d5ce"/>
    </style:style>
    <style:style style:name="P105" style:family="paragraph" style:parent-style-name="Text_20_body">
      <style:text-properties officeooo:rsid="00d77829" officeooo:paragraph-rsid="00d77829"/>
    </style:style>
    <style:style style:name="P106" style:family="paragraph" style:parent-style-name="Text_20_body">
      <style:text-properties officeooo:rsid="00d781d0" officeooo:paragraph-rsid="00d781d0"/>
    </style:style>
    <style:style style:name="P107" style:family="paragraph" style:parent-style-name="Text_20_body">
      <style:text-properties officeooo:rsid="00dce7ba" officeooo:paragraph-rsid="00dce7ba"/>
    </style:style>
    <style:style style:name="P108" style:family="paragraph" style:parent-style-name="Title">
      <style:text-properties officeooo:rsid="000b7895" officeooo:paragraph-rsid="000b7895"/>
    </style:style>
    <style:style style:name="P109" style:family="paragraph" style:parent-style-name="Table_20_Contents">
      <style:text-properties officeooo:rsid="004a37ab" officeooo:paragraph-rsid="004a37ab"/>
    </style:style>
    <style:style style:name="P110" style:family="paragraph" style:parent-style-name="Table_20_Contents">
      <style:text-properties fo:font-weight="normal" officeooo:rsid="004ef366" officeooo:paragraph-rsid="004ef366" style:font-weight-asian="normal" style:font-weight-complex="normal"/>
    </style:style>
    <style:style style:name="P111" style:family="paragraph" style:parent-style-name="Table_20_Contents">
      <style:text-properties fo:font-weight="normal" officeooo:rsid="005e9fef" officeooo:paragraph-rsid="005e9fef" style:font-weight-asian="normal" style:font-weight-complex="normal"/>
    </style:style>
    <style:style style:name="P112" style:family="paragraph" style:parent-style-name="Table_20_Contents">
      <style:text-properties officeooo:rsid="0051d535" officeooo:paragraph-rsid="0051d535"/>
    </style:style>
    <style:style style:name="P113" style:family="paragraph" style:parent-style-name="Table_20_Contents">
      <style:text-properties officeooo:rsid="0053a457" officeooo:paragraph-rsid="0053a457"/>
    </style:style>
    <style:style style:name="P114" style:family="paragraph" style:parent-style-name="Table_20_Contents">
      <style:text-properties officeooo:rsid="0053ad02" officeooo:paragraph-rsid="0053ad02"/>
    </style:style>
    <style:style style:name="P115" style:family="paragraph" style:parent-style-name="Table_20_Contents">
      <style:text-properties officeooo:rsid="0054c911" officeooo:paragraph-rsid="0054c911"/>
    </style:style>
    <style:style style:name="P116" style:family="paragraph" style:parent-style-name="Table_20_Contents">
      <style:text-properties officeooo:rsid="005f379e" officeooo:paragraph-rsid="005f379e"/>
    </style:style>
    <style:style style:name="P117" style:family="paragraph" style:parent-style-name="Table_20_Contents">
      <style:text-properties officeooo:rsid="005f6194" officeooo:paragraph-rsid="005f6194"/>
    </style:style>
    <style:style style:name="P118" style:family="paragraph" style:parent-style-name="Table_20_Contents">
      <style:text-properties officeooo:rsid="00655185" officeooo:paragraph-rsid="00655185"/>
    </style:style>
    <style:style style:name="P119" style:family="paragraph" style:parent-style-name="Table_20_Contents">
      <style:text-properties officeooo:rsid="0065f9b2" officeooo:paragraph-rsid="0065f9b2"/>
    </style:style>
    <style:style style:name="P120" style:family="paragraph" style:parent-style-name="Table_20_Contents">
      <style:text-properties officeooo:rsid="00693555" officeooo:paragraph-rsid="00693555"/>
    </style:style>
    <style:style style:name="P121" style:family="paragraph" style:parent-style-name="Table_20_Contents">
      <style:text-properties officeooo:rsid="00693555" officeooo:paragraph-rsid="007137e2"/>
    </style:style>
    <style:style style:name="P122" style:family="paragraph" style:parent-style-name="Table_20_Contents">
      <style:text-properties officeooo:rsid="006b3769" officeooo:paragraph-rsid="006b3769"/>
    </style:style>
    <style:style style:name="P123" style:family="paragraph" style:parent-style-name="Table_20_Contents">
      <style:text-properties officeooo:rsid="006f052a" officeooo:paragraph-rsid="006f052a"/>
    </style:style>
    <style:style style:name="P124" style:family="paragraph" style:parent-style-name="Table_20_Contents">
      <style:text-properties officeooo:rsid="007137e2" officeooo:paragraph-rsid="007137e2"/>
    </style:style>
    <style:style style:name="P125" style:family="paragraph" style:parent-style-name="Table_20_Contents">
      <style:text-properties officeooo:rsid="0076a0f9" officeooo:paragraph-rsid="0076a0f9"/>
    </style:style>
    <style:style style:name="P126" style:family="paragraph" style:parent-style-name="Table_20_Contents">
      <style:text-properties officeooo:rsid="0076a0f9" officeooo:paragraph-rsid="00c4d0de"/>
    </style:style>
    <style:style style:name="P127" style:family="paragraph" style:parent-style-name="Table_20_Contents">
      <style:text-properties officeooo:rsid="007d7c2a" officeooo:paragraph-rsid="007d7c2a"/>
    </style:style>
    <style:style style:name="P128" style:family="paragraph" style:parent-style-name="Table_20_Contents">
      <style:text-properties officeooo:rsid="007e01fd" officeooo:paragraph-rsid="007e01fd"/>
    </style:style>
    <style:style style:name="P129" style:family="paragraph" style:parent-style-name="Table_20_Contents">
      <style:text-properties officeooo:rsid="008000e7" officeooo:paragraph-rsid="008000e7"/>
    </style:style>
    <style:style style:name="P130" style:family="paragraph" style:parent-style-name="Table_20_Contents">
      <style:text-properties officeooo:rsid="00830e01" officeooo:paragraph-rsid="00830e01"/>
    </style:style>
    <style:style style:name="P131" style:family="paragraph" style:parent-style-name="Table_20_Contents">
      <style:text-properties officeooo:rsid="00830e01" officeooo:paragraph-rsid="00888371"/>
    </style:style>
    <style:style style:name="P132" style:family="paragraph" style:parent-style-name="Table_20_Contents">
      <style:text-properties officeooo:rsid="008552a4" officeooo:paragraph-rsid="00892386"/>
    </style:style>
    <style:style style:name="P133" style:family="paragraph" style:parent-style-name="Table_20_Contents">
      <style:text-properties officeooo:rsid="0085cd7a" officeooo:paragraph-rsid="0085cd7a"/>
    </style:style>
    <style:style style:name="P134" style:family="paragraph" style:parent-style-name="Table_20_Contents">
      <style:text-properties officeooo:rsid="00888371" officeooo:paragraph-rsid="00888371"/>
    </style:style>
    <style:style style:name="P135" style:family="paragraph" style:parent-style-name="Table_20_Contents">
      <style:text-properties officeooo:rsid="00892386" officeooo:paragraph-rsid="00892386"/>
    </style:style>
    <style:style style:name="P136" style:family="paragraph" style:parent-style-name="Table_20_Contents">
      <style:text-properties officeooo:rsid="008bd238" officeooo:paragraph-rsid="008bd238"/>
    </style:style>
    <style:style style:name="P137" style:family="paragraph" style:parent-style-name="Table_20_Contents">
      <style:text-properties officeooo:rsid="008e6c62" officeooo:paragraph-rsid="008e6c62"/>
    </style:style>
    <style:style style:name="P138" style:family="paragraph" style:parent-style-name="Table_20_Contents">
      <style:text-properties officeooo:rsid="008e6c62" officeooo:paragraph-rsid="00949a36"/>
    </style:style>
    <style:style style:name="P139" style:family="paragraph" style:parent-style-name="Table_20_Contents">
      <style:text-properties officeooo:rsid="00901411" officeooo:paragraph-rsid="00901411"/>
    </style:style>
    <style:style style:name="P140" style:family="paragraph" style:parent-style-name="Table_20_Contents">
      <style:text-properties officeooo:rsid="00901411" officeooo:paragraph-rsid="00919c04"/>
    </style:style>
    <style:style style:name="P141" style:family="paragraph" style:parent-style-name="Table_20_Contents">
      <style:text-properties officeooo:rsid="0036e120" officeooo:paragraph-rsid="00919c04"/>
    </style:style>
    <style:style style:name="P142" style:family="paragraph" style:parent-style-name="Table_20_Contents">
      <style:text-properties officeooo:rsid="00919c04" officeooo:paragraph-rsid="00919c04"/>
    </style:style>
    <style:style style:name="P143" style:family="paragraph" style:parent-style-name="Table_20_Contents">
      <style:text-properties officeooo:rsid="0092c83e" officeooo:paragraph-rsid="0092c83e"/>
    </style:style>
    <style:style style:name="P144" style:family="paragraph" style:parent-style-name="Table_20_Contents">
      <style:text-properties officeooo:rsid="009f0e58" officeooo:paragraph-rsid="009f0e58"/>
    </style:style>
    <style:style style:name="P145" style:family="paragraph" style:parent-style-name="Table_20_Contents">
      <style:text-properties officeooo:rsid="00a1648e" officeooo:paragraph-rsid="00a1648e"/>
    </style:style>
    <style:style style:name="P146" style:family="paragraph" style:parent-style-name="Table_20_Contents">
      <style:text-properties officeooo:rsid="00a2e375" officeooo:paragraph-rsid="00a2e375"/>
    </style:style>
    <style:style style:name="P147" style:family="paragraph" style:parent-style-name="Table_20_Contents">
      <style:text-properties officeooo:rsid="00a350cf" officeooo:paragraph-rsid="00a350cf"/>
    </style:style>
    <style:style style:name="P148" style:family="paragraph" style:parent-style-name="Table_20_Contents">
      <style:text-properties officeooo:rsid="00a4e960" officeooo:paragraph-rsid="00a4e960"/>
    </style:style>
    <style:style style:name="P149" style:family="paragraph" style:parent-style-name="Table_20_Contents">
      <style:text-properties officeooo:rsid="004a8ddf"/>
    </style:style>
    <style:style style:name="P150" style:family="paragraph" style:parent-style-name="Table_20_Contents">
      <style:text-properties officeooo:rsid="00a6bcc0" officeooo:paragraph-rsid="00a6bcc0"/>
    </style:style>
    <style:style style:name="P151" style:family="paragraph" style:parent-style-name="Table_20_Contents">
      <style:text-properties officeooo:rsid="00aa9f2c" officeooo:paragraph-rsid="00aa9f2c"/>
    </style:style>
    <style:style style:name="P152" style:family="paragraph" style:parent-style-name="Table_20_Contents">
      <style:text-properties officeooo:rsid="00ac6ed5" officeooo:paragraph-rsid="00ac6ed5"/>
    </style:style>
    <style:style style:name="P153" style:family="paragraph" style:parent-style-name="Table_20_Contents">
      <style:text-properties officeooo:rsid="00ae82da" officeooo:paragraph-rsid="00ae82da"/>
    </style:style>
    <style:style style:name="P154" style:family="paragraph" style:parent-style-name="Table_20_Contents">
      <style:text-properties officeooo:rsid="00afa728" officeooo:paragraph-rsid="00afa728"/>
    </style:style>
    <style:style style:name="P155" style:family="paragraph" style:parent-style-name="Table_20_Contents">
      <style:text-properties officeooo:rsid="00b2402e" officeooo:paragraph-rsid="00b2402e"/>
    </style:style>
    <style:style style:name="P156" style:family="paragraph" style:parent-style-name="Table_20_Contents">
      <style:text-properties officeooo:rsid="00b56b9a" officeooo:paragraph-rsid="00b56b9a"/>
    </style:style>
    <style:style style:name="P157" style:family="paragraph" style:parent-style-name="Table_20_Contents">
      <style:text-properties officeooo:rsid="00b63062" officeooo:paragraph-rsid="00b63062"/>
    </style:style>
    <style:style style:name="P158" style:family="paragraph" style:parent-style-name="Table_20_Contents">
      <style:text-properties officeooo:rsid="00b7db5c" officeooo:paragraph-rsid="00b7db5c"/>
    </style:style>
    <style:style style:name="P159" style:family="paragraph" style:parent-style-name="Table_20_Contents">
      <style:text-properties officeooo:rsid="00b88427" officeooo:paragraph-rsid="00b88427"/>
    </style:style>
    <style:style style:name="P160" style:family="paragraph" style:parent-style-name="Table_20_Contents">
      <style:text-properties officeooo:rsid="00ba4a65" officeooo:paragraph-rsid="00ba4a65"/>
    </style:style>
    <style:style style:name="P161" style:family="paragraph" style:parent-style-name="Table_20_Contents">
      <style:text-properties officeooo:rsid="00bee800" officeooo:paragraph-rsid="00bee800"/>
    </style:style>
    <style:style style:name="P162" style:family="paragraph" style:parent-style-name="Table_20_Contents">
      <style:text-properties style:font-name="Liberation Serif" fo:font-size="12pt" style:font-size-asian="12pt" style:font-size-complex="12pt"/>
    </style:style>
    <style:style style:name="P163" style:family="paragraph" style:parent-style-name="Table_20_Contents">
      <style:text-properties officeooo:rsid="00c27a23" officeooo:paragraph-rsid="00c65f55"/>
    </style:style>
    <style:style style:name="P164" style:family="paragraph" style:parent-style-name="Table_20_Contents">
      <style:text-properties officeooo:rsid="00ca9cea" officeooo:paragraph-rsid="00ca9cea"/>
    </style:style>
    <style:style style:name="P165" style:family="paragraph" style:parent-style-name="Table_20_Contents">
      <style:text-properties officeooo:rsid="00cc1eff" officeooo:paragraph-rsid="00cc1eff"/>
    </style:style>
    <style:style style:name="P166" style:family="paragraph" style:parent-style-name="Table_20_Contents">
      <style:text-properties officeooo:rsid="00cc1eff" officeooo:paragraph-rsid="00d052dc"/>
    </style:style>
    <style:style style:name="P167" style:family="paragraph" style:parent-style-name="Table_20_Contents">
      <style:text-properties officeooo:rsid="00cdc40d" officeooo:paragraph-rsid="00cdc40d"/>
    </style:style>
    <style:style style:name="P168" style:family="paragraph" style:parent-style-name="Table_20_Contents">
      <style:text-properties officeooo:rsid="00cfc568" officeooo:paragraph-rsid="00cfc568"/>
    </style:style>
    <style:style style:name="P169" style:family="paragraph" style:parent-style-name="Table_20_Contents">
      <style:text-properties officeooo:rsid="00d13c21" officeooo:paragraph-rsid="00d13c21"/>
    </style:style>
    <style:style style:name="P170" style:family="paragraph" style:parent-style-name="Table_20_Contents">
      <style:text-properties officeooo:rsid="00d5228e" officeooo:paragraph-rsid="00d5228e"/>
    </style:style>
    <style:style style:name="P171" style:family="paragraph" style:parent-style-name="Table_20_Contents">
      <style:text-properties officeooo:rsid="00d53ee3" officeooo:paragraph-rsid="00d53ee3"/>
    </style:style>
    <style:style style:name="P172" style:family="paragraph" style:parent-style-name="Table_20_Contents">
      <style:text-properties officeooo:rsid="00d6d5ce" officeooo:paragraph-rsid="00d6d5ce"/>
    </style:style>
    <style:style style:name="P173" style:family="paragraph" style:parent-style-name="Table_20_Contents">
      <style:text-properties officeooo:rsid="00d77829" officeooo:paragraph-rsid="00d77829"/>
    </style:style>
    <style:style style:name="P174" style:family="paragraph" style:parent-style-name="Table_20_Contents">
      <style:text-properties officeooo:rsid="00dce7ba" officeooo:paragraph-rsid="00dce7ba"/>
    </style:style>
    <style:style style:name="P175" style:family="paragraph" style:parent-style-name="Text_20_body">
      <style:paragraph-properties fo:break-before="page"/>
      <style:text-properties fo:font-weight="normal" officeooo:rsid="0054c911" officeooo:paragraph-rsid="0054c911" style:font-weight-asian="normal" style:font-weight-complex="normal"/>
    </style:style>
    <style:style style:name="P176" style:family="paragraph" style:parent-style-name="Text_20_body">
      <style:paragraph-properties fo:break-before="page"/>
      <style:text-properties officeooo:rsid="00dce7ba" officeooo:paragraph-rsid="00dce7ba"/>
    </style:style>
    <style:style style:name="P177" style:family="paragraph" style:parent-style-name="Text_20_body" style:list-style-name="L1">
      <style:text-properties officeooo:rsid="00132f0c" officeooo:paragraph-rsid="00132f0c"/>
    </style:style>
    <style:style style:name="P178" style:family="paragraph" style:parent-style-name="Text_20_body" style:list-style-name="L1">
      <style:text-properties officeooo:rsid="0043d94a" officeooo:paragraph-rsid="0043d94a"/>
    </style:style>
    <style:style style:name="P179" style:family="paragraph" style:parent-style-name="Text_20_body" style:list-style-name="L1">
      <style:text-properties fo:font-variant="normal" fo:text-transform="none" fo:color="#333333" fo:letter-spacing="normal" officeooo:rsid="00b52f72" officeooo:paragraph-rsid="00b52f72"/>
    </style:style>
    <style:style style:name="P180" style:family="paragraph" style:parent-style-name="Text_20_body" style:list-style-name="L1">
      <style:text-properties fo:font-variant="normal" fo:text-transform="none" fo:color="#4078c0" style:text-line-through-style="none" style:text-line-through-type="none" style:font-name="Helvetica Neue" fo:font-size="12pt" fo:letter-spacing="normal" fo:font-style="normal" style:text-underline-style="none" fo:font-weight="normal" officeooo:rsid="0043d94a" officeooo:paragraph-rsid="0043d94a" style:text-blinking="false"/>
    </style:style>
    <style:style style:name="P181" style:family="paragraph" style:parent-style-name="Text_20_body" style:list-style-name="L4">
      <style:text-properties fo:font-variant="normal" fo:text-transform="none" fo:color="#000000" style:font-name="Liberation Serif" fo:font-size="12pt" fo:letter-spacing="normal" fo:font-style="normal" fo:font-weight="normal" officeooo:paragraph-rsid="00a0abd3" style:font-size-asian="12pt" style:font-size-complex="12pt"/>
    </style:style>
    <style:style style:name="P182" style:family="paragraph" style:parent-style-name="Text_20_body" style:list-style-name="L4">
      <style:text-properties fo:font-variant="normal" fo:text-transform="none" fo:color="#000000" style:font-name="Liberation Serif" fo:font-size="12pt" fo:letter-spacing="normal" fo:font-style="normal" fo:font-weight="normal" officeooo:rsid="0043c693" officeooo:paragraph-rsid="00a0abd3" style:font-size-asian="12pt" style:font-size-complex="12pt"/>
    </style:style>
    <style:style style:name="P183" style:family="paragraph" style:parent-style-name="Text_20_body" style:list-style-name="L4">
      <style:text-properties fo:font-variant="normal" fo:text-transform="none" fo:color="#000000" style:font-name="Liberation Serif" fo:font-size="12pt" fo:letter-spacing="normal" fo:font-style="normal" fo:font-weight="normal" officeooo:rsid="0043c693" officeooo:paragraph-rsid="00a0abd3" style:font-size-asian="12pt" style:font-weight-asian="normal" style:font-size-complex="12pt" style:font-weight-complex="normal"/>
    </style:style>
    <style:style style:name="P184" style:family="paragraph" style:parent-style-name="Text_20_body" style:list-style-name="L2">
      <style:text-properties officeooo:rsid="0011c299" officeooo:paragraph-rsid="0011c299"/>
    </style:style>
    <style:style style:name="P185" style:family="paragraph" style:parent-style-name="Text_20_body" style:list-style-name="L3">
      <style:text-properties officeooo:rsid="004ef366" officeooo:paragraph-rsid="004ef366"/>
    </style:style>
    <style:style style:name="P186" style:family="paragraph" style:parent-style-name="Text_20_body" style:list-style-name="L5">
      <style:text-properties officeooo:rsid="00d51d2c" officeooo:paragraph-rsid="00d51d2c"/>
    </style:style>
    <style:style style:name="P187" style:family="paragraph" style:parent-style-name="Text_20_body">
      <style:text-properties officeooo:rsid="0065f9b2" officeooo:paragraph-rsid="0065f9b2"/>
    </style:style>
    <style:style style:name="P188" style:family="paragraph" style:parent-style-name="Text_20_body">
      <style:text-properties officeooo:rsid="00e01f8a" officeooo:paragraph-rsid="00e01f8a"/>
    </style:style>
    <style:style style:name="P189" style:family="paragraph" style:parent-style-name="Text_20_body">
      <style:text-properties officeooo:paragraph-rsid="00e01f8a"/>
    </style:style>
    <style:style style:name="P190" style:family="paragraph" style:parent-style-name="Heading_20_1">
      <style:text-properties officeooo:rsid="0043c693" officeooo:paragraph-rsid="0043c693"/>
    </style:style>
    <style:style style:name="P191" style:family="paragraph" style:parent-style-name="Heading_20_1">
      <style:text-properties officeooo:rsid="0011c299" officeooo:paragraph-rsid="0011c299"/>
    </style:style>
    <style:style style:name="P192" style:family="paragraph" style:parent-style-name="Heading_20_1">
      <style:text-properties officeooo:rsid="000b7895" officeooo:paragraph-rsid="000b7895"/>
    </style:style>
    <style:style style:name="P193" style:family="paragraph" style:parent-style-name="Heading_20_1" style:list-style-name="">
      <style:text-properties officeooo:paragraph-rsid="00274e77"/>
    </style:style>
    <style:style style:name="P194" style:family="paragraph" style:parent-style-name="Heading_20_1" style:list-style-name="">
      <style:text-properties officeooo:rsid="00c30183" officeooo:paragraph-rsid="00c30183"/>
    </style:style>
    <style:style style:name="P195" style:family="paragraph" style:parent-style-name="Heading_20_1" style:list-style-name="">
      <style:text-properties officeooo:rsid="0036e120" officeooo:paragraph-rsid="0036e120"/>
    </style:style>
    <style:style style:name="P196" style:family="paragraph" style:parent-style-name="Heading_20_1">
      <style:paragraph-properties fo:break-before="page"/>
      <style:text-properties officeooo:rsid="00134fd0" officeooo:paragraph-rsid="00134fd0"/>
    </style:style>
    <style:style style:name="P197" style:family="paragraph" style:parent-style-name="Heading_20_3">
      <style:text-properties officeooo:rsid="003dca8f" officeooo:paragraph-rsid="003dca8f"/>
    </style:style>
    <style:style style:name="P198" style:family="paragraph" style:parent-style-name="Heading_20_3">
      <style:text-properties officeooo:rsid="004a8ddf" officeooo:paragraph-rsid="004a8ddf"/>
    </style:style>
    <style:style style:name="P199" style:family="paragraph" style:parent-style-name="Heading_20_3">
      <style:text-properties officeooo:rsid="006f052a" officeooo:paragraph-rsid="003def71"/>
    </style:style>
    <style:style style:name="P200" style:family="paragraph" style:parent-style-name="Heading_20_3">
      <style:text-properties officeooo:rsid="006f052a" officeooo:paragraph-rsid="006f052a"/>
    </style:style>
    <style:style style:name="P201" style:family="paragraph" style:parent-style-name="Heading_20_3">
      <style:text-properties officeooo:rsid="002ec711" officeooo:paragraph-rsid="00274e77"/>
    </style:style>
    <style:style style:name="P202" style:family="paragraph" style:parent-style-name="Heading_20_3">
      <style:text-properties officeooo:rsid="004574fe" officeooo:paragraph-rsid="004574fe"/>
    </style:style>
    <style:style style:name="P203" style:family="paragraph" style:parent-style-name="Heading_20_3">
      <style:text-properties fo:font-weight="normal" officeooo:rsid="004574fe" officeooo:paragraph-rsid="004574fe" style:font-weight-asian="normal" style:font-weight-complex="normal"/>
    </style:style>
    <style:style style:name="P204" style:family="paragraph" style:parent-style-name="Heading_20_3">
      <style:text-properties fo:font-weight="normal" officeooo:rsid="0047e7fd" officeooo:paragraph-rsid="0047e7fd" style:font-weight-asian="normal" style:font-weight-complex="normal"/>
    </style:style>
    <style:style style:name="P205" style:family="paragraph" style:parent-style-name="Heading_20_3">
      <style:text-properties fo:font-weight="normal" officeooo:rsid="0076a0f9" officeooo:paragraph-rsid="0076a0f9" style:font-weight-asian="normal" style:font-weight-complex="normal"/>
    </style:style>
    <style:style style:name="P206" style:family="paragraph" style:parent-style-name="Heading_20_3">
      <style:text-properties fo:font-weight="normal" officeooo:rsid="00b56b9a" officeooo:paragraph-rsid="00b56b9a" style:font-weight-asian="normal" style:font-weight-complex="normal"/>
    </style:style>
    <style:style style:name="P207" style:family="paragraph" style:parent-style-name="Heading_20_3">
      <style:text-properties officeooo:rsid="007d7c2a" officeooo:paragraph-rsid="007d7c2a"/>
    </style:style>
    <style:style style:name="P208" style:family="paragraph" style:parent-style-name="Heading_20_3">
      <style:text-properties officeooo:rsid="008000e7" officeooo:paragraph-rsid="008000e7"/>
    </style:style>
    <style:style style:name="P209" style:family="paragraph" style:parent-style-name="Heading_20_3">
      <style:text-properties officeooo:rsid="004ef366" officeooo:paragraph-rsid="004ef366"/>
    </style:style>
    <style:style style:name="P210" style:family="paragraph" style:parent-style-name="Heading_20_3">
      <style:text-properties officeooo:rsid="0051d535" officeooo:paragraph-rsid="0051d535"/>
    </style:style>
    <style:style style:name="P211" style:family="paragraph" style:parent-style-name="Heading_20_3">
      <style:text-properties officeooo:rsid="0053a457" officeooo:paragraph-rsid="0053a457"/>
    </style:style>
    <style:style style:name="P212" style:family="paragraph" style:parent-style-name="Heading_20_3" style:list-style-name="">
      <style:text-properties officeooo:rsid="0053ad02" officeooo:paragraph-rsid="0053ad02"/>
    </style:style>
    <style:style style:name="P213" style:family="paragraph" style:parent-style-name="Heading_20_3">
      <style:text-properties officeooo:rsid="0054c911"/>
    </style:style>
    <style:style style:name="P214" style:family="paragraph" style:parent-style-name="Heading_20_3">
      <style:text-properties officeooo:rsid="00c27a23" officeooo:paragraph-rsid="00c27a23"/>
    </style:style>
    <style:style style:name="P215" style:family="paragraph" style:parent-style-name="Heading_20_3">
      <style:text-properties officeooo:rsid="00ac6ed5" officeooo:paragraph-rsid="00ac6ed5"/>
    </style:style>
    <style:style style:name="P216" style:family="paragraph" style:parent-style-name="Heading_20_3">
      <style:text-properties officeooo:rsid="00b2402e"/>
    </style:style>
    <style:style style:name="P217" style:family="paragraph" style:parent-style-name="Heading_20_3">
      <style:text-properties officeooo:rsid="00aa9f2c" officeooo:paragraph-rsid="00aa9f2c"/>
    </style:style>
    <style:style style:name="P218" style:family="paragraph" style:parent-style-name="Heading_20_3">
      <style:text-properties officeooo:rsid="00655185" officeooo:paragraph-rsid="00655185"/>
    </style:style>
    <style:style style:name="P219" style:family="paragraph" style:parent-style-name="Heading_20_3">
      <style:text-properties officeooo:rsid="0065f9b2"/>
    </style:style>
    <style:style style:name="P220" style:family="paragraph" style:parent-style-name="Heading_20_3">
      <style:text-properties officeooo:rsid="00693555" officeooo:paragraph-rsid="00693555"/>
    </style:style>
    <style:style style:name="P221" style:family="paragraph" style:parent-style-name="Heading_20_3">
      <style:text-properties officeooo:rsid="006b3769"/>
    </style:style>
    <style:style style:name="P222" style:family="paragraph" style:parent-style-name="Heading_20_3">
      <style:text-properties officeooo:rsid="00ba4a65" officeooo:paragraph-rsid="00ba4a65"/>
    </style:style>
    <style:style style:name="P223" style:family="paragraph" style:parent-style-name="Heading_20_3">
      <style:text-properties officeooo:rsid="00bee800" officeooo:paragraph-rsid="00bee800"/>
    </style:style>
    <style:style style:name="P224" style:family="paragraph" style:parent-style-name="Heading_20_3" style:list-style-name="">
      <style:text-properties officeooo:rsid="00901411" officeooo:paragraph-rsid="00901411"/>
    </style:style>
    <style:style style:name="P225" style:family="paragraph" style:parent-style-name="Heading_20_3">
      <style:text-properties officeooo:rsid="00830e01" officeooo:paragraph-rsid="00830e01"/>
    </style:style>
    <style:style style:name="P226" style:family="paragraph" style:parent-style-name="Heading_20_3">
      <style:text-properties officeooo:rsid="008552a4" officeooo:paragraph-rsid="008552a4"/>
    </style:style>
    <style:style style:name="P227" style:family="paragraph" style:parent-style-name="Heading_20_3">
      <style:text-properties officeooo:rsid="008bd238" officeooo:paragraph-rsid="008bd238"/>
    </style:style>
    <style:style style:name="P228" style:family="paragraph" style:parent-style-name="Heading_20_3">
      <style:text-properties officeooo:rsid="008e6c62" officeooo:paragraph-rsid="008e6c62"/>
    </style:style>
    <style:style style:name="P229" style:family="paragraph" style:parent-style-name="Heading_20_3">
      <style:text-properties officeooo:rsid="009f0e58" officeooo:paragraph-rsid="009f0e58"/>
    </style:style>
    <style:style style:name="P230" style:family="paragraph" style:parent-style-name="Heading_20_3">
      <style:text-properties officeooo:rsid="00a1648e" officeooo:paragraph-rsid="00a1648e"/>
    </style:style>
    <style:style style:name="P231" style:family="paragraph" style:parent-style-name="Heading_20_3">
      <style:text-properties officeooo:rsid="00a2e375" officeooo:paragraph-rsid="00a2e375"/>
    </style:style>
    <style:style style:name="P232" style:family="paragraph" style:parent-style-name="Heading_20_3">
      <style:text-properties officeooo:rsid="00a4e960" officeooo:paragraph-rsid="00a4e960"/>
    </style:style>
    <style:style style:name="P233" style:family="paragraph" style:parent-style-name="Heading_20_3">
      <style:text-properties officeooo:rsid="00d052dc" officeooo:paragraph-rsid="00d052dc"/>
    </style:style>
    <style:style style:name="P234" style:family="paragraph" style:parent-style-name="Heading_20_3">
      <style:text-properties officeooo:rsid="00d5228e" officeooo:paragraph-rsid="00d5228e"/>
    </style:style>
    <style:style style:name="P235" style:family="paragraph" style:parent-style-name="Heading_20_3">
      <style:text-properties officeooo:rsid="00d5c214" officeooo:paragraph-rsid="00d5c214"/>
    </style:style>
    <style:style style:name="P236" style:family="paragraph" style:parent-style-name="Heading_20_3">
      <style:text-properties officeooo:rsid="00d781d0" officeooo:paragraph-rsid="00d781d0"/>
    </style:style>
    <style:style style:name="P237" style:family="paragraph" style:parent-style-name="Heading_20_3">
      <style:text-properties officeooo:rsid="00d77829" officeooo:paragraph-rsid="00d77829"/>
    </style:style>
    <style:style style:name="P238" style:family="paragraph" style:parent-style-name="Heading_20_3">
      <style:text-properties officeooo:rsid="00dce7ba" officeooo:paragraph-rsid="00dce7ba"/>
    </style:style>
    <style:style style:name="P239" style:family="paragraph" style:parent-style-name="Heading_20_3" style:list-style-name="">
      <style:text-properties officeooo:rsid="00e01f8a" officeooo:paragraph-rsid="00e01f8a"/>
    </style:style>
    <style:style style:name="P240" style:family="paragraph" style:parent-style-name="Heading_20_3">
      <style:paragraph-properties fo:break-before="page"/>
    </style:style>
    <style:style style:name="P241" style:family="paragraph" style:parent-style-name="Heading_20_3">
      <style:paragraph-properties fo:break-before="page"/>
      <style:text-properties officeooo:rsid="0053ad02" officeooo:paragraph-rsid="0053ad02"/>
    </style:style>
    <style:style style:name="P242" style:family="paragraph" style:parent-style-name="Heading_20_3">
      <style:paragraph-properties fo:break-before="page"/>
      <style:text-properties officeooo:rsid="00901411" officeooo:paragraph-rsid="00901411"/>
    </style:style>
    <style:style style:name="P243" style:family="paragraph" style:parent-style-name="Heading_20_3">
      <style:paragraph-properties fo:break-before="page"/>
      <style:text-properties officeooo:rsid="00cdc40d" officeooo:paragraph-rsid="00cdc40d"/>
    </style:style>
    <style:style style:name="P244" style:family="paragraph" style:parent-style-name="Heading_20_3">
      <style:paragraph-properties fo:break-before="page"/>
      <style:text-properties officeooo:rsid="00d13c21" officeooo:paragraph-rsid="00d13c21"/>
    </style:style>
    <style:style style:name="P245" style:family="paragraph" style:parent-style-name="Heading_20_3">
      <style:paragraph-properties fo:break-before="page"/>
      <style:text-properties officeooo:rsid="00e01f8a" officeooo:paragraph-rsid="00e01f8a"/>
    </style:style>
    <style:style style:name="P246" style:family="paragraph" style:parent-style-name="Heading_20_2">
      <style:text-properties officeooo:rsid="00aa181f" officeooo:paragraph-rsid="00aa181f"/>
    </style:style>
    <style:style style:name="P247" style:family="paragraph" style:parent-style-name="Heading_20_2">
      <style:text-properties officeooo:rsid="003892d3" officeooo:paragraph-rsid="003dca8f"/>
    </style:style>
    <style:style style:name="P248" style:family="paragraph" style:parent-style-name="Heading_20_2" style:list-style-name="">
      <style:text-properties officeooo:rsid="009e2b7a" officeooo:paragraph-rsid="009e2b7a"/>
    </style:style>
    <style:style style:name="P249" style:family="paragraph" style:parent-style-name="Heading_20_2">
      <style:paragraph-properties fo:break-before="page"/>
      <style:text-properties officeooo:rsid="004574fe" officeooo:paragraph-rsid="004574fe"/>
    </style:style>
    <style:style style:name="P250" style:family="paragraph" style:parent-style-name="Heading_20_2">
      <style:paragraph-properties fo:break-before="page"/>
      <style:text-properties officeooo:rsid="004e4358" officeooo:paragraph-rsid="004e4358"/>
    </style:style>
    <style:style style:name="P251" style:family="paragraph" style:parent-style-name="Heading_20_2">
      <style:paragraph-properties fo:break-before="page"/>
      <style:text-properties officeooo:rsid="00655185" officeooo:paragraph-rsid="00655185"/>
    </style:style>
    <style:style style:name="P252" style:family="paragraph" style:parent-style-name="Heading_20_2">
      <style:paragraph-properties fo:break-before="page"/>
      <style:text-properties officeooo:rsid="009e2b7a" officeooo:paragraph-rsid="009e2b7a"/>
    </style:style>
    <style:style style:name="P253" style:family="paragraph" style:parent-style-name="Heading_20_2">
      <style:paragraph-properties fo:break-before="page"/>
      <style:text-properties officeooo:rsid="00ca9cea" officeooo:paragraph-rsid="00ca9cea"/>
    </style:style>
    <style:style style:name="P254" style:family="paragraph" style:parent-style-name="Heading_20_2">
      <style:paragraph-properties fo:break-before="page"/>
      <style:text-properties officeooo:rsid="00d51d2c" officeooo:paragraph-rsid="00d51d2c"/>
    </style:style>
    <style:style style:name="P255" style:family="paragraph" style:parent-style-name="Contents_20_2">
      <style:paragraph-properties>
        <style:tab-stops>
          <style:tab-stop style:position="6.7283in" style:type="right" style:leader-style="dotted" style:leader-text="."/>
        </style:tab-stops>
      </style:paragraph-properties>
    </style:style>
    <style:style style:name="P256" style:family="paragraph" style:parent-style-name="Contents_20_1">
      <style:paragraph-properties>
        <style:tab-stops>
          <style:tab-stop style:position="6.9252in" style:type="right" style:leader-style="dotted" style:leader-text="."/>
        </style:tab-stops>
      </style:paragraph-properties>
    </style:style>
    <style:style style:name="P257" style:family="paragraph" style:parent-style-name="Contents_20_3">
      <style:paragraph-properties>
        <style:tab-stops>
          <style:tab-stop style:position="6.5319in" style:type="right" style:leader-style="dotted" style:leader-text="."/>
        </style:tab-stops>
      </style:paragraph-properties>
    </style:style>
    <style:style style:name="P258" style:family="paragraph" style:parent-style-name="Table_20_Contents">
      <style:text-properties officeooo:rsid="00e01f8a" officeooo:paragraph-rsid="00e01f8a"/>
    </style:style>
    <style:style style:name="T1" style:family="text">
      <style:text-properties fo:font-weight="bold" style:font-weight-asian="bold" style:font-weight-complex="bold"/>
    </style:style>
    <style:style style:name="T2" style:family="text">
      <style:text-properties fo:font-weight="bold" officeooo:rsid="004278dc" style:font-weight-asian="bold" style:font-weight-complex="bold"/>
    </style:style>
    <style:style style:name="T3" style:family="text">
      <style:text-properties fo:font-weight="bold" officeooo:rsid="0049689b" style:font-weight-asian="bold" style:font-weight-complex="bold"/>
    </style:style>
    <style:style style:name="T4" style:family="text">
      <style:text-properties fo:font-weight="bold" officeooo:rsid="007137e2" style:font-weight-asian="bold" style:font-weight-complex="bold"/>
    </style:style>
    <style:style style:name="T5" style:family="text">
      <style:text-properties fo:font-weight="bold" officeooo:rsid="00c65f55"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4278dc" style:font-weight-asian="normal" style:font-weight-complex="normal"/>
    </style:style>
    <style:style style:name="T8" style:family="text">
      <style:text-properties fo:font-weight="normal" officeooo:rsid="005f379e" style:font-weight-asian="normal" style:font-weight-complex="normal"/>
    </style:style>
    <style:style style:name="T9" style:family="text">
      <style:text-properties fo:font-weight="normal" officeooo:rsid="0047e7fd" style:font-weight-asian="normal" style:font-weight-complex="normal"/>
    </style:style>
    <style:style style:name="T10" style:family="text">
      <style:text-properties fo:font-weight="normal" officeooo:rsid="007761c3" style:font-weight-asian="normal" style:font-weight-complex="normal"/>
    </style:style>
    <style:style style:name="T11" style:family="text">
      <style:text-properties fo:font-weight="normal" officeooo:rsid="00b17f30" style:font-weight-asian="normal" style:font-weight-complex="normal"/>
    </style:style>
    <style:style style:name="T12" style:family="text">
      <style:text-properties fo:font-weight="normal" officeooo:rsid="00b63062" style:font-weight-asian="normal" style:font-weight-complex="normal"/>
    </style:style>
    <style:style style:name="T13" style:family="text">
      <style:text-properties fo:font-weight="normal" officeooo:rsid="00b7db5c" style:font-weight-asian="normal" style:font-weight-complex="normal"/>
    </style:style>
    <style:style style:name="T14" style:family="text">
      <style:text-properties fo:font-weight="normal" officeooo:rsid="00c8a8d7" style:font-weight-asian="normal" style:font-weight-complex="normal"/>
    </style:style>
    <style:style style:name="T15" style:family="text">
      <style:text-properties officeooo:rsid="0011c299"/>
    </style:style>
    <style:style style:name="T16" style:family="text">
      <style:text-properties officeooo:rsid="00397364"/>
    </style:style>
    <style:style style:name="T17" style:family="text">
      <style:text-properties officeooo:rsid="003dca8f"/>
    </style:style>
    <style:style style:name="T18"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19"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20" style:family="text">
      <style:text-properties officeooo:rsid="0041839e"/>
    </style:style>
    <style:style style:name="T21" style:family="text">
      <style:text-properties officeooo:rsid="004278dc"/>
    </style:style>
    <style:style style:name="T22" style:family="text">
      <style:text-properties officeooo:rsid="0043c693"/>
    </style:style>
    <style:style style:name="T23" style:family="text">
      <style:text-properties officeooo:rsid="0049689b"/>
    </style:style>
    <style:style style:name="T24" style:family="text">
      <style:text-properties officeooo:rsid="004e4358"/>
    </style:style>
    <style:style style:name="T25" style:family="text">
      <style:text-properties officeooo:rsid="004ef366"/>
    </style:style>
    <style:style style:name="T26" style:family="text">
      <style:text-properties officeooo:rsid="0050074b"/>
    </style:style>
    <style:style style:name="T27" style:family="text">
      <style:text-properties officeooo:rsid="005399ce"/>
    </style:style>
    <style:style style:name="T28" style:family="text">
      <style:text-properties officeooo:rsid="0058a885"/>
    </style:style>
    <style:style style:name="T29" style:family="text">
      <style:text-properties officeooo:rsid="005bb074"/>
    </style:style>
    <style:style style:name="T30" style:family="text">
      <style:text-properties officeooo:rsid="00625713"/>
    </style:style>
    <style:style style:name="T31" style:family="text">
      <style:text-properties officeooo:rsid="0065f9b2"/>
    </style:style>
    <style:style style:name="T32" style:family="text">
      <style:text-properties officeooo:rsid="006d3973"/>
    </style:style>
    <style:style style:name="T33" style:family="text">
      <style:text-properties officeooo:rsid="006d748c"/>
    </style:style>
    <style:style style:name="T34" style:family="text">
      <style:text-properties officeooo:rsid="007137e2"/>
    </style:style>
    <style:style style:name="T35" style:family="text">
      <style:text-properties officeooo:rsid="0073d990"/>
    </style:style>
    <style:style style:name="T36" style:family="text">
      <style:text-properties officeooo:rsid="00888371"/>
    </style:style>
    <style:style style:name="T37" style:family="text">
      <style:text-properties officeooo:rsid="00892386"/>
    </style:style>
    <style:style style:name="T38" style:family="text">
      <style:text-properties officeooo:rsid="008c9f3d"/>
    </style:style>
    <style:style style:name="T39" style:family="text">
      <style:text-properties officeooo:rsid="00919c04"/>
    </style:style>
    <style:style style:name="T40" style:family="text">
      <style:text-properties officeooo:rsid="0092c83e"/>
    </style:style>
    <style:style style:name="T41" style:family="text">
      <style:text-properties officeooo:rsid="00949a36"/>
    </style:style>
    <style:style style:name="T42" style:family="text">
      <style:text-properties officeooo:rsid="0097bdf9"/>
    </style:style>
    <style:style style:name="T43" style:family="text">
      <style:text-properties officeooo:rsid="009bdd19"/>
    </style:style>
    <style:style style:name="T44" style:family="text">
      <style:text-properties officeooo:rsid="009c661f"/>
    </style:style>
    <style:style style:name="T45" style:family="text">
      <style:text-properties officeooo:rsid="009f0e58"/>
    </style:style>
    <style:style style:name="T46" style:family="text">
      <style:text-properties officeooo:rsid="00b12f7c"/>
    </style:style>
    <style:style style:name="T47" style:family="text">
      <style:text-properties officeooo:rsid="00b1c22f"/>
    </style:style>
    <style:style style:name="T48" style:family="text">
      <style:text-properties officeooo:rsid="00bf503f"/>
    </style:style>
    <style:style style:name="T49" style:family="text">
      <style:text-properties officeooo:rsid="0054c911"/>
    </style:style>
    <style:style style:name="T50" style:family="text">
      <style:text-properties officeooo:rsid="00c408a3"/>
    </style:style>
    <style:style style:name="T51" style:family="text">
      <style:text-properties officeooo:rsid="00c4d0de"/>
    </style:style>
    <style:style style:name="T52" style:family="text">
      <style:text-properties officeooo:rsid="00c7461a"/>
    </style:style>
    <style:style style:name="T53" style:family="text">
      <style:text-properties officeooo:rsid="00c8a8d7"/>
    </style:style>
    <style:style style:name="T54" style:family="text">
      <style:text-properties officeooo:rsid="00cfc568"/>
    </style:style>
    <style:style style:name="T55" style:family="text">
      <style:text-properties officeooo:rsid="00d052dc"/>
    </style:style>
    <style:style style:name="T56" style:family="text">
      <style:text-properties officeooo:rsid="00d13c21"/>
    </style:style>
    <style:style style:name="T57" style:family="text">
      <style:text-properties officeooo:rsid="00d18a84"/>
    </style:style>
    <style:style style:name="T58" style:family="text">
      <style:text-properties officeooo:rsid="00d2b1a0"/>
    </style:style>
    <style:style style:name="T59" style:family="text">
      <style:text-properties officeooo:rsid="00d5228e"/>
    </style:style>
    <style:style style:name="T60" style:family="text">
      <style:text-properties officeooo:rsid="00d6d5ce"/>
    </style:style>
    <style:style style:name="T61" style:family="text">
      <style:text-properties officeooo:rsid="00655185"/>
    </style:style>
    <style:style style:name="T62" style:family="text">
      <style:text-properties officeooo:rsid="00da97f8"/>
    </style:style>
    <style:style style:name="T63" style:family="text">
      <style:text-properties officeooo:rsid="00dce7b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WebTools REST API</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56"><text:a xlink:type="simple" xlink:href="#__RefHeading__1149_221192023" text:style-name="Index_20_Link" text:visited-style-name="Index_20_Link">About WebTools<text:tab/>2</text:a></text:p>
          <text:p text:style-name="P255"><text:a xlink:type="simple" xlink:href="#__RefHeading__1973_2070553860" text:style-name="Index_20_Link" text:visited-style-name="Index_20_Link">Known Issues<text:tab/>2</text:a></text:p>
          <text:p text:style-name="P256"><text:a xlink:type="simple" xlink:href="#__RefHeading__131_1252382565" text:style-name="Index_20_Link" text:visited-style-name="Index_20_Link">About the REST API<text:tab/>3</text:a></text:p>
          <text:p text:style-name="P256"><text:a xlink:type="simple" xlink:href="#__RefHeading__133_1252382565" text:style-name="Index_20_Link" text:visited-style-name="Index_20_Link">Credits<text:tab/>3</text:a></text:p>
          <text:p text:style-name="P256"><text:a xlink:type="simple" xlink:href="#__RefHeading__135_1252382565" text:style-name="Index_20_Link" text:visited-style-name="Index_20_Link">License<text:tab/>3</text:a></text:p>
          <text:p text:style-name="P256"><text:a xlink:type="simple" xlink:href="#__RefHeading__107_1252382565" text:style-name="Index_20_Link" text:visited-style-name="Index_20_Link">Preword<text:tab/>3</text:a></text:p>
          <text:p text:style-name="P256"><text:a xlink:type="simple" xlink:href="#__RefHeading__129_1252382565" text:style-name="Index_20_Link" text:visited-style-name="Index_20_Link">Storage<text:tab/>3</text:a></text:p>
          <text:p text:style-name="P256"><text:a xlink:type="simple" xlink:href="#__RefHeading__2296_917900238" text:style-name="Index_20_Link" text:visited-style-name="Index_20_Link">Debug<text:tab/>4</text:a></text:p>
          <text:p text:style-name="P256"><text:a xlink:type="simple" xlink:href="#__RefHeading__137_1252382565" text:style-name="Index_20_Link" text:visited-style-name="Index_20_Link">REST API<text:tab/>5</text:a></text:p>
          <text:p text:style-name="P255"><text:a xlink:type="simple" xlink:href="#__RefHeading__105_1252382565" text:style-name="Index_20_Link" text:visited-style-name="Index_20_Link">Get the Secret Info<text:tab/>5</text:a></text:p>
          <text:p text:style-name="P255"><text:a xlink:type="simple" xlink:href="#__RefHeading__1140_221192023" text:style-name="Index_20_Link" text:visited-style-name="Index_20_Link">Authentication<text:tab/>5</text:a></text:p>
          <text:p text:style-name="P257"><text:a xlink:type="simple" xlink:href="#__RefHeading__1142_221192023" text:style-name="Index_20_Link" text:visited-style-name="Index_20_Link">Local authentication<text:tab/>6</text:a></text:p>
          <text:p text:style-name="P257"><text:a xlink:type="simple" xlink:href="#__RefHeading__1144_221192023" text:style-name="Index_20_Link" text:visited-style-name="Index_20_Link">PlexTV authentication<text:tab/>6</text:a></text:p>
          <text:p text:style-name="P257"><text:a xlink:type="simple" xlink:href="#__RefHeading__1376_360856256" text:style-name="Index_20_Link" text:visited-style-name="Index_20_Link">Logout<text:tab/>6</text:a></text:p>
          <text:p text:style-name="P255"><text:a xlink:type="simple" xlink:href="#__RefHeading__1241_372334599" text:style-name="Index_20_Link" text:visited-style-name="Index_20_Link">Logs Module<text:tab/>7</text:a></text:p>
          <text:p text:style-name="P257"><text:a xlink:type="simple" xlink:href="#__RefHeading__1243_372334599" text:style-name="Index_20_Link" text:visited-style-name="Index_20_Link">Listing<text:tab/>7</text:a></text:p>
          <text:p text:style-name="P257"><text:a xlink:type="simple" xlink:href="#__RefHeading__1245_372334599" text:style-name="Index_20_Link" text:visited-style-name="Index_20_Link">Show<text:tab/>7</text:a></text:p>
          <text:p text:style-name="P257"><text:a xlink:type="simple" xlink:href="#__RefHeading__1247_372334599" text:style-name="Index_20_Link" text:visited-style-name="Index_20_Link">Download<text:tab/>8</text:a></text:p>
          <text:p text:style-name="P257"><text:a xlink:type="simple" xlink:href="#__RefHeading__1249_372334599" text:style-name="Index_20_Link" text:visited-style-name="Index_20_Link">Download entire log directory as a zip<text:tab/>8</text:a></text:p>
          <text:p text:style-name="P257"><text:a xlink:type="simple" xlink:href="#__RefHeading__3155_2138859710" text:style-name="Index_20_Link" text:visited-style-name="Index_20_Link">Entry<text:tab/>8</text:a></text:p>
          <text:p text:style-name="P255"><text:a xlink:type="simple" xlink:href="#__RefHeading__1515_815698088" text:style-name="Index_20_Link" text:visited-style-name="Index_20_Link">Git module<text:tab/>9</text:a></text:p>
          <text:p text:style-name="P257"><text:a xlink:type="simple" xlink:href="#__RefHeading__1588_77275171" text:style-name="Index_20_Link" text:visited-style-name="Index_20_Link">updateUASCache<text:tab/>9</text:a></text:p>
          <text:p text:style-name="P257"><text:a xlink:type="simple" xlink:href="#__RefHeading__3157_2138859710" text:style-name="Index_20_Link" text:visited-style-name="Index_20_Link">uasTypes<text:tab/>9</text:a></text:p>
          <text:p text:style-name="P257"><text:a xlink:type="simple" xlink:href="#__RefHeading__1554_1607384461" text:style-name="Index_20_Link" text:visited-style-name="Index_20_Link">Install/Update<text:tab/>10</text:a></text:p>
          <text:p text:style-name="P257"><text:a xlink:type="simple" xlink:href="#__RefHeading__1556_1607384461" text:style-name="Index_20_Link" text:visited-style-name="Index_20_Link">List<text:tab/>11</text:a></text:p>
          <text:p text:style-name="P257"><text:a xlink:type="simple" xlink:href="#__RefHeading__1559_1607384461" text:style-name="Index_20_Link" text:visited-style-name="Index_20_Link">GetLastUpdateTime<text:tab/>12</text:a></text:p>
          <text:p text:style-name="P257"><text:a xlink:type="simple" xlink:href="#__RefHeading__1561_1607384461" text:style-name="Index_20_Link" text:visited-style-name="Index_20_Link">GetListofBundles<text:tab/>13</text:a></text:p>
          <text:p text:style-name="P257"><text:a xlink:type="simple" xlink:href="#__RefHeading__1566_1607384461" text:style-name="Index_20_Link" text:visited-style-name="Index_20_Link">GetReleaseInfo<text:tab/>13</text:a></text:p>
          <text:p text:style-name="P257"><text:a xlink:type="simple" xlink:href="#__RefHeading__2262_1665849192" text:style-name="Index_20_Link" text:visited-style-name="Index_20_Link">WTUpgrade<text:tab/>15</text:a></text:p>
          <text:p text:style-name="P257"><text:a xlink:type="simple" xlink:href="#__RefHeading__2016_749924090" text:style-name="Index_20_Link" text:visited-style-name="Index_20_Link">Migrate<text:tab/>15</text:a></text:p>
          <text:p text:style-name="P257"><text:a xlink:type="simple" xlink:href="#__RefHeading__1974_1782240133" text:style-name="Index_20_Link" text:visited-style-name="Index_20_Link">getUpdateList<text:tab/>16</text:a></text:p>
          <text:p text:style-name="P255"><text:a xlink:type="simple" xlink:href="#__RefHeading__1760_1533813955" text:style-name="Index_20_Link" text:visited-style-name="Index_20_Link">PMS Module<text:tab/>18</text:a></text:p>
          <text:p text:style-name="P257"><text:a xlink:type="simple" xlink:href="#__RefHeading__2139_1826244723" text:style-name="Index_20_Link" text:visited-style-name="Index_20_Link">getAllBundleInfo<text:tab/>18</text:a></text:p>
          <text:p text:style-name="P257"><text:a xlink:type="simple" xlink:href="#__RefHeading__1975_2070553860" text:style-name="Index_20_Link" text:visited-style-name="Index_20_Link">delBundle<text:tab/>18</text:a></text:p>
          <text:p text:style-name="P257"><text:a xlink:type="simple" xlink:href="#__RefHeading__1762_1533813955" text:style-name="Index_20_Link" text:visited-style-name="Index_20_Link">getSectionList<text:tab/>19</text:a></text:p>
          <text:p text:style-name="P257"><text:a xlink:type="simple" xlink:href="#__RefHeading__1766_1533813955" text:style-name="Index_20_Link" text:visited-style-name="Index_20_Link">getSectionSize<text:tab/>19</text:a></text:p>
          <text:p text:style-name="P257"><text:a xlink:type="simple" xlink:href="#__RefHeading___Toc2729_442273066" text:style-name="Index_20_Link" text:visited-style-name="Index_20_Link">getSectionLetterList<text:tab/>20</text:a></text:p>
          <text:p text:style-name="P257"><text:a xlink:type="simple" xlink:href="#__RefHeading__1768_1533813955" text:style-name="Index_20_Link" text:visited-style-name="Index_20_Link">getSection<text:tab/>21</text:a></text:p>
          <text:p text:style-name="P257"><text:a xlink:type="simple" xlink:href="#__RefHeading__1771_1533813955" text:style-name="Index_20_Link" text:visited-style-name="Index_20_Link">getSubtitles<text:tab/>22</text:a></text:p>
          <text:p text:style-name="P257"><text:a xlink:type="simple" xlink:href="#__RefHeading__2186_76401599" text:style-name="Index_20_Link" text:visited-style-name="Index_20_Link">getParts<text:tab/>23</text:a></text:p>
          <text:p text:style-name="P257"><text:a xlink:type="simple" xlink:href="#__RefHeading__2188_76401599" text:style-name="Index_20_Link" text:visited-style-name="Index_20_Link">uploadFile<text:tab/>23</text:a></text:p>
          <text:p text:style-name="P257"><text:soft-page-break/><text:a xlink:type="simple" xlink:href="#__RefHeading__1776_1533813955" text:style-name="Index_20_Link" text:visited-style-name="Index_20_Link">showSubtitle<text:tab/>24</text:a></text:p>
          <text:p text:style-name="P257"><text:a xlink:type="simple" xlink:href="#__RefHeading__1755_533919714" text:style-name="Index_20_Link" text:visited-style-name="Index_20_Link">Delete Subtitle<text:tab/>25</text:a></text:p>
          <text:p text:style-name="P257"><text:a xlink:type="simple" xlink:href="#__RefHeading__1731_533919714" text:style-name="Index_20_Link" text:visited-style-name="Index_20_Link">TV-Show Size<text:tab/>25</text:a></text:p>
          <text:p text:style-name="P257"><text:a xlink:type="simple" xlink:href="#__RefHeading__1735_533919714" text:style-name="Index_20_Link" text:visited-style-name="Index_20_Link">TV-Show Contents<text:tab/>26</text:a></text:p>
          <text:p text:style-name="P257"><text:a xlink:type="simple" xlink:href="#__RefHeading__1742_533919714" text:style-name="Index_20_Link" text:visited-style-name="Index_20_Link">TV-Shows Seasons<text:tab/>26</text:a></text:p>
          <text:p text:style-name="P257"><text:a xlink:type="simple" xlink:href="#__RefHeading__1747_533919714" text:style-name="Index_20_Link" text:visited-style-name="Index_20_Link">TV-Shows Season<text:tab/>27</text:a></text:p>
          <text:p text:style-name="P255"><text:a xlink:type="simple" xlink:href="#__RefHeading__1842_1969542338" text:style-name="Index_20_Link" text:visited-style-name="Index_20_Link">Settings Module<text:tab/>29</text:a></text:p>
          <text:p text:style-name="P257"><text:a xlink:type="simple" xlink:href="#__RefHeading__1844_1969542338" text:style-name="Index_20_Link" text:visited-style-name="Index_20_Link">getSettings<text:tab/>29</text:a></text:p>
          <text:p text:style-name="P257"><text:a xlink:type="simple" xlink:href="#__RefHeading__1847_1969542338" text:style-name="Index_20_Link" text:visited-style-name="Index_20_Link">getSetting<text:tab/>29</text:a></text:p>
          <text:p text:style-name="P257"><text:a xlink:type="simple" xlink:href="#__RefHeading__1849_1969542338" text:style-name="Index_20_Link" text:visited-style-name="Index_20_Link">putSetting<text:tab/>30</text:a></text:p>
          <text:p text:style-name="P257"><text:a xlink:type="simple" xlink:href="#__RefHeading__1966_1323427390" text:style-name="Index_20_Link" text:visited-style-name="Index_20_Link">Change Password<text:tab/>30</text:a></text:p>
          <text:p text:style-name="P255"><text:a xlink:type="simple" xlink:href="#__RefHeading___Toc2339_2133117721" text:style-name="Index_20_Link" text:visited-style-name="Index_20_Link">Language module<text:tab/>31</text:a></text:p>
          <text:p text:style-name="P257"><text:a xlink:type="simple" xlink:href="#__RefHeading___Toc2341_2133117721" text:style-name="Index_20_Link" text:visited-style-name="Index_20_Link">getCountryCodes<text:tab/>31</text:a></text:p>
          <text:p text:style-name="P257"><text:a xlink:type="simple" xlink:href="#__RefHeading___Toc2343_2133117721" text:style-name="Index_20_Link" text:visited-style-name="Index_20_Link">getMatch<text:tab/>31</text:a></text:p>
          <text:p text:style-name="P257"><text:a xlink:type="simple" xlink:href="#__RefHeading___Toc2345_2133117721" text:style-name="Index_20_Link" text:visited-style-name="Index_20_Link">getLangCodeList<text:tab/>32</text:a></text:p>
          <text:p text:style-name="P257"><text:a xlink:type="simple" xlink:href="#__RefHeading___Toc2349_2133117721" text:style-name="Index_20_Link" text:visited-style-name="Index_20_Link">getCodeLangList<text:tab/>33</text:a></text:p>
          <text:p text:style-name="P257"><text:a xlink:type="simple" xlink:href="#__RefHeading___Toc2466_1859005996" text:style-name="Index_20_Link" text:visited-style-name="Index_20_Link">getLangCode3List<text:tab/>34</text:a></text:p>
          <text:p text:style-name="P257"><text:a xlink:type="simple" xlink:href="#__RefHeading___Toc2468_1859005996" text:style-name="Index_20_Link" text:visited-style-name="Index_20_Link">get3CodeLangList<text:tab/>35</text:a></text:p>
          <text:p text:style-name="P255"><text:a xlink:type="simple" xlink:href="#__RefHeading___Toc2542_1405327357" text:style-name="Index_20_Link" text:visited-style-name="Index_20_Link">findMedia Module<text:tab/>36</text:a></text:p>
          <text:p text:style-name="P257"><text:a xlink:type="simple" xlink:href="#__RefHeading___Toc2544_1405327357" text:style-name="Index_20_Link" text:visited-style-name="Index_20_Link">getSettings<text:tab/>36</text:a></text:p>
          <text:p text:style-name="P257"><text:a xlink:type="simple" xlink:href="#__RefHeading___Toc2546_1405327357" text:style-name="Index_20_Link" text:visited-style-name="Index_20_Link">setSettings<text:tab/>36</text:a></text:p>
          <text:p text:style-name="P257"><text:a xlink:type="simple" xlink:href="#__RefHeading___Toc2548_1405327357" text:style-name="Index_20_Link" text:visited-style-name="Index_20_Link">resetSettings<text:tab/>37</text:a></text:p>
          <text:p text:style-name="P257"><text:a xlink:type="simple" xlink:href="#__RefHeading___Toc2551_1405327357" text:style-name="Index_20_Link" text:visited-style-name="Index_20_Link">getSectionList<text:tab/>37</text:a></text:p>
          <text:p text:style-name="P257"><text:a xlink:type="simple" xlink:href="#__RefHeading___Toc2553_1405327357" text:style-name="Index_20_Link" text:visited-style-name="Index_20_Link">scanSection<text:tab/>37</text:a></text:p>
          <text:p text:style-name="P257"><text:a xlink:type="simple" xlink:href="#__RefHeading___Toc2556_1405327357" text:style-name="Index_20_Link" text:visited-style-name="Index_20_Link">getStatus<text:tab/>37</text:a></text:p>
          <text:p text:style-name="P257"><text:a xlink:type="simple" xlink:href="#__RefHeading___Toc2558_1405327357" text:style-name="Index_20_Link" text:visited-style-name="Index_20_Link">getResult<text:tab/>38</text:a></text:p>
        </text:index-body>
      </text:table-of-content>
      <text:p text:style-name="P1"/>
      <text:h text:style-name="P190" text:outline-level="1"><text:bookmark-start text:name="__RefHeading__1149_221192023"/>About WebTools<text:bookmark-end text:name="__RefHeading__1149_221192023"/></text:h>
      <text:p text:style-name="P35">WebTools is a Plex Media Server Channel, that hosts it's own website, thus allowing a more rich and responsive interface towards the end users than regular channels, as well as been mobile friendly.</text:p>
      <text:p text:style-name="P35">The channel is a simple channel, that allows you to get a quick overview and information about the subtitles you have for your libraries, and also allows you to delete subtitles, that are located next to the media.</text:p>
      <text:p text:style-name="P47">It'll also allow you to quickly view a logfile, or download one, <text:span text:style-name="T40">or the whole log directory as a zip file</text:span></text:p>
      <text:p text:style-name="P48">This channel can also be used to install other channels from GitHub very easily</text:p>
      <text:p text:style-name="P48">It's in fact a new “<text:span text:style-name="T1">Unsupported AppStore</text:span>”, <text:span text:style-name="T35">and part of the code is actually from the original unsupported appstore</text:span></text:p>
      <text:h text:style-name="P246" text:outline-level="2"><text:bookmark-start text:name="__RefHeading__1973_2070553860"/>Known Issues<text:bookmark-end text:name="__RefHeading__1973_2070553860"/></text:h>
      <text:p text:style-name="P75">When altering the setttings of the Channel from Plex Media Server, like changing the ports or flipping the “Force SSL” checkbox, the WebTools bundle will stop to work <text:span text:style-name="T57">on some platforms</text:span>, and <text:span text:style-name="T57">the</text:span> PMS <text:soft-page-break/>restart is sadly needed.</text:p>
      <text:p text:style-name="P75">Settings will however be saved, <text:span text:style-name="T57">and work after that.</text:span></text:p>
      <text:h text:style-name="P191" text:outline-level="1"><text:bookmark-start text:name="__RefHeading__131_1252382565"/>About <text:span text:style-name="T22">the REST API</text:span><text:bookmark-end text:name="__RefHeading__131_1252382565"/></text:h>
      <text:p text:style-name="P13">This document is for developers developing against the WebTools bundle for Plex.</text:p>
      <text:p text:style-name="P35">The document describes the current functions, that can be used by the front-end.</text:p>
      <text:p text:style-name="P35">Reason for providing this API, is to offload as much work as possible to the back-end server.</text:p>
      <text:h text:style-name="P191" text:outline-level="1"><text:bookmark-start text:name="__RefHeading__133_1252382565"/>Credits<text:bookmark-end text:name="__RefHeading__133_1252382565"/></text:h>
      <text:p text:style-name="P13">WebTools.bundle was made by the following Plex community members:</text:p>
      <text:list xml:id="list791807361230577932" text:style-name="L1">
        <text:list-item>
          <text:p text:style-name="P177">Dagalufth <text:span text:style-name="T40">(Frontend)</text:span></text:p>
        </text:list-item>
        <text:list-item>
          <text:p text:style-name="P178">dane22 <text:span text:style-name="T40">(Backend)</text:span></text:p>
        </text:list-item>
        <text:list-item>
          <text:p text:style-name="P179">mikedm139 on GitHub (The original author of UAS)</text:p>
          <text:p text:style-name="P180"/>
        </text:list-item>
      </text:list>
      <text:h text:style-name="P191" text:outline-level="1"><text:bookmark-start text:name="__RefHeading__135_1252382565"/>License<text:bookmark-end text:name="__RefHeading__135_1252382565"/></text:h>
      <text:p text:style-name="P13">The WebTools bundle is provided as is, and everybody is granted the rights to use it as is, both commercial and personal, with the following restrictions:</text:p>
      <text:list xml:id="list1262981515899524190" text:style-name="L2">
        <text:list-item>
          <text:p text:style-name="P184">If any part of this bundle is used any where else, then a reference to this must be made visible within a license document</text:p>
        </text:list-item>
        <text:list-item>
          <text:p text:style-name="P184">If any update/improvement is made to the REST API within, then a Pull Request <text:span text:style-name="T1">MUST</text:span><text:span text:style-name="T6"> be made towards the GIT of WebTools.bundle, </text:span><text:span text:style-name="T7">and this document </text:span><text:span text:style-name="T2">MUST</text:span><text:span text:style-name="T7"> be updated as well.</text:span></text:p>
        </text:list-item>
        <text:list-item>
          <text:p text:style-name="P184"><text:span text:style-name="T6">Any updates to this document. </text:span><text:span text:style-name="T1">MUST</text:span><text:span text:style-name="T6"> be issued as a Pull Request against GIT of WebTools.bundle</text:span></text:p>
        </text:list-item>
        <text:list-item>
          <text:p text:style-name="P184"><text:span text:style-name="T6">Th</text:span><text:span text:style-name="T7">is</text:span><text:span text:style-name="T6"> document must </text:span><text:span text:style-name="T1">always</text:span><text:span text:style-name="T6"> remain in odt format, and must always follow the bundle!</text:span></text:p>
        </text:list-item>
      </text:list>
      <text:h text:style-name="P192" text:outline-level="1"><text:bookmark-start text:name="__RefHeading__107_1252382565"/>Preword<text:bookmark-end text:name="__RefHeading__107_1252382565"/></text:h>
      <text:p text:style-name="P11">It's important when coding against the WebTools Rest API to always check the return code!</text:p>
      <text:h text:style-name="Heading_20_1" text:outline-level="1"><text:bookmark-start text:name="__RefHeading__129_1252382565"/>Storage<text:bookmark-end text:name="__RefHeading__129_1252382565"/></text:h>
      <text:p text:style-name="P12">All settings are stored within Plex, in the framework dict, so if there's a need to start all over, then remember to delete the file named: “<text:span text:style-name="T15">Library/Plex Media Server/Plug-in </text:span><text:soft-page-break/><text:span text:style-name="T15">Support/Data/com.plexapp.plugins.WebTools/Dict”</text:span></text:p>
      <text:h text:style-name="P194" text:outline-level="1"><text:bookmark-start text:name="__RefHeading__2296_917900238"/>Debug<text:bookmark-end text:name="__RefHeading__2296_917900238"/></text:h>
      <text:p text:style-name="P87">If a file named “debug” exist in the WebTools.bundle <text:span text:style-name="T58">root </text:span>directory, authentication is disabled.</text:p>
      <text:p text:style-name="P87">This means, that if you use the login page, that you can login with every user/pwd combo</text:p>
      <text:p text:style-name="P87">If debugging via Postman, then first call will fail, but repeated calls will work. (First call will set the authentication cookie)</text:p>
      <text:p text:style-name="P99">The title shown on the GUI will reflect, that we are in debug mode, as well as this will be logged in the WebTools log file</text:p>
      <text:p text:style-name="P87"/>
      <text:h text:style-name="P196" text:outline-level="1"><text:bookmark-start text:name="__RefHeading__137_1252382565"/>REST API<text:bookmark-end text:name="__RefHeading__137_1252382565"/></text:h>
      <text:h text:style-name="Heading_20_2" text:outline-level="2"><text:bookmark-start text:name="__RefHeading__105_1252382565"/>Get the Secret <text:span text:style-name="T21">Info</text:span><text:bookmark-end text:name="__RefHeading__105_1252382565"/></text:h>
      <text:p text:style-name="P32">When programming against the WebTools REST API, one must remember to first of all grap the secret<text:span text:style-name="T20">s, that will provide needed info about the PMS.</text:span></text:p>
      <text:p text:style-name="P34">This is the only call that can be made without been authenticated</text:p>
      <text:p text:style-name="P32">To grap the secret, use a GET against the following URI:</text:p>
      <table:table table:name="Table10" table:style-name="Table10">
        <table:table-column table:style-name="Table10.A"/>
        <table:table-row>
          <table:table-cell table:style-name="Table10.A1" office:value-type="string">
            <text:p text:style-name="P33">/version</text:p>
          </table:table-cell>
        </table:table-row>
      </table:table>
      <text:p text:style-name="P32"/>
      <text:p text:style-name="P32">Above would return <text:span text:style-name="T40">something like </text:span>the following:</text:p>
      <table:table table:name="Table11" table:style-name="Table11">
        <table:table-column table:style-name="Table11.A"/>
        <table:table-row>
          <table:table-cell table:style-name="Table11.A1" office:value-type="string">
            <text:p text:style-name="P2">{"PlexTVOnline": false, "version": "0.0.0.16", "PasswordSet": true}</text:p>
          </table:table-cell>
        </table:table-row>
      </table:table>
      <text:p text:style-name="P3"/>
      <text:p text:style-name="P10">The version is the version number of this plug-in</text:p>
      <text:p text:style-name="P7">The PasswordSet is a boolean, that reflects if a <text:span text:style-name="T40">local </text:span>password is set or not.</text:p>
      <text:p text:style-name="P8">(Used when the PMS is not authenticated towards plex.tv)</text:p>
      <text:p text:style-name="P4">The PlexTVOnline is a boolean, that indicates if the PMS is signed in to plex.tv.</text:p>
      <text:p text:style-name="P4">(If so, then we need to auth. Towards it with a user/pwd)</text:p>
      <text:h text:style-name="P247" text:outline-level="2"><text:bookmark-start text:name="__RefHeading__1140_221192023"/>Authentication<text:bookmark-end text:name="__RefHeading__1140_221192023"/></text:h>
      <text:p text:style-name="P5">When the <text:span text:style-name="T17">user is accessing the front-end, the user will be redirected to the login.html page.</text:span></text:p>
      <text:p text:style-name="P6">This page MUST have some logic build into it, that can detect if the PMS is online or not</text:p>
      <text:p text:style-name="P6">(Indicated in the version call by the PlexTVOnline parameter)</text:p>
      <text:p text:style-name="P9">Authentication is done by the framework by issuing a POST towards /login</text:p>
      <text:p text:style-name="P9">Credentials can be either parameters</text:p>
      <table:table table:name="Table90" table:style-name="Table90">
        <table:table-column table:style-name="Table90.A"/>
        <table:table-row>
          <table:table-cell table:style-name="Table90.A1" office:value-type="string">
            <text:p text:style-name="P162">/<text:span text:style-name="T50">login?user=&lt;MyLoginID&gt;&amp;pwd=&lt;mySecretPassword&gt;</text:span></text:p>
          </table:table-cell>
        </table:table-row>
      </table:table>
      <text:p text:style-name="P9"/>
      <text:p text:style-name="P9">Or it can be a Basic authentication header.</text:p>
      <text:p text:style-name="P9">If authentication towards the backend is done from another channel, then we <text:span text:style-name="T1">strongly</text:span> recommend using a header, since credentials otherwise will be logged in that channels log file</text:p>
      <text:p text:style-name="P6"/>
      <text:h text:style-name="Heading_20_3" text:outline-level="3"><text:bookmark-start text:name="__RefHeading__1142_221192023"/><text:soft-page-break/>Local authentication<text:bookmark-end text:name="__RefHeading__1142_221192023"/></text:h>
      <text:p text:style-name="P31">If the PMS is not online, then local authentication must be used.</text:p>
      <text:p text:style-name="P31">If this is the first time accessed, indicated in the version call by the parameter PasswordSet, then the password would be empty, and the page should prompt the user to enter a new password.</text:p>
      <text:p text:style-name="P30"><text:span text:style-name="T17">Doing so, the password </text:span>will be saved in the Dict for the bundle as Dict['password']</text:p>
      <text:p text:style-name="P30">All further attempts to access the web front-end or the REST API will req. that the user is authenticated <text:s/>with the password.</text:p>
      <text:p text:style-name="P31">If the password entered is incorrect, the REST API will return a 401 error.</text:p>
      <text:p text:style-name="P30">When <text:span text:style-name="T17">access is granted</text:span>, a cookie named user will be set in the browser, so we only have to sign on one time during the session, <text:span text:style-name="T17">and we'll get redirected to index.html page, and a 200 is returned</text:span></text:p>
      <text:p text:style-name="P30"><text:span text:style-name="T18">The TTL for this cookie is </text:span><text:span text:style-name="T19">as long as the session lives</text:span></text:p>
      <text:h text:style-name="P197" text:outline-level="3"><text:bookmark-start text:name="__RefHeading__1144_221192023"/>PlexTV authentication<text:bookmark-end text:name="__RefHeading__1144_221192023"/></text:h>
      <text:p text:style-name="P31">When the PMS is online, we must authenticate towards plex.tv instead.</text:p>
      <text:p text:style-name="P31">If authentication fails, we'll return 401</text:p>
      <text:p text:style-name="P31">If authentication is okay, but user isn't the <text:span text:style-name="T42">server </text:span>owner, we'll return 403</text:p>
      <text:p text:style-name="P69">If authentication is okay, but the server is not registered @ plex.tv, we return 404 </text:p>
      <text:p text:style-name="P30">When <text:span text:style-name="T17">access is granted</text:span>, a cookie named user will be set in the browser, so we only have to sign on one time during the session, <text:span text:style-name="T17">and we'll get redirected to index.html page, and a 200 is returned</text:span></text:p>
      <text:p text:style-name="P5">The TTL for this cookie is <text:span text:style-name="T16">as long as the session lives</text:span></text:p>
      <text:h text:style-name="P198" text:outline-level="3"><text:bookmark-start text:name="__RefHeading__1376_360856256"/>Logout <text:bookmark-end text:name="__RefHeading__1376_360856256"/></text:h>
      <text:p text:style-name="P37">To force a logout without closing the browser, simply issue a call to:</text:p>
      <table:table table:name="Table44" table:style-name="Table44">
        <table:table-column table:style-name="Table44.A"/>
        <table:table-row>
          <table:table-cell table:style-name="Table44.A1" office:value-type="string">
            <text:p text:style-name="P149">/logout</text:p>
          </table:table-cell>
        </table:table-row>
      </table:table>
      <text:p text:style-name="P37"/>
      <text:h text:style-name="P199" text:outline-level="3"/>
      <text:h text:style-name="P193" text:outline-level="1"><text:bookmark-start text:name="__RefHeading__587_841205411"/><text:bookmark-end text:name="__RefHeading__587_841205411"/></text:h>
      <text:h text:style-name="P201" text:outline-level="3"/>
      <text:p text:style-name="P17"/>
      <text:h text:style-name="P195" text:outline-level="1"/>
      <text:h text:style-name="P249" text:outline-level="2"><text:bookmark-start text:name="__RefHeading__1241_372334599"/>Logs <text:span text:style-name="T33">Module</text:span><text:bookmark-end text:name="__RefHeading__1241_372334599"/></text:h>
      <text:p text:style-name="P36">The REST API also gives you access to the PMS logfiles, and provide 3 different <text:span text:style-name="T30">methods</text:span> that can be used from an http front-end</text:p>
      <text:h text:style-name="P202" text:outline-level="3"><text:bookmark-start text:name="__RefHeading__1243_372334599"/>Listing<text:bookmark-end text:name="__RefHeading__1243_372334599"/></text:h>
      <text:p text:style-name="P36">To get a list of all the log-files present at the PMS, issue a get like:</text:p>
      <table:table table:name="Table37" table:style-name="Table37">
        <table:table-column table:style-name="Table37.A"/>
        <table:table-row>
          <table:table-cell table:style-name="Table37.A1" office:value-type="string">
            <text:p text:style-name="P111"><text:span text:style-name="T23">/webtools2?module=logs&amp;function=list</text:span><text:span text:style-name="T1">[</text:span><text:span text:style-name="T3">&amp;filter=</text:span><text:span text:style-name="T1">substring]</text:span></text:p>
          </table:table-cell>
        </table:table-row>
      </table:table>
      <text:p text:style-name="P36"/>
      <text:p text:style-name="P36">The output will be a <text:span text:style-name="T29">formatted</text:span> output like:</text:p>
      <table:table table:name="Table38" table:style-name="Table38">
        <table:table-column table:style-name="Table38.A"/>
        <table:table-row>
          <table:table-cell table:style-name="Table38.A1" office:value-type="string">
            <text:p text:style-name="P109">[</text:p>
            <text:p text:style-name="P109"><text:s text:c="4"/>"Plex Media Server.log",</text:p>
            <text:p text:style-name="P109"><text:s text:c="4"/>"Plex Media Server.log.1",</text:p>
            <text:p text:style-name="P109"><text:s text:c="4"/>"Plex Media Server.log.2",</text:p>
            <text:p text:style-name="P109"><text:s text:c="4"/>"com.plexapp.plugins.WebTools.log",</text:p>
            <text:p text:style-name="P109"><text:s text:c="4"/>"com.plexapp.plugins.WebTools.log.1",</text:p>
            <text:p text:style-name="P109"><text:s text:c="4"/>"com.plexapp.plugins.WebTools.log.2",</text:p>
            <text:p text:style-name="P109"><text:s text:c="4"/>"com.plexapp.plugins.WebTools.log.3",</text:p>
            <text:p text:style-name="P109"><text:s text:c="4"/>"com.plexapp.plugins.WebTools.log.4",</text:p>
            <text:p text:style-name="P109"><text:s text:c="4"/>"com.plexapp.plugins.WebTools.log.5",</text:p>
            <text:p text:style-name="P109"><text:s text:c="4"/>"com.plexapp.system.log",</text:p>
            <text:p text:style-name="P109"><text:s text:c="4"/>"com.plexapp.system.log.1",</text:p>
            <text:p text:style-name="P109"><text:s text:c="4"/>"com.plexapp.system.log.2"</text:p>
            <text:p text:style-name="P109">]</text:p>
          </table:table-cell>
        </table:table-row>
      </table:table>
      <text:p text:style-name="P58"/>
      <text:p text:style-name="P59">The optional param named filter is not case sensitive, and if used like:</text:p>
      <table:table table:name="Table60" table:style-name="Table60">
        <table:table-column table:style-name="Table60.A"/>
        <table:table-row>
          <table:table-cell table:style-name="Table60.A1" office:value-type="string">
            <text:p text:style-name="P128">http://qnap2:33400/webtools2?module=logs&amp;function=list&amp;filter=cOM</text:p>
          </table:table-cell>
        </table:table-row>
      </table:table>
      <text:p text:style-name="P59"/>
      <text:p text:style-name="P59">Then it'll return all log files that in their names have the word com (In any case)</text:p>
      <text:p text:style-name="P59"/>
      <text:h text:style-name="P202" text:outline-level="3"><text:bookmark-start text:name="__RefHeading__1245_372334599"/>Show<text:bookmark-end text:name="__RefHeading__1245_372334599"/></text:h>
      <text:p text:style-name="P36">To show a logfile in a browser, issue a get like:</text:p>
      <table:table table:name="Table39" table:style-name="Table39">
        <table:table-column table:style-name="Table39.A"/>
        <table:table-row>
          <table:table-cell table:style-name="Table39.A1" office:value-type="string">
            <text:p text:style-name="P116">/webtools2?module=logs&amp;function=show&amp;fileName=&lt;name of logfile&gt;</text:p>
          </table:table-cell>
        </table:table-row>
      </table:table>
      <text:p text:style-name="P36"/>
      <text:p text:style-name="P14">Remember<text:span text:style-name="T6"> in above, that if the file name contains a space, then that has to be replaced with %20, </text:span><text:span text:style-name="T8">like below:</text:span></text:p>
      <table:table table:name="Table42" table:style-name="Table42">
        <table:table-column table:style-name="Table42.A"/>
        <text:soft-page-break/>
        <table:table-row>
          <table:table-cell table:style-name="Table42.A1" office:value-type="string">
            <text:p text:style-name="P116">/webtools2?module=logs&amp;function=show&amp;fileName=Plex%20Media%20Server.log</text:p>
          </table:table-cell>
        </table:table-row>
      </table:table>
      <text:p text:style-name="P21"/>
      <text:h text:style-name="P203" text:outline-level="3"><text:bookmark-start text:name="__RefHeading__1247_372334599"/>Download<text:bookmark-end text:name="__RefHeading__1247_372334599"/></text:h>
      <text:p text:style-name="P18">To download a log file, issue a get like:</text:p>
      <table:table table:name="Table40" table:style-name="Table40">
        <table:table-column table:style-name="Table40.A"/>
        <table:table-row>
          <table:table-cell table:style-name="Table40.A1" office:value-type="string">
            <text:p text:style-name="P117">/webtools2?module=logs&amp;function=download&amp;fileName=com.plexapp.plugins.WebTools.log.1</text:p>
          </table:table-cell>
        </table:table-row>
      </table:table>
      <text:p text:style-name="P18"/>
      <text:p text:style-name="P18">As with above, remember to replace space with %20</text:p>
      <text:h text:style-name="P204" text:outline-level="3"><text:bookmark-start text:name="__RefHeading__1249_372334599"/>Download entire log directory as a zip<text:bookmark-end text:name="__RefHeading__1249_372334599"/></text:h>
      <text:p text:style-name="P46"><text:span text:style-name="T9">S</text:span><text:span text:style-name="T6">ame as Download, but without the fileName parameter</text:span></text:p>
      <text:p text:style-name="P19">To grap the entire log directory as a zip file, issue a get like:</text:p>
      <table:table table:name="Table41" table:style-name="Table41">
        <table:table-column table:style-name="Table41.A"/>
        <table:table-row>
          <table:table-cell table:style-name="Table41.A1" office:value-type="string">
            <text:p text:style-name="P117">/webtools2?module=logs&amp;function=download</text:p>
          </table:table-cell>
        </table:table-row>
      </table:table>
      <text:p text:style-name="P19"/>
      <text:h text:style-name="P207" text:outline-level="3"><text:bookmark-start text:name="__RefHeading__3155_2138859710"/>Entry<text:bookmark-end text:name="__RefHeading__3155_2138859710"/></text:h>
      <text:p text:style-name="P57">To create an entry in the logs, issue a <text:span text:style-name="T1">PUT</text:span><text:span text:style-name="T6"> call like:</text:span></text:p>
      <table:table table:name="Table20" table:style-name="Table20">
        <table:table-column table:style-name="Table20.A"/>
        <table:table-row>
          <table:table-cell table:style-name="Table20.A1" office:value-type="string">
            <text:p text:style-name="P127">/webtools2?module=logs&amp;function=entry&amp;text=hello%20my%20friend</text:p>
          </table:table-cell>
        </table:table-row>
      </table:table>
      <text:p text:style-name="P23"/>
      <text:p text:style-name="P23">Or like:</text:p>
      <table:table table:name="Table21" table:style-name="Table21">
        <table:table-column table:style-name="Table21.A"/>
        <table:table-row>
          <table:table-cell table:style-name="Table21.A1" office:value-type="string">
            <text:p text:style-name="P127">/webtools2?module=logs&amp;function=entry&amp;text="hello my friend"</text:p>
          </table:table-cell>
        </table:table-row>
      </table:table>
      <text:p text:style-name="P23"/>
      <text:p text:style-name="P57">All above calls will return a 200 if okay, <text:span text:style-name="T46">and an entry will be created in the WebTools log file</text:span></text:p>
      <text:p text:style-name="P57">Entries in the log would for the first call be:</text:p>
      <table:table table:name="Table22" table:style-name="Table22">
        <table:table-column table:style-name="Table22.A"/>
        <table:table-row>
          <table:table-cell table:style-name="Table22.A1" office:value-type="string">
            <text:p text:style-name="P127">2015-12-10 22:41:36,420 (-b7c9470) : <text:s/>DEBUG (logs:58) - FrontEnd: hello my friend</text:p>
          </table:table-cell>
        </table:table-row>
      </table:table>
      <text:p text:style-name="P57"/>
      <text:p text:style-name="P57">And for the second call:</text:p>
      <table:table table:name="Table23" table:style-name="Table23">
        <table:table-column table:style-name="Table23.A"/>
        <table:table-row>
          <table:table-cell table:style-name="Table23.A1" office:value-type="string">
            <text:p text:style-name="P127">2015-12-10 22:41:18,562 (-b7c9470) : <text:s/>DEBUG (logs:58) - FrontEnd: "hello my friend"</text:p>
          </table:table-cell>
        </table:table-row>
      </table:table>
      <text:p text:style-name="P39"/>
      <text:h text:style-name="P250" text:outline-level="2"><text:bookmark-start text:name="__RefHeading__1515_815698088"/><text:span text:style-name="T28">Git</text:span> module<text:bookmark-end text:name="__RefHeading__1515_815698088"/></text:h>
      <text:p text:style-name="P41">The <text:span text:style-name="T28">Git</text:span> module will <text:span text:style-name="T27">handle information from GitHub.</text:span></text:p>
      <text:p text:style-name="P56">Before doing any thing with the Git Module related to the UAS, you <text:span text:style-name="T1">must</text:span><text:span text:style-name="T6"> update the cache first</text:span></text:p>
      <text:p text:style-name="P56"><text:span text:style-name="T6">See updateUASCache </text:span><text:span text:style-name="T10">below</text:span></text:p>
      <text:h text:style-name="P205" text:outline-level="3"><text:bookmark-start text:name="__RefHeading__1588_77275171"/>updateUASCache<text:bookmark-end text:name="__RefHeading__1588_77275171"/></text:h>
      <text:p text:style-name="P22">This will update the UAS Cache directory, that is located under this bundles core directory/http/uas</text:p>
      <text:p text:style-name="P22">After this is done, a thumb for a channel in the UAS can be fetched by browsing: </text:p>
      <table:table table:name="Table15" table:style-name="Table15">
        <table:table-column table:style-name="Table15.A"/>
        <table:table-row>
          <table:table-cell table:style-name="Table15.A1" office:value-type="string">
            <text:p text:style-name="P125">/uas/Resources/&lt;NAME OF THUMB&gt;</text:p>
          </table:table-cell>
        </table:table-row>
      </table:table>
      <text:p text:style-name="P22"/>
      <text:p text:style-name="P22">Like:</text:p>
      <table:table table:name="Table18" table:style-name="Table18">
        <table:table-column table:style-name="Table18.A"/>
        <table:table-row>
          <table:table-cell table:style-name="Table18.A1" office:value-type="string">
            <text:p text:style-name="P125">/uas/Resources/couchpotato-icon.png</text:p>
          </table:table-cell>
        </table:table-row>
      </table:table>
      <text:p text:style-name="P22"/>
      <text:p text:style-name="P22">To update the Cache, issue a Get like:</text:p>
      <table:table table:name="Table19" table:style-name="Table19">
        <table:table-column table:style-name="Table19.A"/>
        <table:table-row>
          <table:table-cell table:style-name="Table19.A1" office:value-type="string">
            <text:p text:style-name="P126">/webtools2?module=git&amp;function=updateUASCache<text:span text:style-name="T51">[&amp;debugForce=true]</text:span></text:p>
          </table:table-cell>
        </table:table-row>
      </table:table>
      <text:p text:style-name="P22"/>
      <text:p text:style-name="P22">If UAS is already updated, is should return very fast with an http return code of 200, and if out of date, it should update, and then return 200</text:p>
      <text:p text:style-name="P29">If you add the optional parameter debugForce=true, and case sensitive, UASCache will be forced updated</text:p>
      <text:h text:style-name="P208" text:outline-level="3"><text:bookmark-start text:name="__RefHeading__3157_2138859710"/>uasTypes<text:bookmark-end text:name="__RefHeading__3157_2138859710"/></text:h>
      <text:p text:style-name="P60">To get a list of the different types of bundles, issue a GET like:</text:p>
      <table:table table:name="Table61" table:style-name="Table61">
        <table:table-column table:style-name="Table61.A"/>
        <table:table-row>
          <table:table-cell table:style-name="Table61.A1" office:value-type="string">
            <text:p text:style-name="P129">/webtools2?module=git&amp;function=uasTypes</text:p>
          </table:table-cell>
        </table:table-row>
      </table:table>
      <text:p text:style-name="P60"/>
      <text:p text:style-name="P60">Will return something like:</text:p>
      <table:table table:name="Table62" table:style-name="Table62">
        <table:table-column table:style-name="Table62.A"/>
        <table:table-row>
          <table:table-cell table:style-name="Table62.A1" office:value-type="string">
            <text:p text:style-name="P159">{</text:p>
            <text:p text:style-name="P159"><text:s text:c="4"/>"Metadata Agent": {</text:p>
            <text:p text:style-name="P159"><text:s text:c="8"/>"total": 9,</text:p>
            <text:p text:style-name="P159"><text:s text:c="8"/>"installed": 0</text:p>
            <text:p text:style-name="P159"><text:s text:c="4"/>},</text:p>
            <text:p text:style-name="P159"><text:s text:c="4"/>"Pictures": {</text:p>
            <text:p text:style-name="P159"><text:s text:c="8"/>"total": 3,</text:p>
            <text:p text:style-name="P159"><text:s text:c="8"/>"installed": 0</text:p>
            <text:p text:style-name="P159"><text:soft-page-break/><text:s text:c="4"/>},</text:p>
            <text:p text:style-name="P159"><text:s text:c="4"/>"Agent": {</text:p>
            <text:p text:style-name="P159"><text:s text:c="8"/>"total": 4,</text:p>
            <text:p text:style-name="P159"><text:s text:c="8"/>"installed": 0</text:p>
            <text:p text:style-name="P159"><text:s text:c="4"/>},</text:p>
            <text:p text:style-name="P159"><text:s text:c="4"/>"Application": {</text:p>
            <text:p text:style-name="P159"><text:s text:c="8"/>"total": 9,</text:p>
            <text:p text:style-name="P159"><text:s text:c="8"/>"installed": 1</text:p>
            <text:p text:style-name="P159"><text:s text:c="4"/>},</text:p>
            <text:p text:style-name="P159"><text:s text:c="4"/>"Music": {</text:p>
            <text:p text:style-name="P159"><text:s text:c="8"/>"total": 6,</text:p>
            <text:p text:style-name="P159"><text:s text:c="8"/>"installed": 0</text:p>
            <text:p text:style-name="P159"><text:s text:c="4"/>},</text:p>
            <text:p text:style-name="P159"><text:s text:c="4"/>"Adult": {</text:p>
            <text:p text:style-name="P159"><text:s text:c="8"/>"total": 10,</text:p>
            <text:p text:style-name="P159"><text:s text:c="8"/>"installed": 0</text:p>
            <text:p text:style-name="P159"><text:s text:c="4"/>},</text:p>
            <text:p text:style-name="P159"><text:s text:c="4"/>"Social": {</text:p>
            <text:p text:style-name="P159"><text:s text:c="8"/>"total": 1,</text:p>
            <text:p text:style-name="P159"><text:s text:c="8"/>"installed": 0</text:p>
            <text:p text:style-name="P159"><text:s text:c="4"/>},</text:p>
            <text:p text:style-name="P159"><text:s text:c="4"/>"Video": {</text:p>
            <text:p text:style-name="P159"><text:s text:c="8"/>"total": 69,</text:p>
            <text:p text:style-name="P159"><text:s text:c="8"/>"installed": 0</text:p>
            <text:p text:style-name="P159"><text:s text:c="4"/>},</text:p>
            <text:p text:style-name="P159"><text:s text:c="4"/>"Subtitles": {</text:p>
            <text:p text:style-name="P159"><text:s text:c="8"/>"total": 4,</text:p>
            <text:p text:style-name="P159"><text:s text:c="8"/>"installed": 0</text:p>
            <text:p text:style-name="P159"><text:s text:c="4"/>}</text:p>
            <text:p text:style-name="P159">}</text:p>
          </table:table-cell>
        </table:table-row>
      </table:table>
      <text:p text:style-name="P60"/>
      <text:h text:style-name="P209" text:outline-level="3"><text:bookmark-start text:name="__RefHeading__1554_1607384461"/>Install/Update<text:bookmark-end text:name="__RefHeading__1554_1607384461"/></text:h>
      <text:p text:style-name="P38">To install/update a bundle on the PMS server, <text:s/><text:span text:style-name="T26">issue a GET</text:span> <text:span text:style-name="T25">like</text:span>:</text:p>
      <table:table table:name="Table48" table:style-name="Table48">
        <table:table-column table:style-name="Table48.A"/>
        <table:table-row>
          <table:table-cell table:style-name="Table48.A1" office:value-type="string">
            <text:p text:style-name="P110"><text:span text:style-name="T24">/webtools2?</text:span>module<text:span text:style-name="T24">=git&amp;func</text:span>tion<text:span text:style-name="T24">=getGit&amp;url=https://github.com/ukdtom/plex2csv.bundle</text:span></text:p>
          </table:table-cell>
        </table:table-row>
      </table:table>
      <text:p text:style-name="P38"/>
      <text:p text:style-name="P40">Where:</text:p>
      <text:list xml:id="list5654397493412011474" text:style-name="L3">
        <text:list-item>
          <text:p text:style-name="P185">module=<text:span text:style-name="T48">git</text:span></text:p>
          <text:list>
            <text:list-item>
              <text:p text:style-name="P185">means the main module here is the install module</text:p>
            </text:list-item>
          </text:list>
        </text:list-item>
        <text:list-item>
          <text:p text:style-name="P185">function=getGit</text:p>
          <text:list>
            <text:list-item>
              <text:p text:style-name="P185">means that we wants to grap a git based channels</text:p>
            </text:list-item>
          </text:list>
        </text:list-item>
        <text:list-item>
          <text:p text:style-name="P185">url=&lt;some url&gt;</text:p>
          <text:list>
            <text:list-item>
              <text:p text:style-name="P185"><text:soft-page-break/>This is the url of the git, as taken in above example</text:p>
            </text:list-item>
          </text:list>
        </text:list-item>
      </text:list>
      <text:h text:style-name="P210" text:outline-level="3"><text:bookmark-start text:name="__RefHeading__1556_1607384461"/>List<text:bookmark-end text:name="__RefHeading__1556_1607384461"/></text:h>
      <text:p text:style-name="P42">To return a list of already installed Git Channels with this plugin, issue a <text:span text:style-name="T27">GET</text:span> like:</text:p>
      <table:table table:name="Table49" table:style-name="Table49">
        <table:table-column table:style-name="Table49.A"/>
        <table:table-row>
          <table:table-cell table:style-name="Table49.A1" office:value-type="string">
            <text:p text:style-name="P112">/webtools2?module=<text:span text:style-name="T28">git</text:span>&amp;function=list</text:p>
          </table:table-cell>
        </table:table-row>
      </table:table>
      <text:p text:style-name="P42"/>
      <text:p text:style-name="P42">Will return something like:</text:p>
      <table:table table:name="Table50" table:style-name="Table50">
        <table:table-column table:style-name="Table50.A"/>
        <table:table-row>
          <table:table-cell table:style-name="Table50.A1" office:value-type="string">
            <text:p text:style-name="P152">{</text:p>
            <text:p text:style-name="P152"><text:s text:c="4"/>"https://github.com/ukdtom/DevTools.bundle": {</text:p>
            <text:p text:style-name="P152"><text:s text:c="8"/>"description": "Helper for 3.Party tools",</text:p>
            <text:p text:style-name="P152"><text:s text:c="8"/>"title": "DevTools",</text:p>
            <text:p text:style-name="P152"><text:s text:c="8"/>"bundle": "DevTools.bundle",</text:p>
            <text:p text:style-name="P152"><text:s text:c="8"/>"branch": "master",</text:p>
            <text:p text:style-name="P152"><text:s text:c="8"/>"date": "2015-12-20 13:59:08",</text:p>
            <text:p text:style-name="P152"><text:s text:c="8"/>"identifier": "com.plexapp.plugins.DevTools",</text:p>
            <text:p text:style-name="P152"><text:s text:c="8"/>"type": [</text:p>
            <text:p text:style-name="P152"><text:s text:c="12"/>"Agent"</text:p>
            <text:p text:style-name="P152"><text:s text:c="8"/>],</text:p>
            <text:p text:style-name="P152"><text:s text:c="8"/>"icon": "DevTools.png"</text:p>
            <text:p text:style-name="P152"><text:s text:c="4"/>}</text:p>
          </table:table-cell>
        </table:table-row>
      </table:table>
      <text:p text:style-name="P42"/>
      <text:p text:style-name="P78">If some of the json strings are empty, then it means that the user installed the bundle manually, and not via our UAS.</text:p>
      <text:p text:style-name="P15">NOTE: <text:span text:style-name="T6">If the key is n</text:span><text:span text:style-name="T11">o</text:span><text:span text:style-name="T6">t an url, but instead an identifier, then it means, that this bundle was migrated into WebTools UAS module, and we have then no way of knowing a valid url.</text:span></text:p>
      <text:p text:style-name="P26">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152">{</text:p>
            <text:p text:style-name="P152"><text:s text:c="4"/>"https://github.com/ukdtom/DevTools.bundle": {</text:p>
            <text:p text:style-name="P152"><text:s text:c="8"/>"description": "Helper for 3.Party tools",</text:p>
            <text:p text:style-name="P152"><text:s text:c="8"/>"title": "DevTools",</text:p>
            <text:p text:style-name="P152"><text:s text:c="8"/>"bundle": "DevTools.bundle",</text:p>
            <text:p text:style-name="P152"><text:s text:c="8"/>"branch": "master",</text:p>
            <text:p text:style-name="P152"><text:s text:c="8"/>"date": "2015-12-20 13:59:08",</text:p>
            <text:p text:style-name="P152"><text:s text:c="8"/>"identifier": "com.plexapp.plugins.DevTools",</text:p>
            <text:p text:style-name="P152"><text:s text:c="8"/>"type": [</text:p>
            <text:p text:style-name="P152"><text:s text:c="12"/>"Agent"</text:p>
            <text:p text:style-name="P152"><text:s text:c="8"/>],</text:p>
            <text:p text:style-name="P152"><text:s text:c="8"/>"icon": "DevTools.png"</text:p>
            <text:p text:style-name="P152"><text:s text:c="4"/>},</text:p>
            <text:p text:style-name="P152"><text:s text:c="4"/>"com.plexapp.plugins.findUnmatch": {</text:p>
            <text:p text:style-name="P152"><text:s text:c="8"/>"description": "",</text:p>
            <text:p text:style-name="P152"><text:soft-page-break/><text:s text:c="8"/>"title": "Plex-FindUnmatched",</text:p>
            <text:p text:style-name="P152"><text:s text:c="8"/>"bundle": "Plex-FindUnmatched.bundle",</text:p>
            <text:p text:style-name="P152"><text:s text:c="8"/>"branch": "",</text:p>
            <text:p text:style-name="P152"><text:s text:c="8"/>"date": "2015-12-20 14:05:53",</text:p>
            <text:p text:style-name="P152"><text:s text:c="8"/>"identifier": "com.plexapp.plugins.findUnmatch",</text:p>
            <text:p text:style-name="P152"><text:s text:c="8"/>"type": [],</text:p>
            <text:p text:style-name="P152"><text:s text:c="8"/>"icon": ""</text:p>
            <text:p text:style-name="P152"><text:s text:c="4"/>}</text:p>
          </table:table-cell>
        </table:table-row>
      </table:table>
      <text:p text:style-name="P26"/>
      <text:h text:style-name="P211" text:outline-level="3"><text:bookmark-start text:name="__RefHeading__1559_1607384461"/>GetLastUpdateTime<text:bookmark-end text:name="__RefHeading__1559_1607384461"/></text:h>
      <text:p text:style-name="P43">To get the time of when a channel master branch was last updated on GitHub, issue a GET like:</text:p>
      <table:table table:name="Table51" table:style-name="Table51">
        <table:table-column table:style-name="Table51.A"/>
        <table:table-row>
          <table:table-cell table:style-name="Table51.A1" office:value-type="string">
            <text:p text:style-name="P113">/webtools2?module=<text:span text:style-name="T28">git</text:span>&amp;function=getLastUpdateTime&amp;url=&lt;url to the bundle&gt;</text:p>
          </table:table-cell>
        </table:table-row>
      </table:table>
      <text:p text:style-name="P43"/>
      <text:p text:style-name="P43">Sample call:</text:p>
      <table:table table:name="Table52" table:style-name="Table52">
        <table:table-column table:style-name="Table52.A"/>
        <table:table-row>
          <table:table-cell table:style-name="Table52.A1" office:value-type="string">
            <text:p text:style-name="P113">/webtools2?module=<text:span text:style-name="T28">git</text:span>&amp;function=getLastUpdateTime&amp;url=http://github.com/ukdtom/plex2csv.bundle</text:p>
          </table:table-cell>
        </table:table-row>
      </table:table>
      <text:p text:style-name="P43"/>
      <text:p text:style-name="P43">Will return something like:</text:p>
      <table:table table:name="Table53" table:style-name="Table53">
        <table:table-column table:style-name="Table53.A"/>
        <table:table-row>
          <table:table-cell table:style-name="Table53.A1" office:value-type="string">
            <text:p text:style-name="P113">2015-11-28 10:25:33</text:p>
          </table:table-cell>
        </table:table-row>
      </table:table>
      <text:p text:style-name="P43"/>
      <text:h text:style-name="P212" text:outline-level="3"/>
      <text:h text:style-name="P241" text:outline-level="3"><text:bookmark-start text:name="__RefHeading__1561_1607384461"/>GetListofBundles<text:bookmark-end text:name="__RefHeading__1561_1607384461"/></text:h>
      <text:p text:style-name="P44">To get a list of bundles avail in the UAS, issue a get like:</text:p>
      <table:table table:name="Table54" table:style-name="Table54">
        <table:table-column table:style-name="Table54.A"/>
        <table:table-row>
          <table:table-cell table:style-name="Table54.A1" office:value-type="string">
            <text:p text:style-name="P114">/webtools2?module=<text:span text:style-name="T28">git</text:span>&amp;function=getListofBundles</text:p>
          </table:table-cell>
        </table:table-row>
      </table:table>
      <text:p text:style-name="P44"/>
      <text:p text:style-name="P44">Above will return something like:</text:p>
      <table:table table:name="Table55" table:style-name="Table55">
        <table:table-column table:style-name="Table55.A"/>
        <table:table-row>
          <table:table-cell table:style-name="Table55.A1" office:value-type="string">
            <text:p text:style-name="P150">{</text:p>
            <text:p text:style-name="P150"><text:s text:c="4"/>"https://github.com/papalozarou/HDStreaming.bundle": {</text:p>
            <text:p text:style-name="P150"><text:s text:c="8"/>"description": "Watch streams from the HD Streaming website",</text:p>
            <text:p text:style-name="P150"><text:s text:c="8"/>"title": "HD Streaming",</text:p>
            <text:p text:style-name="P150"><text:s text:c="8"/>"bundle": "HDStreaming.bundle",</text:p>
            <text:p text:style-name="P150"><text:s text:c="8"/>"branch": "master",</text:p>
            <text:p text:style-name="P150"><text:s text:c="8"/>"identifier": "com.plexapp.plugins.hdstreaming",</text:p>
            <text:p text:style-name="P150"><text:s text:c="8"/>"type": [</text:p>
            <text:p text:style-name="P150"><text:s text:c="12"/>"Video"</text:p>
            <text:p text:style-name="P150"><text:s text:c="8"/>],</text:p>
            <text:p text:style-name="P150"><text:s text:c="8"/>"icon": "hdstreaming-icon.png"</text:p>
            <text:p text:style-name="P150"><text:s text:c="4"/>},</text:p>
            <text:p text:style-name="P150"><text:s text:c="4"/>"https://github.com/realriot/PLinkTV.bundle": {</text:p>
            <text:p text:style-name="P150"><text:s text:c="8"/>"description": "Build your own VOD service by hosting the media at any cloud service.",</text:p>
            <text:p text:style-name="P150"><text:s text:c="8"/>"title": "PLinkTV - Plex Link TV",</text:p>
            <text:p text:style-name="P150"><text:s text:c="8"/>"bundle": "PLinkTV.bundle",</text:p>
            <text:p text:style-name="P150"><text:s text:c="8"/>"branch": "master",</text:p>
            <text:p text:style-name="P150"><text:s text:c="8"/>"identifier": "com.plexapp.plugins.plinktv",</text:p>
            <text:p text:style-name="P150"><text:s text:c="8"/>"type": [</text:p>
            <text:p text:style-name="P150"><text:s text:c="12"/>"Video"</text:p>
            <text:p text:style-name="P150"><text:s text:c="8"/>],</text:p>
            <text:p text:style-name="P150"><text:s text:c="8"/>"icon": "plinktv-icon.png"</text:p>
            <text:p text:style-name="P150"><text:s text:c="4"/>}</text:p>
          </table:table-cell>
        </table:table-row>
      </table:table>
      <text:p text:style-name="P44"/>
      <text:h text:style-name="P213" text:outline-level="3"><text:bookmark-start text:name="__RefHeading__1566_1607384461"/>GetReleaseInfo<text:bookmark-end text:name="__RefHeading__1566_1607384461"/></text:h>
      <text:p text:style-name="P45">To get information about the latest release or all releases <text:span text:style-name="T43">of a Git</text:span>, issue a get like:</text:p>
      <table:table table:name="Table56" table:style-name="Table56">
        <table:table-column table:style-name="Table56.A"/>
        <table:table-row>
          <table:table-cell table:style-name="Table56.A1" office:value-type="string">
            <text:p text:style-name="P45">/webtools2?module=git&amp;function=getReleaseInfo&amp;url=&lt;gitURL&gt;[&amp;version=[<text:span text:style-name="T1">latest</text:span>,all]]</text:p>
          </table:table-cell>
        </table:table-row>
      </table:table>
      <text:p text:style-name="P45"/>
      <text:p text:style-name="P45">You can add a version parameter saying version=[<text:span text:style-name="T1">latest</text:span><text:span text:style-name="T6">, all] if needed</text:span></text:p>
      <text:p text:style-name="P175"/>
      <text:p text:style-name="P20">Sample:</text:p>
      <table:table table:name="Table57" table:style-name="Table57">
        <table:table-column table:style-name="Table57.A"/>
        <table:table-row>
          <table:table-cell table:style-name="Table57.A1" office:value-type="string">
            <text:p text:style-name="P115">/webtools2?module=git&amp;function=getReleaseInfo&amp;url=https://github.com/dagalufh/WebTools.bundle&amp;version=latest</text:p>
          </table:table-cell>
        </table:table-row>
      </table:table>
      <text:p text:style-name="P20"/>
      <text:p text:style-name="P20">Above will return something like:</text:p>
      <table:table table:name="Table58" table:style-name="Table58">
        <table:table-column table:style-name="Table58.A"/>
        <table:table-row>
          <table:table-cell table:style-name="Table58.A1" office:value-type="string">
            <text:p text:style-name="P115">{</text:p>
            <text:p text:style-name="P115"><text:s text:c="2"/>"url": "https://api.github.com/repos/dagalufh/WebTools.bundle/releases/2015631",</text:p>
            <text:p text:style-name="P115"><text:s text:c="2"/>"assets_url": "https://api.github.com/repos/dagalufh/WebTools.bundle/releases/2015631/assets",</text:p>
            <text:p text:style-name="P115"><text:s text:c="2"/>"upload_url": "https://uploads.github.com/repos/dagalufh/WebTools.bundle/releases/2015631/assets{?name,label}",</text:p>
            <text:p text:style-name="P115"><text:s text:c="2"/>"html_url": "https://github.com/dagalufh/WebTools.bundle/releases/tag/1.1",</text:p>
            <text:p text:style-name="P115"><text:s text:c="2"/>"id": 2015631,</text:p>
            <text:p text:style-name="P115"><text:s text:c="2"/>"tag_name": "1.1",</text:p>
            <text:p text:style-name="P115"><text:s text:c="2"/>"target_commitish": "master",</text:p>
            <text:p text:style-name="P115"><text:s text:c="2"/>"name": "Version 1.1",</text:p>
            <text:p text:style-name="P115"><text:s text:c="2"/>"draft": false,</text:p>
            <text:p text:style-name="P115"><text:s text:c="2"/>"author": {</text:p>
            <text:p text:style-name="P115"><text:s text:c="4"/>"login": "dagalufh",</text:p>
            <text:p text:style-name="P115"><text:s text:c="4"/>"id": 8938352,</text:p>
            <text:p text:style-name="P115"><text:s text:c="4"/>"avatar_url": "https://avatars.githubusercontent.com/u/8938352?v=3",</text:p>
            <text:p text:style-name="P115"><text:s text:c="4"/>"gravatar_id": "",</text:p>
            <text:p text:style-name="P115"><text:s text:c="4"/>"url": "https://api.github.com/users/dagalufh",</text:p>
            <text:p text:style-name="P115"><text:s text:c="4"/>"html_url": "https://github.com/dagalufh",</text:p>
            <text:p text:style-name="P115"><text:s text:c="4"/>"followers_url": "https://api.github.com/users/dagalufh/followers",</text:p>
            <text:p text:style-name="P115"><text:s text:c="4"/>"following_url": "https://api.github.com/users/dagalufh/following{/other_user}",</text:p>
            <text:p text:style-name="P115"><text:s text:c="4"/>"gists_url": "https://api.github.com/users/dagalufh/gists{/gist_id}",</text:p>
            <text:p text:style-name="P115"><text:s text:c="4"/>"starred_url": "https://api.github.com/users/dagalufh/starred{/owner}{/repo}",</text:p>
            <text:p text:style-name="P115"><text:s text:c="4"/>"subscriptions_url": "https://api.github.com/users/dagalufh/subscriptions",</text:p>
            <text:p text:style-name="P115"><text:s text:c="4"/>"organizations_url": "https://api.github.com/users/dagalufh/orgs",</text:p>
            <text:p text:style-name="P115"><text:s text:c="4"/>"repos_url": "https://api.github.com/users/dagalufh/repos",</text:p>
            <text:p text:style-name="P115"><text:s text:c="4"/>"events_url": "https://api.github.com/users/dagalufh/events{/privacy}",</text:p>
            <text:p text:style-name="P115"><text:s text:c="4"/>"received_events_url": "https://api.github.com/users/dagalufh/received_events",</text:p>
            <text:p text:style-name="P115"><text:s text:c="4"/>"type": "User",</text:p>
            <text:p text:style-name="P115"><text:s text:c="4"/>"site_admin": false</text:p>
            <text:p text:style-name="P115"><text:s text:c="2"/>},</text:p>
            <text:p text:style-name="P115"><text:s text:c="2"/>"prerelease": false,</text:p>
            <text:p text:style-name="P115"><text:s text:c="2"/>"created_at": "2015-10-25T18:11:25Z",</text:p>
            <text:p text:style-name="P115"><text:s text:c="2"/>"published_at": "2015-10-25T18:12:53Z",</text:p>
            <text:p text:style-name="P115"><text:s text:c="2"/>"assets": [</text:p>
            <text:p text:style-name="P115"/>
            <text:p text:style-name="P115"><text:s text:c="2"/>],</text:p>
            <text:p text:style-name="P115"><text:s text:c="2"/>"tarball_url": "https://api.github.com/repos/dagalufh/WebTools.bundle/tarball/1.1",</text:p>
            <text:p text:style-name="P115"><text:s text:c="2"/>"zipball_url": "https://api.github.com/repos/dagalufh/WebTools.bundle/zipball/1.1",</text:p>
            <text:p text:style-name="P115"><text:soft-page-break/><text:s text:c="2"/>"body": "Fixed an error reported by stripy007 on Plex Forums regarding languages and flags. Removed the flags, now displaying correct languagename instead. If lanugage name is too long, it will be shortned and shown via tooltip instead."</text:p>
            <text:p text:style-name="P115">}</text:p>
          </table:table-cell>
        </table:table-row>
      </table:table>
      <text:p text:style-name="P45"/>
      <text:p text:style-name="P45">Note that if <text:span text:style-name="T28">omitting</text:span> version, or use “latest” then the respond would be a json string.</text:p>
      <text:p text:style-name="P45">If using “version=all” then the respond would be an array of json strings.</text:p>
      <text:h text:style-name="P214" text:outline-level="3"><text:bookmark-start text:name="__RefHeading__2262_1665849192"/>WTUpgrade<text:bookmark-end text:name="__RefHeading__2262_1665849192"/></text:h>
      <text:p text:style-name="P86">WTUpgrade will update WebTools itself, every time it's called.</text:p>
      <text:p text:style-name="P86">This function call <text:span text:style-name="T52">could be</text:span> used when a call for “ <text:span text:style-name="T49">getReleaseInfo” </text:span>against WebTools reveals, that a New update is present.</text:p>
      <text:p text:style-name="P86">Optional, a menu item to do a force update could also be present.</text:p>
      <text:p text:style-name="P86"/>
      <text:p text:style-name="P86">To use it, issue a “PUT” method against this url:</text:p>
      <table:table table:name="Table88" table:style-name="Table88">
        <table:table-column table:style-name="Table88.A"/>
        <table:table-row>
          <table:table-cell table:style-name="Table88.A1" office:value-type="string">
            <text:p text:style-name="P163">/webtools2?module=git&amp;function=upgradeWT<text:span text:style-name="T5">[&amp;debugURL=https://github.com/dagalufh/WebTools.bundle/tree/tommy-work]</text:span></text:p>
          </table:table-cell>
        </table:table-row>
      </table:table>
      <text:p text:style-name="P86"/>
      <text:p text:style-name="P86"><text:s/>Do note, that when issuing this call, that WT will be restarted, so best thing here for a front-end might be to monitor for either a 200, or a 404 return code, and then wait until url </text:p>
      <table:table table:name="Table89" table:style-name="Table89">
        <table:table-column table:style-name="Table89.A"/>
        <table:table-row>
          <table:table-cell table:style-name="Table89.A1" office:value-type="string">
            <text:p text:style-name="Table_20_Contents">/</text:p>
          </table:table-cell>
        </table:table-row>
      </table:table>
      <text:p text:style-name="P86"/>
      <text:p text:style-name="P86">Is avail</text:p>
      <text:p text:style-name="P88">The optional parameter named debugURL can be used by a developer, to force an update from a specific url, instead of grapping the latest release of WebTools</text:p>
      <text:h text:style-name="P215" text:outline-level="3"><text:bookmark-start text:name="__RefHeading__2016_749924090"/>Migrate<text:bookmark-end text:name="__RefHeading__2016_749924090"/></text:h>
      <text:p text:style-name="P79">The migrate function will scan the plugin directory for bundles, that was not installed via WebTools UAS function.</text:p>
      <text:p text:style-name="P79">If one is found, the migrate function will check if it's part of the UAS, and grap information from there, and if not, then migrate into WebTools UAS like a manual installed.</text:p>
      <text:p text:style-name="P80">The installed date will be set to the creation time of the info.plist file in the bundle</text:p>
      <text:p text:style-name="P79">Use a PUT like:</text:p>
      <table:table table:name="Table77" table:style-name="Table77">
        <table:table-column table:style-name="Table77.A"/>
        <text:soft-page-break/>
        <table:table-row>
          <table:table-cell table:style-name="Table77.A1" office:value-type="string">
            <text:p text:style-name="P152">/webtools2?module=git&amp;function=migrate</text:p>
          </table:table-cell>
        </table:table-row>
      </table:table>
      <text:p text:style-name="P79"/>
      <text:p text:style-name="P79">After above has been run, we return a 200, and migrated bundles will now show up in the list function.</text:p>
      <text:p text:style-name="P82">We also return a json listing the bundles that was migrated, like:</text:p>
      <table:table table:name="Table83" table:style-name="Table83">
        <table:table-column table:style-name="Table83.A"/>
        <table:table-row>
          <table:table-cell table:style-name="Table83.A1" office:value-type="string">
            <text:p text:style-name="P158">{</text:p>
            <text:p text:style-name="P158"><text:s text:c="4"/>"https://github.com/ukdtom/SRT2UTF-8.bundle": {</text:p>
            <text:p text:style-name="P158"><text:s text:c="8"/>"description": "Plex Media Agent, that'll convert sidecar subtitle files into UTF-8, if not",</text:p>
            <text:p text:style-name="P158"><text:s text:c="8"/>"title": "Srt2Utf-8",</text:p>
            <text:p text:style-name="P158"><text:s text:c="8"/>"bundle": "SRT2UTF-8.bundle",</text:p>
            <text:p text:style-name="P158"><text:s text:c="8"/>"branch": "master",</text:p>
            <text:p text:style-name="P158"><text:s text:c="8"/>"date": "2015-12-28 09:36:34",</text:p>
            <text:p text:style-name="P158"><text:s text:c="8"/>"identifier": "com.plexapp.agents.srt2utf8",</text:p>
            <text:p text:style-name="P158"><text:s text:c="8"/>"type": [</text:p>
            <text:p text:style-name="P158"><text:s text:c="12"/>"Agent",</text:p>
            <text:p text:style-name="P158"><text:s text:c="12"/>"Subtitles"</text:p>
            <text:p text:style-name="P158"><text:s text:c="8"/>],</text:p>
            <text:p text:style-name="P158"><text:s text:c="8"/>"icon": "srt2utf-8.png"</text:p>
            <text:p text:style-name="P158"><text:s text:c="4"/>},</text:p>
            <text:p text:style-name="P158"><text:s text:c="4"/>"https://github.com/ukdtom/Plex-FindUnmatched.bundle": {</text:p>
            <text:p text:style-name="P158"><text:s text:c="8"/>"description": "Scan your medias, and report medias missing from the database.",</text:p>
            <text:p text:style-name="P158"><text:s text:c="8"/>"title": "FindUnmatched",</text:p>
            <text:p text:style-name="P158"><text:s text:c="8"/>"bundle": "Plex-FindUnmatched.bundle",</text:p>
            <text:p text:style-name="P158"><text:s text:c="8"/>"branch": "master",</text:p>
            <text:p text:style-name="P158"><text:s text:c="8"/>"date": "2015-12-28 15:57:25",</text:p>
            <text:p text:style-name="P158"><text:s text:c="8"/>"identifier": "com.plexapp.plugins.findUnmatch",</text:p>
            <text:p text:style-name="P158"><text:s text:c="8"/>"type": [</text:p>
            <text:p text:style-name="P158"><text:s text:c="12"/>"Application"</text:p>
            <text:p text:style-name="P158"><text:s text:c="8"/>],</text:p>
            <text:p text:style-name="P158"><text:s text:c="8"/>"icon": "icon-FindUnmatched.png"</text:p>
            <text:p text:style-name="P158"><text:s text:c="4"/>}</text:p>
          </table:table-cell>
        </table:table-row>
      </table:table>
      <text:p text:style-name="P82"/>
      <text:p text:style-name="P15">NOTE:<text:span text:style-name="T6"> Since there's </text:span><text:span text:style-name="T13">might not be an</text:span><text:span text:style-name="T6"> icon for those, we suggest using a common icon, </text:span><text:span text:style-name="T13">if the icon value is empty</text:span></text:p>
      <text:h text:style-name="P206" text:outline-level="3"><text:bookmark-start text:name="__RefHeading__1974_1782240133"/>getUpdateList<text:bookmark-end text:name="__RefHeading__1974_1782240133"/></text:h>
      <text:p text:style-name="P27">If calling with a get like:</text:p>
      <table:table table:name="Table80" table:style-name="Table80">
        <table:table-column table:style-name="Table80.A"/>
        <table:table-row>
          <table:table-cell table:style-name="Table80.A1" office:value-type="string">
            <text:p text:style-name="P156">/webtools2?module=git&amp;function=getUpdateList</text:p>
          </table:table-cell>
        </table:table-row>
      </table:table>
      <text:p text:style-name="P26"/>
      <text:p text:style-name="P16"><text:span text:style-name="T6">We'll return a </text:span><text:span text:style-name="T12">200 and a </text:span><text:span text:style-name="T6">list of bundles where there's an update avail on GitHub, like:</text:span></text:p>
      <table:table table:name="Table81" table:style-name="Table81">
        <table:table-column table:style-name="Table81.A"/>
        <table:table-row>
          <table:table-cell table:style-name="Table81.A1" office:value-type="string">
            <text:p text:style-name="P157">{</text:p>
            <text:p text:style-name="P157"><text:s text:c="4"/>"https://github.com/ukdtom/Plex-FindUnmatched.bundle": {</text:p>
            <text:p text:style-name="P157"><text:soft-page-break/><text:s text:c="8"/>"gitHubTime": "2015-12-15 22:10:48",</text:p>
            <text:p text:style-name="P157"><text:s text:c="8"/>"description": "Scan your medias, and report medias missing from the database.",</text:p>
            <text:p text:style-name="P157"><text:s text:c="8"/>"LastUpdateTime": "2015-12-15 22:10:48",</text:p>
            <text:p text:style-name="P157"><text:s text:c="8"/>"title": "FindUnmatched",</text:p>
            <text:p text:style-name="P157"><text:s text:c="8"/>"bundle": "Plex-FindUnmatched.bundle",</text:p>
            <text:p text:style-name="P157"><text:s text:c="8"/>"branch": "master",</text:p>
            <text:p text:style-name="P157"><text:s text:c="8"/>"date": "2015-12-20 14:05:53",</text:p>
            <text:p text:style-name="P157"><text:s text:c="8"/>"identifier": "com.plexapp.plugins.findUnmatch",</text:p>
            <text:p text:style-name="P157"><text:s text:c="8"/>"type": [</text:p>
            <text:p text:style-name="P157"><text:s text:c="12"/>"Application"</text:p>
            <text:p text:style-name="P157"><text:s text:c="8"/>],</text:p>
            <text:p text:style-name="P157"><text:s text:c="8"/>"icon": "icon-FindUnmatched.png"</text:p>
            <text:p text:style-name="P157"><text:s text:c="4"/>},</text:p>
            <text:p text:style-name="P157"><text:s text:c="4"/>"https://github.com/trakt/Plex-Trakt-Scrobbler": {</text:p>
            <text:p text:style-name="P157"><text:s text:c="8"/>"gitHubTime": "2015-08-14 16:08:49",</text:p>
            <text:p text:style-name="P157"><text:s text:c="8"/>"description": "Automatically scrobble all TV episodes and movies you are watching to trakt.tv!",</text:p>
            <text:p text:style-name="P157"><text:s text:c="8"/>"title": "Trakt.tv plugin",</text:p>
            <text:p text:style-name="P157"><text:s text:c="8"/>"supporturl": "",</text:p>
            <text:p text:style-name="P157"><text:s text:c="8"/>"bundle": "trakttv.bundle",</text:p>
            <text:p text:style-name="P157"><text:s text:c="8"/>"branch": "master",</text:p>
            <text:p text:style-name="P157"><text:s text:c="8"/>"date": "2015-12-24 12:08:40",</text:p>
            <text:p text:style-name="P157"><text:s text:c="8"/>"identifier": "com.plexapp.plugins.trakttv",</text:p>
            <text:p text:style-name="P157"><text:s text:c="8"/>"type": [</text:p>
            <text:p text:style-name="P157"><text:s text:c="12"/>"Application"</text:p>
            <text:p text:style-name="P157"><text:s text:c="8"/>],</text:p>
            <text:p text:style-name="P157"><text:s text:c="8"/>"icon": "trakttv-icon.png"</text:p>
            <text:p text:style-name="P157"><text:s text:c="4"/>}</text:p>
            <text:p text:style-name="P157">}</text:p>
          </table:table-cell>
        </table:table-row>
      </table:table>
      <text:p text:style-name="P27"/>
      <text:p text:style-name="P28">In above, note the gitHubTime field</text:p>
      <text:p text:style-name="P28">If no updates are avail, we still return 200, but with a body like:</text:p>
      <table:table table:name="Table82" table:style-name="Table82">
        <table:table-column table:style-name="Table82.A"/>
        <table:table-row>
          <table:table-cell table:style-name="Table82.A1" office:value-type="string">
            <text:p text:style-name="P157">{}</text:p>
          </table:table-cell>
        </table:table-row>
      </table:table>
      <text:p text:style-name="P28"/>
      <text:p text:style-name="P28">And last, if no bundles has been installed, we return a 204</text:p>
      <text:p text:style-name="P26"/>
      <text:h text:style-name="P251" text:outline-level="2"><text:bookmark-start text:name="__RefHeading__1760_1533813955"/>PMS Module<text:bookmark-end text:name="__RefHeading__1760_1533813955"/></text:h>
      <text:p text:style-name="P76">When working with <text:span text:style-name="T31">the PMS module</text:span>, it's important to <text:span text:style-name="T32">fetch</text:span> the contents in small <text:span text:style-name="T31">chunks</text:span>, in order to not put unneeded stress on the PMS, as well as to make the application more responsive, so the first call to a section should be to <text:span text:style-name="T32">fetch</text:span> the amount of medias in it</text:p>
      <text:h text:style-name="P216" text:outline-level="3"><text:bookmark-start text:name="__RefHeading__2139_1826244723"/>getAllBundleInfo<text:bookmark-end text:name="__RefHeading__2139_1826244723"/></text:h>
      <text:p text:style-name="P81">To get a combined list of bundles, that is avail from UAS, maybe already installed, or that has been migrated, issue a get like:</text:p>
      <table:table table:name="Table78" table:style-name="Table78">
        <table:table-column table:style-name="Table78.A"/>
        <table:table-row>
          <table:table-cell table:style-name="Table78.A1" office:value-type="string">
            <text:p text:style-name="P155">/webtools2?module=pms&amp;function=getAllBundleInfo</text:p>
          </table:table-cell>
        </table:table-row>
      </table:table>
      <text:p text:style-name="P81"/>
      <text:p text:style-name="P81">Above would return like:</text:p>
      <table:table table:name="Table79" table:style-name="Table79">
        <table:table-column table:style-name="Table79.A"/>
        <table:table-row>
          <table:table-cell table:style-name="Table79.A1" office:value-type="string">
            <text:p text:style-name="P155"><text:s text:c="4"/>"https://github.com/ukdtom/DevTools.bundle": {</text:p>
            <text:p text:style-name="P155"><text:s text:c="8"/>"description": "Helper for 3.Party tools",</text:p>
            <text:p text:style-name="P155"><text:s text:c="8"/>"title": "DevTools",</text:p>
            <text:p text:style-name="P155"><text:s text:c="8"/>"bundle": "DevTools.bundle",</text:p>
            <text:p text:style-name="P155"><text:s text:c="8"/>"branch": "master",</text:p>
            <text:p text:style-name="P155"><text:s text:c="8"/>"date": "2015-12-20 13:59:08",</text:p>
            <text:p text:style-name="P155"><text:s text:c="8"/>"identifier": "com.plexapp.plugins.DevTools",</text:p>
            <text:p text:style-name="P155"><text:s text:c="8"/>"type": [</text:p>
            <text:p text:style-name="P155"><text:s text:c="12"/>"Agent"</text:p>
            <text:p text:style-name="P155"><text:s text:c="8"/>],</text:p>
            <text:p text:style-name="P155"><text:s text:c="8"/>"icon": "DevTools.png"</text:p>
            <text:p text:style-name="P155"><text:s text:c="4"/>},</text:p>
            <text:p text:style-name="P155"><text:s text:c="4"/>"https://github.com/mikedm139/SickBeard.bundle": {</text:p>
            <text:p text:style-name="P155"><text:s text:c="8"/>"description": "A plugin for Plex media center to view and control basic functions of SickBeard",</text:p>
            <text:p text:style-name="P155"><text:s text:c="8"/>"title": "SickBeard",</text:p>
            <text:p text:style-name="P155"><text:s text:c="8"/>"bundle": "SickBeard.bundle",</text:p>
            <text:p text:style-name="P155"><text:s text:c="8"/>"branch": "master",</text:p>
            <text:p text:style-name="P155"><text:s text:c="8"/>"date": "",</text:p>
            <text:p text:style-name="P155"><text:s text:c="8"/>"identifier": "com.plexapp.plugins.sickbeard",</text:p>
            <text:p text:style-name="P155"><text:s text:c="8"/>"type": [</text:p>
            <text:p text:style-name="P155"><text:s text:c="12"/>"Application"</text:p>
            <text:p text:style-name="P155"><text:s text:c="8"/>],</text:p>
            <text:p text:style-name="P155"><text:s text:c="8"/>"icon": "sickbeard-icon.png"</text:p>
            <text:p text:style-name="P155"><text:s text:c="4"/>}</text:p>
          </table:table-cell>
        </table:table-row>
      </table:table>
      <text:p text:style-name="P81"/>
      <text:p text:style-name="P81">Note in above, that the date field for the SickBeard bundle is empty, meaning it's not installed</text:p>
      <text:h text:style-name="P217" text:outline-level="3"><text:bookmark-start text:name="__RefHeading__1975_2070553860"/>delBundle<text:bookmark-end text:name="__RefHeading__1975_2070553860"/></text:h>
      <text:p text:style-name="P77">To remove/uninstall a bundle, that WebTools know about, issue a DELETE like:</text:p>
      <table:table table:name="Table36" table:style-name="Table36">
        <table:table-column table:style-name="Table36.A"/>
        <text:soft-page-break/>
        <table:table-row>
          <table:table-cell table:style-name="Table36.A1" office:value-type="string">
            <text:p text:style-name="P151">/webtools2?module=pms&amp;function=delBundle&amp;bundleName=plex2csv.bundle</text:p>
          </table:table-cell>
        </table:table-row>
      </table:table>
      <text:p text:style-name="P77"/>
      <text:p text:style-name="P77">If the bundle was not on our installed list, then we return a 404 with a body like:</text:p>
      <table:table table:name="Table75" table:style-name="Table75">
        <table:table-column table:style-name="Table75.A"/>
        <table:table-row>
          <table:table-cell table:style-name="Table75.A1" office:value-type="string">
            <text:p text:style-name="P151">Bundle plex2csv.bundle was not found</text:p>
          </table:table-cell>
        </table:table-row>
      </table:table>
      <text:p text:style-name="P77"/>
      <text:p text:style-name="P77">If the bundle was on our list, but we could not remove the directory, then we return a 500</text:p>
      <text:p text:style-name="P77">If bundle is removed, we return a 200</text:p>
      <text:h text:style-name="P218" text:outline-level="3"><text:bookmark-start text:name="__RefHeading__1762_1533813955"/>getSectionList<text:bookmark-end text:name="__RefHeading__1762_1533813955"/></text:h>
      <text:p text:style-name="P49">To get a list of sections in the PMS, issue a Get statement like:</text:p>
      <table:table table:name="Table43" table:style-name="Table43">
        <table:table-column table:style-name="Table43.A"/>
        <table:table-row>
          <table:table-cell table:style-name="Table43.A1" office:value-type="string">
            <text:p text:style-name="P118">/webtools2?module=pms&amp;function=getSectionsList</text:p>
          </table:table-cell>
        </table:table-row>
      </table:table>
      <text:p text:style-name="P49"/>
      <text:p text:style-name="P49">Will return an array of json strings like:</text:p>
      <table:table table:name="Table45" table:style-name="Table45">
        <table:table-column table:style-name="Table45.A"/>
        <table:table-row>
          <table:table-cell table:style-name="Table45.A1" office:value-type="string">
            <text:p text:style-name="P118">[{'type': 'artist', 'key': '3', 'title': 'Home CD Vevo'}, {'type': 'movie', 'key': '1', 'title': 'New Movies'}]</text:p>
          </table:table-cell>
        </table:table-row>
      </table:table>
      <text:p text:style-name="P49"/>
      <text:h text:style-name="P219" text:outline-level="3"><text:bookmark-start text:name="__RefHeading__1766_1533813955"/>getSectionSize<text:bookmark-end text:name="__RefHeading__1766_1533813955"/></text:h>
      <text:p text:style-name="P50">To get the size of a section, issue a Get like:</text:p>
      <table:table table:name="Table1" table:style-name="Table1">
        <table:table-column table:style-name="Table1.A"/>
        <table:table-row>
          <table:table-cell table:style-name="Table1.A1" office:value-type="string">
            <text:p text:style-name="P119">/webtools2?module=pms&amp;function=getSectionSize&amp;key=&lt;Key of section&gt;</text:p>
          </table:table-cell>
        </table:table-row>
      </table:table>
      <text:p text:style-name="P49"/>
      <text:p text:style-name="P50">Will return something like:</text:p>
      <table:table table:name="Table2" table:style-name="Table2">
        <table:table-column table:style-name="Table2.A"/>
        <table:table-row>
          <table:table-cell table:style-name="Table2.A1" office:value-type="string">
            <text:p text:style-name="P119">149</text:p>
          </table:table-cell>
        </table:table-row>
      </table:table>
      <text:p text:style-name="P50"/>
      <text:h text:style-name="P239" text:outline-level="3"/>
      <text:h text:style-name="P245" text:outline-level="3"><text:bookmark-start text:name="__RefHeading___Toc2729_442273066"/>getSectionLetterList<text:bookmark-end text:name="__RefHeading___Toc2729_442273066"/></text:h>
      <text:p text:style-name="P188">Above method will return a sorted list of the first characters used as titles.</text:p>
      <text:p text:style-name="P188">In other words an alphabetical list of the titles of medias within a section, as well as a key and a counter</text:p>
      <text:p text:style-name="P188">Issue a get like:</text:p>
      <table:table table:name="Table112" table:style-name="Table112">
        <table:table-column table:style-name="Table112.A"/>
        <table:table-row>
          <table:table-cell table:style-name="Table112.A1" office:value-type="string">
            <text:p text:style-name="P258">/webtools2?module=pms&amp;function=getSectionLetterList&amp;key=&lt;Key of Section&gt;</text:p>
          </table:table-cell>
        </table:table-row>
      </table:table>
      <text:p text:style-name="P188"/>
      <text:p text:style-name="P188">Above would return something like:</text:p>
      <table:table table:name="Table113" table:style-name="Table113">
        <table:table-column table:style-name="Table113.A"/>
        <table:table-row>
          <table:table-cell table:style-name="Table113.A1" office:value-type="string">
            <text:p text:style-name="P258">{</text:p>
            <text:p text:style-name="P258"><text:s text:c="4"/>"#": {</text:p>
            <text:p text:style-name="P258"><text:s text:c="8"/>"key": "%23",</text:p>
            <text:p text:style-name="P258"><text:s text:c="8"/>"size": "2"</text:p>
            <text:p text:style-name="P258"><text:s text:c="4"/>},</text:p>
            <text:p text:style-name="P258"><text:s text:c="4"/>"A": {</text:p>
            <text:p text:style-name="P258"><text:s text:c="8"/>"key": "A",</text:p>
            <text:p text:style-name="P258"><text:s text:c="8"/>"size": "1"</text:p>
            <text:p text:style-name="P258"><text:s text:c="4"/>},</text:p>
            <text:p text:style-name="P258"><text:s text:c="4"/>"C": {</text:p>
            <text:p text:style-name="P258"><text:s text:c="8"/>"key": "C",</text:p>
            <text:p text:style-name="P258"><text:s text:c="8"/>"size": "4"</text:p>
            <text:p text:style-name="P258"><text:s text:c="4"/>},</text:p>
            <text:p text:style-name="P258"><text:s text:c="4"/>"D": {</text:p>
            <text:p text:style-name="P258"><text:s text:c="8"/>"key": "D",</text:p>
            <text:p text:style-name="P258"><text:s text:c="8"/>"size": "1"</text:p>
            <text:p text:style-name="P258"><text:s text:c="4"/>},</text:p>
            <text:p text:style-name="P258"><text:s text:c="4"/>"G": {</text:p>
            <text:p text:style-name="P258"><text:s text:c="8"/>"key": "G",</text:p>
            <text:p text:style-name="P258"><text:s text:c="8"/>"size": "1"</text:p>
            <text:p text:style-name="P258"><text:s text:c="4"/>},</text:p>
            <text:p text:style-name="P258"><text:s text:c="4"/>"H": {</text:p>
            <text:p text:style-name="P258"><text:s text:c="8"/>"key": "H",</text:p>
            <text:p text:style-name="P258"><text:s text:c="8"/>"size": "1"</text:p>
            <text:p text:style-name="P258"><text:s text:c="4"/>},</text:p>
            <text:p text:style-name="P258"><text:s text:c="4"/>"K": {</text:p>
            <text:p text:style-name="P258"><text:s text:c="8"/>"key": "K",</text:p>
            <text:p text:style-name="P258"><text:s text:c="8"/>"size": "1"</text:p>
            <text:p text:style-name="P258"><text:s text:c="4"/>}</text:p>
            <text:p text:style-name="P258">}</text:p>
          </table:table-cell>
        </table:table-row>
      </table:table>
      <text:p text:style-name="P188"/>
      <text:p text:style-name="P188"/>
      <text:p text:style-name="P189"/>
      <text:h text:style-name="P220" text:outline-level="3"><text:bookmark-start text:name="__RefHeading__1768_1533813955"/><text:soft-page-break/>getSection<text:bookmark-end text:name="__RefHeading__1768_1533813955"/></text:h>
      <text:p text:style-name="P51">To get the contents of a section, issue a get like:</text:p>
      <table:table table:name="Table8" table:style-name="Table8">
        <table:table-column table:style-name="Table8.A"/>
        <table:table-row>
          <table:table-cell table:style-name="Table8.A1" office:value-type="string">
            <text:p text:style-name="P121">/webtools2?module=pms&amp;function=getSection&amp;key=&lt;Key of section&gt;&amp;start=&lt;Item to start with&gt;&amp;size=&lt;Amount of items to return&gt;<text:span text:style-name="T34">[</text:span><text:span text:style-name="T4">&amp;getSubs=true</text:span><text:span text:style-name="T34">]</text:span></text:p>
          </table:table-cell>
        </table:table-row>
      </table:table>
      <text:p text:style-name="P51"/>
      <text:p text:style-name="P55">If the optional parameter &amp;getSubs=true is set, then subtitle information will also be returned.</text:p>
      <text:p text:style-name="P55">Not<text:span text:style-name="T47">e</text:span> though, that this req. one additional call towards the PMS, so it's slower</text:p>
      <text:p text:style-name="P51">Sample:</text:p>
      <table:table table:name="Table9" table:style-name="Table9">
        <table:table-column table:style-name="Table9.A"/>
        <table:table-row>
          <table:table-cell table:style-name="Table9.A1" office:value-type="string">
            <text:p text:style-name="P120">/webtools2?module=pms&amp;function=getSection&amp;key=6&amp;start=1&amp;size=3</text:p>
          </table:table-cell>
        </table:table-row>
      </table:table>
      <text:p text:style-name="P51"/>
      <text:p text:style-name="P51">Above will return something like:</text:p>
      <table:table table:name="Table46" table:style-name="Table46">
        <table:table-column table:style-name="Table46.A"/>
        <table:table-row>
          <table:table-cell table:style-name="Table46.A1" office:value-type="string">
            <text:p text:style-name="P143">[</text:p>
            <text:p text:style-name="P143"><text:s text:c="4"/>{</text:p>
            <text:p text:style-name="P143"><text:s text:c="8"/>"key": "7897",</text:p>
            <text:p text:style-name="P143"><text:s text:c="8"/>"title": "1 movie"</text:p>
            <text:p text:style-name="P143"><text:s text:c="4"/>},</text:p>
            <text:p text:style-name="P143"><text:s text:c="4"/>{</text:p>
            <text:p text:style-name="P143"><text:s text:c="8"/>"key": "7938",</text:p>
            <text:p text:style-name="P143"><text:s text:c="8"/>"title": "movie 2"</text:p>
            <text:p text:style-name="P143"><text:s text:c="4"/>},</text:p>
            <text:p text:style-name="P143"><text:s text:c="4"/>{</text:p>
            <text:p text:style-name="P143"><text:s text:c="8"/>"key": "7465",</text:p>
            <text:p text:style-name="P143"><text:s text:c="8"/>"title": "some movie"</text:p>
            <text:p text:style-name="P143"><text:s text:c="4"/>}</text:p>
            <text:p text:style-name="P143">]</text:p>
          </table:table-cell>
        </table:table-row>
      </table:table>
      <text:p text:style-name="P51"/>
      <text:p text:style-name="P55">Sample with subs:</text:p>
      <table:table table:name="Table13" table:style-name="Table13">
        <table:table-column table:style-name="Table13.A"/>
        <table:table-row>
          <table:table-cell table:style-name="Table13.A1" office:value-type="string">
            <text:p text:style-name="P124">/webtools2?module=pms&amp;function=getSection&amp;key=6&amp;start=1&amp;size=3&amp;getSubs=true</text:p>
          </table:table-cell>
        </table:table-row>
      </table:table>
      <text:p text:style-name="P55"/>
      <text:p text:style-name="P55">Will return something like:</text:p>
      <table:table table:name="Table14" table:style-name="Table14">
        <table:table-column table:style-name="Table14.A"/>
        <table:table-row>
          <table:table-cell table:style-name="Table14.A1" office:value-type="string">
            <text:p text:style-name="P153">[</text:p>
            <text:p text:style-name="P153"><text:s text:c="4"/>{</text:p>
            <text:p text:style-name="P153"><text:s text:c="8"/>"subtitles": [</text:p>
            <text:p text:style-name="P153"><text:s text:c="12"/>{</text:p>
            <text:p text:style-name="P153"><text:s text:c="16"/>"languageCode": null,</text:p>
            <text:p text:style-name="P153"><text:s text:c="16"/>"codec": "srt",</text:p>
            <text:p text:style-name="P153"><text:s text:c="16"/>"selected": "1",</text:p>
            <text:p text:style-name="P153"><text:s text:c="16"/>"key": "26054",</text:p>
            <text:p text:style-name="P153"><text:soft-page-break/><text:s text:c="16"/>"location": "Sidecar"</text:p>
            <text:p text:style-name="P153"><text:s text:c="12"/>}</text:p>
            <text:p text:style-name="P153"><text:s text:c="8"/>],</text:p>
            <text:p text:style-name="P153"><text:s text:c="8"/>"key": "7897",</text:p>
            <text:p text:style-name="P153"><text:s text:c="8"/>"title": "100 Feet"</text:p>
            <text:p text:style-name="P153"><text:s text:c="4"/>},</text:p>
            <text:p text:style-name="P153"><text:s text:c="4"/>{</text:p>
            <text:p text:style-name="P153"><text:s text:c="8"/>"subtitles": [</text:p>
            <text:p text:style-name="P153"><text:s text:c="12"/>{</text:p>
            <text:p text:style-name="P153"><text:s text:c="16"/>"languageCode": null,</text:p>
            <text:p text:style-name="P153"><text:s text:c="16"/>"codec": "srt",</text:p>
            <text:p text:style-name="P153"><text:s text:c="16"/>"selected": "1",</text:p>
            <text:p text:style-name="P153"><text:s text:c="16"/>"key": "26267",</text:p>
            <text:p text:style-name="P153"><text:s text:c="16"/>"location": "Sidecar"</text:p>
            <text:p text:style-name="P153"><text:s text:c="12"/>}</text:p>
            <text:p text:style-name="P153"><text:s text:c="8"/>],</text:p>
            <text:p text:style-name="P153"><text:s text:c="8"/>"key": "7938",</text:p>
            <text:p text:style-name="P153"><text:s text:c="8"/>"title": "11-11-11"</text:p>
            <text:p text:style-name="P153"><text:s text:c="4"/>},</text:p>
            <text:p text:style-name="P153"><text:s text:c="4"/>{</text:p>
            <text:p text:style-name="P153"><text:s text:c="8"/>"subtitles": [],</text:p>
            <text:p text:style-name="P153"><text:s text:c="8"/>"key": "7465",</text:p>
            <text:p text:style-name="P153"><text:s text:c="8"/>"title": "11:14"</text:p>
            <text:p text:style-name="P153"><text:s text:c="4"/>}</text:p>
            <text:p text:style-name="P153">]</text:p>
          </table:table-cell>
        </table:table-row>
      </table:table>
      <text:p text:style-name="P52"/>
      <text:h text:style-name="P221" text:outline-level="3"><text:bookmark-start text:name="__RefHeading__1771_1533813955"/>getSubtitles<text:bookmark-end text:name="__RefHeading__1771_1533813955"/></text:h>
      <text:p text:style-name="P53">To get a list of subtitles for a media, issue a get like:</text:p>
      <table:table table:name="Table47" table:style-name="Table47">
        <table:table-column table:style-name="Table47.A"/>
        <table:table-row>
          <table:table-cell table:style-name="Table47.A1" office:value-type="string">
            <text:p text:style-name="P122">/webtools2?module=pms&amp;function=getSubtitles&amp;key=&lt;Media Rating Key&gt;[<text:span text:style-name="T1">&amp;getFile=true</text:span><text:span text:style-name="T6">]</text:span></text:p>
          </table:table-cell>
        </table:table-row>
      </table:table>
      <text:p text:style-name="P51"/>
      <text:p text:style-name="P53">If the parameter &amp;getFile=true is present in the url, then an additional req. will be sendt to the PMS, asking for the url of the subtitle file.</text:p>
      <text:p text:style-name="P53">The returned value for location can be one of the following: ['Embedded', 'Agent', 'Sidecar']</text:p>
      <text:p text:style-name="P53">Will return something like:</text:p>
      <table:table table:name="Table59" table:style-name="Table59">
        <table:table-column table:style-name="Table59.A"/>
        <table:table-row>
          <table:table-cell table:style-name="Table59.A1" office:value-type="string">
            <text:p text:style-name="P122">[{</text:p>
            <text:p text:style-name="P122">'languageCode': 'dan', </text:p>
            <text:p text:style-name="P122">'url': 'file:///share/CACHEDEV1_DATA/video/Nyt/movies/nov/<text:span text:style-name="T40">myMovie</text:span> (2015)/<text:span text:style-name="T40">myMovie</text:span>.2015.1080p.BluRay.x264.da.srt', </text:p>
            <text:p text:style-name="P122">'selected': '1', </text:p>
            <text:p text:style-name="P122">'codec': 'srt', </text:p>
            <text:p text:style-name="P122">'location': 'Sidecar', </text:p>
            <text:p text:style-name="P122">'key': '103701'}]</text:p>
          </table:table-cell>
        </table:table-row>
      </table:table>
      <text:p text:style-name="P53"><text:soft-page-break/></text:p>
      <text:h text:style-name="P222" text:outline-level="3"><text:bookmark-start text:name="__RefHeading__2186_76401599"/>getParts<text:bookmark-end text:name="__RefHeading__2186_76401599"/></text:h>
      <text:p text:style-name="P83">When dealing with a movie or a TV-Show episode, it can have different media files, known as parts.</text:p>
      <text:p text:style-name="P83">To get a list of those, issue a get like:</text:p>
      <table:table table:name="Table84" table:style-name="Table84">
        <table:table-column table:style-name="Table84.A"/>
        <table:table-row>
          <table:table-cell table:style-name="Table84.A1" office:value-type="string">
            <text:p text:style-name="P160">/webtools2?module=pms&amp;function=getParts&amp;key=&lt;Key of Movie or episode&gt;</text:p>
          </table:table-cell>
        </table:table-row>
      </table:table>
      <text:p text:style-name="P83"/>
      <text:p text:style-name="P83">Sample:</text:p>
      <table:table table:name="Table85" table:style-name="Table85">
        <table:table-column table:style-name="Table85.A"/>
        <table:table-row>
          <table:table-cell table:style-name="Table85.A1" office:value-type="string">
            <text:p text:style-name="P160">/webtools2?module=pms&amp;function=getParts&amp;key=19723</text:p>
          </table:table-cell>
        </table:table-row>
      </table:table>
      <text:p text:style-name="P83"/>
      <text:p text:style-name="P83">Above would return something like:</text:p>
      <table:table table:name="Table86" table:style-name="Table86">
        <table:table-column table:style-name="Table86.A"/>
        <table:table-row>
          <table:table-cell table:style-name="Table86.A1" office:value-type="string">
            <text:p text:style-name="P160">{</text:p>
            <text:p text:style-name="P160"><text:s text:c="4"/>"8797": "/share/CACHEDEV1_DATA/video/movies/myMovie pt1.mkv",</text:p>
            <text:p text:style-name="P160"><text:s text:c="4"/>"8798": "/share/CACHEDEV1_DATA/video/movies/myMovie pt2.mkv",</text:p>
            <text:p text:style-name="P160"><text:s text:c="4"/>"8799": "/share/CACHEDEV1_DATA/video/movies/myMovie pt3.mkv"</text:p>
            <text:p text:style-name="P160">}</text:p>
          </table:table-cell>
        </table:table-row>
      </table:table>
      <text:p text:style-name="P83"/>
      <text:p text:style-name="P84">Where the key is the part ID</text:p>
      <text:h text:style-name="P223" text:outline-level="3"><text:bookmark-start text:name="__RefHeading__2188_76401599"/>uploadFile<text:bookmark-end text:name="__RefHeading__2188_76401599"/></text:h>
      <text:p text:style-name="P85">To upload a file, like a subtitle, issue a get to the PMS function getParts to grap the filename and path of a part.</text:p>
      <text:p text:style-name="P85">Then issue a POST call like:</text:p>
      <table:table table:name="Table87" table:style-name="Table87">
        <table:table-column table:style-name="Table87.A"/>
        <table:table-row>
          <table:table-cell table:style-name="Table87.A1" office:value-type="string">
            <text:p text:style-name="P161">/webtools2?module=pms&amp;function=uploadFile</text:p>
          </table:table-cell>
        </table:table-row>
      </table:table>
      <text:p text:style-name="P85"/>
      <text:p text:style-name="P85">Two parameters are needed here:</text:p>
      <text:p text:style-name="P85">localFile with a type of File</text:p>
      <text:p text:style-name="P85">remoteFile with a type of text</text:p>
      <text:p text:style-name="P85">Screen from Postman:</text:p>
      <text:p text:style-name="P85"><draw:frame draw:style-name="fr1" draw:name="Image1" text:anchor-type="paragraph" svg:width="6.9252in" svg:height="2.0728in" draw:z-index="0"><draw:image xlink:href="Pictures/10000201000005DF000001C25D8CCA00F144F1FB.png" xlink:type="simple" xlink:show="embed" xlink:actuate="onLoad"/></draw:frame><text:soft-page-break/></text:p>
      <text:p text:style-name="P85">If above is a success, we return 200</text:p>
      <text:h text:style-name="P200" text:outline-level="3"><text:bookmark-start text:name="__RefHeading__1776_1533813955"/>showSubtitle<text:bookmark-end text:name="__RefHeading__1776_1533813955"/></text:h>
      <text:p text:style-name="P54">To show a subtitle, issue a get like:</text:p>
      <table:table table:name="Table16" table:style-name="Table16">
        <table:table-column table:style-name="Table16.A"/>
        <table:table-row>
          <table:table-cell table:style-name="Table16.A1" office:value-type="string">
            <text:p text:style-name="P123">/webtools2?module=pms&amp;function=showSubtitle&amp;key=&lt;Subtitle Key&gt;</text:p>
          </table:table-cell>
        </table:table-row>
      </table:table>
      <text:p text:style-name="P54"/>
      <text:p text:style-name="P54">Will return something like:</text:p>
      <table:table table:name="Table17" table:style-name="Table17">
        <table:table-column table:style-name="Table17.A"/>
        <table:table-row>
          <table:table-cell table:style-name="Table17.A1" office:value-type="string">
            <text:p text:style-name="P154">[</text:p>
            <text:p text:style-name="P154"><text:s text:c="4"/>"1",</text:p>
            <text:p text:style-name="P154"><text:s text:c="4"/>"00:00:19,400 --&gt; 00:00:20,942",</text:p>
            <text:p text:style-name="P154"><text:s text:c="4"/>"Welcome to WebTools",</text:p>
            <text:p text:style-name="P154"><text:s text:c="4"/>"",</text:p>
            <text:p text:style-name="P154"><text:s text:c="4"/>"3",</text:p>
            <text:p text:style-name="P154"><text:s text:c="4"/>"00:00:21,400 --&gt; 00:00:24,108",</text:p>
            <text:p text:style-name="P154"><text:s text:c="4"/>"Now with a:.",</text:p>
            <text:p text:style-name="P154"><text:s text:c="4"/>"Rest API",</text:p>
            <text:p text:style-name="P154"><text:s text:c="4"/>""</text:p>
            <text:p text:style-name="P154">]</text:p>
          </table:table-cell>
        </table:table-row>
      </table:table>
      <text:p text:style-name="P54"/>
      <text:h text:style-name="P224" text:outline-level="3"/>
      <text:h text:style-name="P242" text:outline-level="3"><text:bookmark-start text:name="__RefHeading__1755_533919714"/>Delete Subtitle<text:bookmark-end text:name="__RefHeading__1755_533919714"/></text:h>
      <text:p text:style-name="P67">To delete a sidecar <text:span text:style-name="T53">or agent </text:span>subtitle, issue a DELETE like:</text:p>
      <table:table table:name="Table30" table:style-name="Table30">
        <table:table-column table:style-name="Table30.A"/>
        <table:table-row>
          <table:table-cell table:style-name="Table30.A1" office:value-type="string">
            <text:p text:style-name="P140">/webtools2?module=pms&amp;function=delSub&amp;key=<text:span text:style-name="T39">&lt;Key of media&gt;</text:span>&amp;subKey=<text:span text:style-name="T39">&lt;Key of subtitle&gt;</text:span></text:p>
          </table:table-cell>
        </table:table-row>
      </table:table>
      <text:p text:style-name="P67"/>
      <text:p text:style-name="P67">Sample call:</text:p>
      <table:table table:name="Table31" table:style-name="Table31">
        <table:table-column table:style-name="Table31.A"/>
        <table:table-row>
          <table:table-cell table:style-name="Table31.A1" office:value-type="string">
            <text:p text:style-name="P139">/webtools2?module=pms&amp;function=delSub&amp;key=42815&amp;subKey=107864</text:p>
          </table:table-cell>
        </table:table-row>
      </table:table>
      <text:p text:style-name="P67"/>
      <text:p text:style-name="P67">With above, if success, we return 200, and with a body like:</text:p>
      <table:table table:name="Table69" table:style-name="Table69">
        <table:table-column table:style-name="Table69.A"/>
        <table:table-row>
          <table:table-cell table:style-name="Table69.A1" office:value-type="string">
            <text:p text:style-name="P139">{</text:p>
            <text:p text:style-name="P139"><text:s text:c="4"/>"Deleted file": "/share/CACHEDEV1_DATA/video/Nyt/movies/nov/myMovie/myMovie.2015.1080p.BluRay.x264.da.srt"</text:p>
            <text:p text:style-name="P139">}</text:p>
          </table:table-cell>
        </table:table-row>
      </table:table>
      <text:p text:style-name="P67"/>
      <text:p text:style-name="P68">If the subtitle to delete was downloaded from an agent, then we<text:span text:style-name="T6"> </text:span><text:span text:style-name="T14">return with a 200:</text:span></text:p>
      <table:table table:name="Table70" table:style-name="Table70">
        <table:table-column table:style-name="Table70.A"/>
        <table:table-row>
          <table:table-cell table:style-name="Table70.A1" office:value-type="string">
            <text:p text:style-name="P141">{</text:p>
            <text:p text:style-name="P141"><text:s text:c="4"/>"SymbLink": "/root/Library/Plex Media Server/Media/localhost/8/7de530475ce1adb8a4c731737b8a3f62bdd54ae.bundle/Contents/Subtitles/nl/com.plexapp.agents.opensubtitles_c0254bac627eb1f760cbff1cae4553862353318f.srt",</text:p>
            <text:p text:style-name="P141"><text:s text:c="4"/>"FilePath": "/root/Library/Plex Media Server/Media/localhost/8/7de530475ce1adb8a4c731737b8a3f62bdd54ae.bundle/Subtitle Contributions/com.plexapp.agents.opensubtitles/nl/c0254bac627eb1f760cbff1cae4553862353318f.srt"</text:p>
            <text:p text:style-name="P141">}</text:p>
          </table:table-cell>
        </table:table-row>
      </table:table>
      <text:p text:style-name="P24"/>
      <text:p text:style-name="P24">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142">Hmmm....This is invalid, and most likely due to trying to delete an embedded sub :-)</text:p>
          </table:table-cell>
        </table:table-row>
      </table:table>
      <text:p text:style-name="P24"/>
      <text:h text:style-name="P225" text:outline-level="3"><text:bookmark-start text:name="__RefHeading__1731_533919714"/>TV-Show Size<text:bookmark-end text:name="__RefHeading__1731_533919714"/></text:h>
      <text:p text:style-name="P61">To grap the amount of entries in a TV-Show, issue a GET like:</text:p>
      <table:table table:name="Table63" table:style-name="Table63">
        <table:table-column table:style-name="Table63.A"/>
        <table:table-row>
          <table:table-cell table:style-name="Table63.A1" office:value-type="string">
            <text:p text:style-name="P131">webtools2?module=pms&amp;function=tvShow&amp;<text:span text:style-name="T36">action=getSize</text:span>&amp;key=&lt;Key of show&gt;</text:p>
          </table:table-cell>
        </table:table-row>
      </table:table>
      <text:p text:style-name="P61"/>
      <text:p text:style-name="P64">Sample call:</text:p>
      <table:table table:name="Table25" table:style-name="Table25">
        <table:table-column table:style-name="Table25.A"/>
        <table:table-row>
          <table:table-cell table:style-name="Table25.A1" office:value-type="string">
            <text:p text:style-name="P134">/webtools2?module=pms&amp;function=tvShow&amp;action=getSize&amp;key=19714</text:p>
          </table:table-cell>
        </table:table-row>
      </table:table>
      <text:p text:style-name="P64"><text:soft-page-break/></text:p>
      <text:p text:style-name="P61">Will return something like:</text:p>
      <table:table table:name="Table64" table:style-name="Table64">
        <table:table-column table:style-name="Table64.A"/>
        <table:table-row>
          <table:table-cell table:style-name="Table64.A1" office:value-type="string">
            <text:p text:style-name="P130">6</text:p>
          </table:table-cell>
        </table:table-row>
      </table:table>
      <text:p text:style-name="P61"/>
      <text:h text:style-name="P226" text:outline-level="3"><text:bookmark-start text:name="__RefHeading__1735_533919714"/>TV-Show Contents<text:bookmark-end text:name="__RefHeading__1735_533919714"/></text:h>
      <text:p text:style-name="P62">To grap the contents of a TV-Show, issue a GET like:</text:p>
      <table:table table:name="Table24" table:style-name="Table24">
        <table:table-column table:style-name="Table24.A"/>
        <table:table-row>
          <table:table-cell table:style-name="Table24.A1" office:value-type="string">
            <text:p text:style-name="P132">/webtools2?module=pms&amp;function=tvShow<text:span text:style-name="T37">&amp;action=getContents</text:span>&amp;key=&lt;Key of Show&gt;&amp;start=&lt;Start pos.&gt;&amp;size=&lt;Amount to fetch&gt;[<text:span text:style-name="T1">&amp;getSubs=true</text:span><text:span text:style-name="T6">]</text:span></text:p>
          </table:table-cell>
        </table:table-row>
      </table:table>
      <text:p text:style-name="P62"/>
      <text:p text:style-name="P62">Sample call:</text:p>
      <table:table table:name="Table65" table:style-name="Table65">
        <table:table-column table:style-name="Table65.A"/>
        <table:table-row>
          <table:table-cell table:style-name="Table65.A1" office:value-type="string">
            <text:p text:style-name="P135">/webtools2?module=pms&amp;function=tvShow&amp;action=getContents&amp;key=19714&amp;start=1&amp;size=3&amp;getSubs=true</text:p>
          </table:table-cell>
        </table:table-row>
      </table:table>
      <text:p text:style-name="P62"/>
      <text:p text:style-name="P62">Will return:</text:p>
      <table:table table:name="Table66" table:style-name="Table66">
        <table:table-column table:style-name="Table66.A"/>
        <table:table-row>
          <table:table-cell table:style-name="Table66.A1" office:value-type="string">
            <text:p text:style-name="P133">[</text:p>
            <text:p text:style-name="P133"><text:s text:c="4"/>{</text:p>
            <text:p text:style-name="P133"><text:s text:c="8"/>"season": "4",</text:p>
            <text:p text:style-name="P133"><text:s text:c="8"/>"episode": "5",</text:p>
            <text:p text:style-name="P133"><text:s text:c="8"/>"subtitles": "[{'languageCode': 'dan', 'codec': 'srt', 'selected': '1', 'key': '101715', 'location': 'Sidecar'}, {'languageCode': 'eng', 'codec': 'srt', 'selected': None, 'key': '101714', 'location': 'Sidecar'}]",</text:p>
            <text:p text:style-name="P133"><text:s text:c="8"/>"key": "42324",</text:p>
            <text:p text:style-name="P133"><text:s text:c="8"/>"title": "<text:span text:style-name="T41">myMovie</text:span>"</text:p>
            <text:p text:style-name="P133"><text:s text:c="4"/>},</text:p>
            <text:p text:style-name="P133"><text:s text:c="4"/>{</text:p>
            <text:p text:style-name="P133"><text:s text:c="8"/>"season": "4",</text:p>
            <text:p text:style-name="P133"><text:s text:c="8"/>"episode": "6",</text:p>
            <text:p text:style-name="P133"><text:s text:c="8"/>"subtitles": "[{'languageCode': 'dan', 'codec': 'srt', 'selected': '1', 'key': '101720', 'location': 'Sidecar'}, {'languageCode': 'eng', 'codec': 'srt', 'selected': None, 'key': '101719', 'location': 'Sidecar'}]",</text:p>
            <text:p text:style-name="P133"><text:s text:c="8"/>"key": "42325",</text:p>
            <text:p text:style-name="P133"><text:s text:c="8"/>"title": "<text:span text:style-name="T41">Some Movie</text:span>"</text:p>
            <text:p text:style-name="P133"><text:s text:c="4"/>}</text:p>
            <text:p text:style-name="P133">]</text:p>
          </table:table-cell>
        </table:table-row>
      </table:table>
      <text:p text:style-name="P62"/>
      <text:p text:style-name="P63">Do note, that is getSubs is true, then an additional call will be made for each episode, so kinda costly</text:p>
      <text:h text:style-name="P227" text:outline-level="3"><text:bookmark-start text:name="__RefHeading__1742_533919714"/>TV-Shows <text:span text:style-name="T38">S</text:span>eason<text:span text:style-name="T38">s</text:span><text:bookmark-end text:name="__RefHeading__1742_533919714"/></text:h>
      <text:p text:style-name="P65">To get a list of seasons for a TV-Show, issue a GET like:</text:p>
      <table:table table:name="Table26" table:style-name="Table26">
        <table:table-column table:style-name="Table26.A"/>
        <table:table-row>
          <table:table-cell table:style-name="Table26.A1" office:value-type="string">
            <text:p text:style-name="P136">/webtools2?module=pms&amp;function=tvShow&amp;action=getSeasons&amp;key=&lt;Key of TV Show&gt;</text:p>
          </table:table-cell>
        </table:table-row>
      </table:table>
      <text:p text:style-name="P65"><text:soft-page-break/></text:p>
      <text:p text:style-name="P65">Sample call:</text:p>
      <table:table table:name="Table27" table:style-name="Table27">
        <table:table-column table:style-name="Table27.A"/>
        <table:table-row>
          <table:table-cell table:style-name="Table27.A1" office:value-type="string">
            <text:p text:style-name="P136">/webtools2?module=pms&amp;function=tvShow&amp;action=getSeasons&amp;key=13842</text:p>
          </table:table-cell>
        </table:table-row>
      </table:table>
      <text:p text:style-name="P65"/>
      <text:p text:style-name="P65">Will return something like:</text:p>
      <table:table table:name="Table67" table:style-name="Table67">
        <table:table-column table:style-name="Table67.A"/>
        <table:table-row>
          <table:table-cell table:style-name="Table67.A1" office:value-type="string">
            <text:p text:style-name="P136">[</text:p>
            <text:p text:style-name="P136"><text:s text:c="4"/>{</text:p>
            <text:p text:style-name="P136"><text:s text:c="8"/>"season": "0",</text:p>
            <text:p text:style-name="P136"><text:s text:c="8"/>"size": "1",</text:p>
            <text:p text:style-name="P136"><text:s text:c="8"/>"key": "13915",</text:p>
            <text:p text:style-name="P136"><text:s text:c="8"/>"title": "Specials"</text:p>
            <text:p text:style-name="P136"><text:s text:c="4"/>},</text:p>
            <text:p text:style-name="P136"><text:s text:c="4"/>{</text:p>
            <text:p text:style-name="P136"><text:s text:c="8"/>"season": "1",</text:p>
            <text:p text:style-name="P136"><text:s text:c="8"/>"size": "23",</text:p>
            <text:p text:style-name="P136"><text:s text:c="8"/>"key": "13891",</text:p>
            <text:p text:style-name="P136"><text:s text:c="8"/>"title": "Season 1"</text:p>
            <text:p text:style-name="P136"><text:s text:c="4"/>},</text:p>
            <text:p text:style-name="P136"><text:s text:c="4"/>{</text:p>
            <text:p text:style-name="P136"><text:s text:c="8"/>"season": "2",</text:p>
            <text:p text:style-name="P136"><text:s text:c="8"/>"size": "23",</text:p>
            <text:p text:style-name="P136"><text:s text:c="8"/>"key": "13867",</text:p>
            <text:p text:style-name="P136"><text:s text:c="8"/>"title": "Season 2"</text:p>
            <text:p text:style-name="P136"><text:s text:c="4"/>},</text:p>
            <text:p text:style-name="P136"><text:s text:c="4"/>{</text:p>
            <text:p text:style-name="P136"><text:s text:c="8"/>"season": "3",</text:p>
            <text:p text:style-name="P136"><text:s text:c="8"/>"size": "23",</text:p>
            <text:p text:style-name="P136"><text:s text:c="8"/>"key": "13843",</text:p>
            <text:p text:style-name="P136"><text:s text:c="8"/>"title": "Season 3"</text:p>
            <text:p text:style-name="P136"><text:s text:c="4"/>}</text:p>
            <text:p text:style-name="P136">]</text:p>
          </table:table-cell>
        </table:table-row>
      </table:table>
      <text:p text:style-name="P65"/>
      <text:h text:style-name="P228" text:outline-level="3"><text:bookmark-start text:name="__RefHeading__1747_533919714"/>TV-Shows Season<text:bookmark-end text:name="__RefHeading__1747_533919714"/></text:h>
      <text:p text:style-name="P66">To get a list of episodes in a TV-Show Season, issue a get like:</text:p>
      <table:table table:name="Table28" table:style-name="Table28">
        <table:table-column table:style-name="Table28.A"/>
        <table:table-row>
          <table:table-cell table:style-name="Table28.A1" office:value-type="string">
            <text:p text:style-name="P66">/webtools2?module=pms&amp;function=tvShow&amp;action=getSeason&amp;key=<text:span text:style-name="T44">&lt;Key of Season&gt;</text:span>[<text:span text:style-name="T1">&amp;getSubs=True&amp;getFile=true</text:span><text:span text:style-name="T6">]</text:span></text:p>
          </table:table-cell>
        </table:table-row>
      </table:table>
      <text:p text:style-name="P66"/>
      <text:p text:style-name="P66">If getSubs is true, then subtitles info will be returned as well.</text:p>
      <text:p text:style-name="P66">If getSubs is true, and getFile is true, then subtitles filename/path will be returned as well.</text:p>
      <text:p text:style-name="P66"><text:soft-page-break/>Sample Call:</text:p>
      <table:table table:name="Table29" table:style-name="Table29">
        <table:table-column table:style-name="Table29.A"/>
        <table:table-row>
          <table:table-cell table:style-name="Table29.A1" office:value-type="string">
            <text:p text:style-name="P66">/webtools2?module=pms&amp;function=tvShow&amp;action=getSeason&amp;key=13891&amp;getSubs=True&amp;getFile=true</text:p>
          </table:table-cell>
        </table:table-row>
      </table:table>
      <text:p text:style-name="P66"/>
      <text:p text:style-name="P66">Above would return something like:</text:p>
      <table:table table:name="Table68" table:style-name="Table68">
        <table:table-column table:style-name="Table68.A"/>
        <table:table-row>
          <table:table-cell table:style-name="Table68.A1" office:value-type="string">
            <text:p text:style-name="P137">[</text:p>
            <text:p text:style-name="P137"><text:s text:c="4"/>{</text:p>
            <text:p text:style-name="P137"><text:s text:c="8"/>"episode": "1",</text:p>
            <text:p text:style-name="P138"><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41">The</text:span></text:a><text:span text:style-name="T41"> Serie</text:span>/Season 01/<text:a xlink:type="simple" xlink:href="file:///share/CACHEDEV1_DATA/video/tv-series/The" text:style-name="Internet_20_link" text:visited-style-name="Visited_20_Internet_20_Link"><text:span text:style-name="T41">The</text:span></text:a><text:span text:style-name="T41"> Serie</text:span>.S01E01.da.srt', 'selected': '1', 'codec': 'srt', 'location': 'Sidecar', 'key': '44534'}]",</text:p>
            <text:p text:style-name="P137"><text:s text:c="8"/>"key": "13892",</text:p>
            <text:p text:style-name="P137"><text:s text:c="8"/>"title": "Pilot"</text:p>
            <text:p text:style-name="P137"><text:s text:c="4"/>},</text:p>
            <text:p text:style-name="P137"><text:s text:c="4"/>{</text:p>
            <text:p text:style-name="P137"><text:s text:c="8"/>"episode": "2",</text:p>
            <text:p text:style-name="P138"><text:s text:c="8"/>"subtitles": "[{'languageCode': 'dan', 'url': 'file:///share/CACHEDEV1_DATA/video/tv-series/<text:a xlink:type="simple" xlink:href="file:///share/CACHEDEV1_DATA/video/tv-series/The" text:style-name="Internet_20_link" text:visited-style-name="Visited_20_Internet_20_Link"><text:span text:style-name="T41">The</text:span></text:a><text:span text:style-name="T41"> Serie</text:span>/Season 01/<text:a xlink:type="simple" xlink:href="file:///share/CACHEDEV1_DATA/video/tv-series/The" text:style-name="Internet_20_link" text:visited-style-name="Visited_20_Internet_20_Link"><text:span text:style-name="T41">The</text:span></text:a><text:span text:style-name="T41"> Serie </text:span>.S01E02.da.srt', 'selected': '1', 'codec': 'srt', 'location': 'Sidecar', 'key': '44538'}]",</text:p>
            <text:p text:style-name="P137"><text:s text:c="8"/>"key": "13893",</text:p>
            <text:p text:style-name="P137"><text:s text:c="8"/>"title": "<text:span text:style-name="T41">first episode</text:span>"</text:p>
            <text:p text:style-name="P137"><text:s text:c="4"/>}</text:p>
            <text:p text:style-name="P137">]</text:p>
          </table:table-cell>
        </table:table-row>
      </table:table>
      <text:p text:style-name="P66"/>
      <text:h text:style-name="P248" text:outline-level="2"/>
      <text:h text:style-name="P252" text:outline-level="2"><text:bookmark-start text:name="__RefHeading__1842_1969542338"/>Settings Module<text:bookmark-end text:name="__RefHeading__1842_1969542338"/></text:h>
      <text:p text:style-name="P70">The settings module allows you to store and retrieve settings, even after a restart</text:p>
      <text:p text:style-name="P70">Note: To save a setting of your own, you <text:span text:style-name="T1">MUST</text:span><text:span text:style-name="T6"> prefix the name of the variable with your plug-in name, to avoid a name clash.</text:span></text:p>
      <text:p text:style-name="P25">Core variables are:</text:p>
      <text:list xml:id="list2782517749176795162" text:style-name="L4">
        <text:list-item>
          <text:p text:style-name="P181">options_only_multiple</text:p>
        </text:list-item>
        <text:list-item>
          <text:p text:style-name="P182">options_hide_local</text:p>
        </text:list-item>
        <text:list-item>
          <text:p text:style-name="P181">items_per_page</text:p>
        </text:list-item>
        <text:list-item>
          <text:p text:style-name="P181">options_hide_integrated</text:p>
        </text:list-item>
        <text:list-item>
          <text:p text:style-name="P183">debug</text:p>
        </text:list-item>
      </text:list>
      <text:h text:style-name="P229" text:outline-level="3"><text:bookmark-start text:name="__RefHeading__1844_1969542338"/>getSettings<text:bookmark-end text:name="__RefHeading__1844_1969542338"/></text:h>
      <text:p text:style-name="Text_20_body"><text:span text:style-name="T45">To </text:span><text:s/><text:span text:style-name="T45">get all the core settings of WebTools in one go, issue a get like:</text:span></text:p>
      <table:table table:name="Table32" table:style-name="Table32">
        <table:table-column table:style-name="Table32.A"/>
        <table:table-row>
          <table:table-cell table:style-name="Table32.A1" office:value-type="string">
            <text:p text:style-name="P144">/webtools2?module=settings&amp;function=getSettings</text:p>
          </table:table-cell>
        </table:table-row>
      </table:table>
      <text:p text:style-name="Text_20_body"/>
      <text:p text:style-name="P70">Above would return something like:</text:p>
      <table:table table:name="Table33" table:style-name="Table33">
        <table:table-column table:style-name="Table33.A"/>
        <table:table-row>
          <table:table-cell table:style-name="Table33.A1" office:value-type="string">
            <text:p text:style-name="P144">{</text:p>
            <text:p text:style-name="P144"><text:s text:c="4"/>"debug": false,</text:p>
            <text:p text:style-name="P144"><text:s text:c="4"/>"items_per_page": 15,</text:p>
            <text:p text:style-name="P144"><text:s text:c="4"/>"options_only_multiple": false,</text:p>
            <text:p text:style-name="P144"><text:s text:c="4"/>"options_hide_integrated": false,</text:p>
            <text:p text:style-name="P144"><text:s text:c="4"/>"options_hide_local": false</text:p>
            <text:p text:style-name="P144">}</text:p>
          </table:table-cell>
        </table:table-row>
      </table:table>
      <text:p text:style-name="P70"/>
      <text:h text:style-name="P230" text:outline-level="3"><text:bookmark-start text:name="__RefHeading__1847_1969542338"/>getSetting<text:bookmark-end text:name="__RefHeading__1847_1969542338"/></text:h>
      <text:p text:style-name="P71">To grab a single setting, and note that all settings are returned as a string, issue a get like:</text:p>
      <table:table table:name="Table5" table:style-name="Table5">
        <table:table-column table:style-name="Table5.A"/>
        <table:table-row>
          <table:table-cell table:style-name="Table5.A1" office:value-type="string">
            <text:p text:style-name="P145">/webtools2?module=settings&amp;function=getSetting&amp;name=&lt;Name of Variable&gt;</text:p>
          </table:table-cell>
        </table:table-row>
      </table:table>
      <text:p text:style-name="P71"/>
      <text:p text:style-name="P71">Sample Call:</text:p>
      <table:table table:name="Table6" table:style-name="Table6">
        <table:table-column table:style-name="Table6.A"/>
        <table:table-row>
          <table:table-cell table:style-name="Table6.A1" office:value-type="string">
            <text:p text:style-name="P145">/webtools2?module=settings&amp;function=getSetting&amp;name=items_per_page</text:p>
          </table:table-cell>
        </table:table-row>
      </table:table>
      <text:p text:style-name="P71"/>
      <text:p text:style-name="P71">Will return status 200. and something like:</text:p>
      <table:table table:name="Table34" table:style-name="Table34">
        <table:table-column table:style-name="Table34.A"/>
        <text:soft-page-break/>
        <table:table-row>
          <table:table-cell table:style-name="Table34.A1" office:value-type="string">
            <text:p text:style-name="P145">"15"</text:p>
          </table:table-cell>
        </table:table-row>
      </table:table>
      <text:p text:style-name="P71"/>
      <text:p text:style-name="P71">If the variable name is not found, we return status 404, and a body of:</text:p>
      <table:table table:name="Table35" table:style-name="Table35">
        <table:table-column table:style-name="Table35.A"/>
        <table:table-row>
          <table:table-cell table:style-name="Table35.A1" office:value-type="string">
            <text:p text:style-name="P145">"Setting not found"</text:p>
          </table:table-cell>
        </table:table-row>
      </table:table>
      <text:p text:style-name="P71"/>
      <text:h text:style-name="P231" text:outline-level="3"><text:bookmark-start text:name="__RefHeading__1849_1969542338"/>putSetting<text:bookmark-end text:name="__RefHeading__1849_1969542338"/></text:h>
      <text:p text:style-name="P72">If you want to save a new setting, or update an existing one, issue a PUT like:</text:p>
      <table:table table:name="Table3" table:style-name="Table3">
        <table:table-column table:style-name="Table3.A"/>
        <table:table-row>
          <table:table-cell table:style-name="Table3.A1" office:value-type="string">
            <text:p text:style-name="P146">/webtools2?module=settings&amp;function=putSetting&amp;name=&lt;Name of Variable&gt;&amp;value=&lt;Value of variable&gt;</text:p>
          </table:table-cell>
        </table:table-row>
      </table:table>
      <text:p text:style-name="P72"/>
      <text:p text:style-name="P73">Sample call:</text:p>
      <table:table table:name="Table4" table:style-name="Table4">
        <table:table-column table:style-name="Table4.A"/>
        <table:table-row>
          <table:table-cell table:style-name="Table4.A1" office:value-type="string">
            <text:p text:style-name="P147">/webtools2?module=settings&amp;function=putSetting&amp;name=dog&amp;value=Barkley</text:p>
          </table:table-cell>
        </table:table-row>
      </table:table>
      <text:p text:style-name="P73"/>
      <text:p text:style-name="P73">Will return 200 with a body of:</text:p>
      <table:table table:name="Table12" table:style-name="Table12">
        <table:table-column table:style-name="Table12.A"/>
        <table:table-row>
          <table:table-cell table:style-name="Table12.A1" office:value-type="string">
            <text:p text:style-name="P147">Setting saved</text:p>
          </table:table-cell>
        </table:table-row>
      </table:table>
      <text:p text:style-name="P73"/>
      <text:h text:style-name="P232" text:outline-level="3"><text:bookmark-start text:name="__RefHeading__1966_1323427390"/>Change Password<text:bookmark-end text:name="__RefHeading__1966_1323427390"/></text:h>
      <text:p text:style-name="P74">To change the local Authentication password, issue a POST like:</text:p>
      <table:table table:name="Table7" table:style-name="Table7">
        <table:table-column table:style-name="Table7.A"/>
        <table:table-row>
          <table:table-cell table:style-name="Table7.A1" office:value-type="string">
            <text:p text:style-name="P74">webtools2?module=settings&amp;function=setPwd&amp;oldPwd=&lt;OldPwd&gt;&amp;newPwd=&lt;NewPwd&gt;</text:p>
          </table:table-cell>
        </table:table-row>
      </table:table>
      <text:p text:style-name="P74"/>
      <text:p text:style-name="P74">If all is well, we'll return 200 with a body saying:</text:p>
      <table:table table:name="Table72" table:style-name="Table72">
        <table:table-column table:style-name="Table72.A"/>
        <table:table-row>
          <table:table-cell table:style-name="Table72.A1" office:value-type="string">
            <text:p text:style-name="P148">Password saved</text:p>
          </table:table-cell>
        </table:table-row>
      </table:table>
      <text:p text:style-name="P74"/>
      <text:p text:style-name="P74">If param oldPwd or newPwd is missing, we'll return 412, with a body like:</text:p>
      <table:table table:name="Table73" table:style-name="Table73">
        <table:table-column table:style-name="Table73.A"/>
        <table:table-row>
          <table:table-cell table:style-name="Table73.A1" office:value-type="string">
            <text:p text:style-name="P148">Missing newPwd parameter</text:p>
          </table:table-cell>
        </table:table-row>
      </table:table>
      <text:p text:style-name="P74"/>
      <text:p text:style-name="P74">If oldPwd does not match the stored one, we'll return 401 with a body of:</text:p>
      <table:table table:name="Table74" table:style-name="Table74">
        <table:table-column table:style-name="Table74.A"/>
        <table:table-row>
          <table:table-cell table:style-name="Table74.A1" office:value-type="string">
            <text:p text:style-name="P148">Old Password did not match</text:p>
          </table:table-cell>
        </table:table-row>
      </table:table>
      <text:p text:style-name="P74"/>
      <text:p text:style-name="P74"/>
      <text:h text:style-name="P253" text:outline-level="2"><text:bookmark-start text:name="__RefHeading___Toc2339_2133117721"/>Language module<text:bookmark-end text:name="__RefHeading___Toc2339_2133117721"/></text:h>
      <text:p text:style-name="P89">This module handles supported languages by PMS</text:p>
      <text:h text:style-name="Heading_20_3" text:outline-level="3"><text:bookmark-start text:name="__RefHeading___Toc2341_2133117721"/>getCountryCodes<text:bookmark-end text:name="__RefHeading___Toc2341_2133117721"/></text:h>
      <text:p text:style-name="P89">This call will return a 2 chars array of supported language codes</text:p>
      <table:table table:name="Table91" table:style-name="Table91">
        <table:table-column table:style-name="Table91.A"/>
        <table:table-row>
          <table:table-cell table:style-name="Table91.A1" office:value-type="string">
            <text:p text:style-name="P164">/webtools2?module=language&amp;function=getCountryCodes</text:p>
          </table:table-cell>
        </table:table-row>
      </table:table>
      <text:p text:style-name="P89"/>
      <text:p text:style-name="P89">Above will return something like:</text:p>
      <table:table table:name="Table92" table:style-name="Table92">
        <table:table-column table:style-name="Table92.A"/>
        <table:table-row>
          <table:table-cell table:style-name="Table92.A1" office:value-type="string">
            <text:p text:style-name="P164">["ab", "aa", "af", "ak", "sq", "am", "ar", "an", "hy", "as", "av", "ae", "ay", "az", "bm", "ba", "eu", "be", "bn", "bh", "bi", "bs", "pb", "br", "bg", "my", "ca", "ch", "ce", "ny", "zh", "cu", "cv", "kw", "co", "cr", "hr", "cs", "da", "dv", "nl", "dz", "en", "eo", "et", "ee", "fo", "fj", "fi", "fr", "fy", "ff", "gd", "gl", "lg", "ka", "de", "el", "gn", "gu", "ht", "ha", "he", "hz", "hi", "ho", "hu", "is", "io", "ig", "id", "ia", "ie", "iu", "ik", "ga", "it", "ja", "jv", "kl", "kn", "kr", "ks", "kk", "km", "ki", "rw", "ky", "kv", "kg", "ko", "kj", "ku", "lo", "la", "lv", "li", "ln", "lt", "lu", "lb", "mk", "mg", "ms", "ml", "mt", "gv", "mi", "mr", "mh", "mo", "mn", "na", "nv", "ng", "ne", "xn", "nd", "no", "nb", "nn", "oc", "oj", "or", "om", "os", "pi", "pa", "fa", "pl", "pt", "ps", "qu", "rm", "ro", "rn", "ru", "se", "sm", "sg", "sa", "sc", "sr", "sn", "ii", "sd", "si", "sk", "sl", "so", "st", "nr", "es", "su", "sw", "ss", "sv", "tl", "ty", "tg", "ta", "tt", "te", "th", "bo", "ti", "to", "ts", "tn", "tr", "tk", "tw", "ug", "uk", "ur", "uz", "ve", "vi", "vo", "wa", "cy", "wo", "xh", "yi", "yo", "za", "zu"]</text:p>
          </table:table-cell>
        </table:table-row>
      </table:table>
      <text:p text:style-name="P89"/>
      <text:p text:style-name="P90"/>
      <text:h text:style-name="P233" text:outline-level="3"><text:bookmark-start text:name="__RefHeading___Toc2343_2133117721"/>getMatch<text:bookmark-end text:name="__RefHeading___Toc2343_2133117721"/></text:h>
      <text:p text:style-name="P91">Match function will return a 2 character valid language code, based on the language parameters</text:p>
      <text:p text:style-name="P91">Language parameter can be like : “da”, “dan”, “danish” and they'll all return “da”</text:p>
      <table:table table:name="Table93" table:style-name="Table93">
        <table:table-column table:style-name="Table93.A"/>
        <table:table-row>
          <table:table-cell table:style-name="Table93.A1" office:value-type="string">
            <text:p text:style-name="P166">/webtools2?module=language&amp;function=<text:span text:style-name="T55">getMatch</text:span>&amp;language=danish</text:p>
          </table:table-cell>
        </table:table-row>
      </table:table>
      <text:p text:style-name="P91"/>
      <text:p text:style-name="P92">Above would produce an output like:</text:p>
      <table:table table:name="Table94" table:style-name="Table94">
        <table:table-column table:style-name="Table94.A"/>
        <table:table-row>
          <table:table-cell table:style-name="Table94.A1" office:value-type="string">
            <text:p text:style-name="P165">"da"</text:p>
          </table:table-cell>
        </table:table-row>
      </table:table>
      <text:p text:style-name="P92"/>
      <text:p text:style-name="P92">If the language specified above is not found, we return “xx”</text:p>
      <text:p text:style-name="P92"/>
      <text:h text:style-name="P243" text:outline-level="3"><text:bookmark-start text:name="__RefHeading___Toc2345_2133117721"/>getLangCodeList<text:bookmark-end text:name="__RefHeading___Toc2345_2133117721"/></text:h>
      <text:p text:style-name="P95"/>
      <text:p text:style-name="P93">This function will return a json with all valid language:code in an alphabetic list</text:p>
      <table:table table:name="Table95" table:style-name="Table95">
        <table:table-column table:style-name="Table95.A"/>
        <table:table-row>
          <table:table-cell table:style-name="Table95.A1" office:value-type="string">
            <text:p text:style-name="P167">/webtools2?module=language&amp;function=getLangCodeList</text:p>
          </table:table-cell>
        </table:table-row>
      </table:table>
      <text:p text:style-name="P93"/>
      <text:p text:style-name="P93">Above will return:</text:p>
      <table:table table:name="Table96" table:style-name="Table96">
        <table:table-column table:style-name="Table96.A"/>
        <table:table-row>
          <table:table-cell table:style-name="Table96.A1" office:value-type="string">
            <text:p text:style-name="P167">{"Abkhazian": "ab", "Afar": "aa", "Afrikaans": "af", "Akan": "ak", "Albanian": "sq", "Amharic": "am", "Arabic": "ar", "Aragonese": "an", "Armenian": "hy", "Assamese": "as", "Avaric": "av", "Avestan": "ae", "Aymara": "ay", "Azerbaijani": "az", "Bambara": "bm", "Bashkir": "ba", "Basque": "eu", "Belarusian": "be", "Bengali": "bn", "Bihari": "bh", "Bislama": "bi", "Bosnian": "bs", "Brazilian": "pb", "Breton": "br", "Bulgarian": "bg", "Burmese": "my", "Catalan": "ca", "Chamorro": "ch", "Chechen": "ce", "Chichewa": "ny", "Chinese": "zh", "ChurchSlavic": "cu", "Chuvash": "cv", "Cornish": "kw", "Corsican": "co", "Cree": "cr", "Croatian": "hr", "Czech": "cs", "Danish": "da", "Divehi": "dv", "Dutch": "nl", "Dzongkha": "dz", "English": "en", "Esperanto": "eo", "Estonian": "et", "Ewe": "ee", "Faroese": "fo", "Fijian": "fj", "Finnish": "fi", "French": "fr", "Frisian": "fy", "Fulah": "ff", "Gaelic": "gd", "Galician": "gl", "Ganda": "lg", "Georgian": "ka", "German": "de", "Greek": "el", "Guarani": "gn", "Gujarati": "gu", "Haitian": "ht", "Hausa": "ha", "Hebrew": "he", "Herero": "hz", "Hindi": "hi", "HiriMotu": "ho", "Hungarian": "hu", "Icelandic": "is", "Ido": "io", "Igbo": "ig", "Indonesian": "id", "Interlingua": "ia", "Interlingue": "ie", "Inuktitut": "iu", "Inupiaq": "ik", "Irish": "ga", "Italian": "it", "Japanese": "ja", "Javanese": "jv", "Kalaallisut": "kl", "Kannada": "kn", "Kanuri": "kr", "Kashmiri": "ks", "Kazakh": "kk", "Khmer": "km", "Kikuyu": "ki", "Kinyarwanda": "rw", "Kirghiz": "ky", "Komi": "kv", "Kongo": "kg", "Korean": "ko", "Kuanyama": "kj", "Kurdish": "ku", "Lao": "lo", "Latin": "la", "Latvian": "lv", "Limburgan": "li", "Lingala": "ln", "Lithuanian": "lt", "LubaKatanga": "lu", "Luxembourgish": "lb", "Macedonian": "mk", "Malagasy": "mg", "Malay": "ms", "Malayalam": "ml", "Maltese": "mt", "Manx": "gv", "Maori": "mi", "Marathi": "mr", "Marshallese": "mh", "Moldavian": "mo", "Mongolian": "mn", "Nauru": "na", "Navajo": "nv", "Ndonga": "ng", "Nepali": "ne", "NoLanguage": "xn", "NorthNdebele": "nd", "Norwegian": "no", "NorwegianBokmal": "nb", "NorwegianNynorsk": "nn", "Occitan": "oc", "Ojibwa": "oj", "Oriya": "or", "Oromo": "om", "Ossetian": "os", "Pali": "pi", "Panjabi": "pa", "Persian": "fa", "Polish": "pl", "Portuguese": "pt", "Pushto": "ps", "Quechua": "qu", "RaetoRomance": "rm", "Romanian": "ro", "Rundi": "rn", "Russian": "ru", "Sami": "se", "Samoan": "sm", "Sango": "sg", "Sanskrit": "sa", "Sardinian": "sc", "Serbian": "sr", "Shona": "sn", "SichuanYi": "ii", "Sindhi": "sd", "Sinhalese": "si", "Slovak": "sk", "Slovenian": "sl", "Somali": "so", "Sotho": "st", "SouthNdebele": "nr", "Spanish": "es", "Sundanese": "su", "Swahili": "sw", "Swati": "ss", "Swedish": "sv", "Tagalog": "tl", "Tahitian": "ty", "Tajik": "tg", "Tamil": "ta", "Tatar": "tt", "Telugu": "te", "Thai": "th", "Tibetan": "bo", "Tigrinya": "ti", "Tonga": "to", "Tsonga": "ts", "Tswana": "tn", "Turkish": "tr", "Turkmen": "tk", "Twi": "tw", "Uighur": "ug", "Ukrainian": "uk", "Urdu": "ur", "Uzbek": "uz", "Venda": "ve", "Vietnamese": "vi", "Volapuk": "vo", "Walloon": "wa", "Welsh": "cy", "Wolof": "wo", "Xhosa": "xh", "Yiddish": "yi", "Yoruba": "yo", "Zhuang": "za", "Zulu": "zu"}</text:p>
          </table:table-cell>
        </table:table-row>
      </table:table>
      <text:p text:style-name="P93"/>
      <text:p text:style-name="P93"/>
      <text:h text:style-name="P240" text:outline-level="3"><text:bookmark-start text:name="__RefHeading___Toc2349_2133117721"/><text:span text:style-name="T54">g</text:span>etCodeLangList<text:bookmark-end text:name="__RefHeading___Toc2349_2133117721"/></text:h>
      <text:p text:style-name="Text_20_body"/>
      <text:p text:style-name="P96">This call is the opposite of getLangCodeList, and is called like:</text:p>
      <table:table table:name="Table97" table:style-name="Table97">
        <table:table-column table:style-name="Table97.A"/>
        <table:table-row>
          <table:table-cell table:style-name="Table97.A1" office:value-type="string">
            <text:p text:style-name="P168">/webtools2?module=language&amp;function=getCodeLangList</text:p>
          </table:table-cell>
        </table:table-row>
      </table:table>
      <text:p text:style-name="P97"/>
      <text:p text:style-name="P96">And will return:</text:p>
      <table:table table:name="Table98" table:style-name="Table98">
        <table:table-column table:style-name="Table98.A"/>
        <table:table-row>
          <table:table-cell table:style-name="Table98.A1" office:value-type="string">
            <text:p text:style-name="P168">{"aa": "Afar", "ab": "Abkhazian", "ae": "Avestan", "af": "Afrikaans", "ak": "Akan", "am": "Amharic", "an": "Aragonese", "ar": "Arabic", "as": "Assamese", "av": "Avaric", "ay": "Aymara", "az": "Azerbaijani", "ba": "Bashkir", "be": "Belarusian", "bg": "Bulgarian", "bh": "Bihari", "bi": "Bislama", "bm": "Bambara", "bn": "Bengali", "bo": "Tibetan", "br": "Breton", "bs": "Bosnian", "ca": "Catalan", "ce": "Chechen", "ch": "Chamorro", "co": "Corsican", "cr": "Cree", "cs": "Czech", "cu": "ChurchSlavic", "cv": "Chuvash", "cy": "Welsh", "da": "Danish", "de": "German", "dv": "Divehi", "dz": "Dzongkha", "ee": "Ewe", "el": "Greek", "en": "English", "eo": "Esperanto", "es": "Spanish", "et": "Estonian", "eu": "Basque", "fa": "Persian", "ff": "Fulah", "fi": "Finnish", "fj": "Fijian", "fo": "Faroese", "fr": "French", "fy": "Frisian", "ga": "Irish", "gd": "Gaelic", "gl": "Galician", "gn": "Guarani", "gu": "Gujarati", "gv": "Manx", "ha": "Hausa", "he": "Hebrew", "hi": "Hindi", "ho": "HiriMotu", "hr": "Croatian", "ht": "Haitian", "hu": "Hungarian", "hy": "Armenian", "hz": "Herero", "ia": "Interlingua", "id": "Indonesian", "ie": "Interlingue", "ig": "Igbo", "ii": "SichuanYi", "ik": "Inupiaq", "io": "Ido", "is": "Icelandic", "it": "Italian", "iu": "Inuktitut", "ja": "Japanese", "jv": "Javanese", "ka": "Georgian", "kg": "Kongo", "ki": "Kikuyu", "kj": "Kuanyama", "kk": "Kazakh", "kl": "Kalaallisut", "km": "Khmer", "kn": "Kannada", "ko": "Korean", "kr": "Kanuri", "ks": "Kashmiri", "ku": "Kurdish", "kv": "Komi", "kw": "Cornish", "ky": "Kirghiz", "la": "Latin", "lb": "Luxembourgish", "lg": "Ganda", "li": "Limburgan", "ln": "Lingala", "lo": "Lao", "lt": "Lithuanian", "lu": "LubaKatanga", "lv": "Latvian", "mg": "Malagasy", "mh": "Marshallese", "mi": "Maori", "mk": "Macedonian", "ml": "Malayalam", "mn": "Mongolian", "mo": "Moldavian", "mr": "Marathi", "ms": "Malay", "mt": "Maltese", "my": "Burmese", "na": "Nauru", "nb": "NorwegianBokmal", "nd": "NorthNdebele", "ne": "Nepali", "ng": "Ndonga", "nl": "Dutch", "nn": "NorwegianNynorsk", "no": "Norwegian", "nr": "SouthNdebele", "nv": "Navajo", "ny": "Chichewa", "oc": "Occitan", "oj": "Ojibwa", "om": "Oromo", "or": "Oriya", "os": "Ossetian", "pa": "Panjabi", "pb": "Brazilian", "pi": "Pali", "pl": "Polish", "ps": "Pushto", "pt": "Portuguese", "qu": "Quechua", "rm": "RaetoRomance", "rn": "Rundi", "ro": "Romanian", "ru": "Russian", "rw": "Kinyarwanda", "sa": "Sanskrit", "sc": "Sardinian", "sd": "Sindhi", "se": "Sami", "sg": "Sango", "si": "Sinhalese", "sk": "Slovak", "sl": "Slovenian", "sm": "Samoan", "sn": "Shona", "so": "Somali", "sq": "Albanian", "sr": "Serbian", "ss": "Swati", "st": "Sotho", "su": "Sundanese", "sv": "Swedish", "sw": "Swahili", "ta": "Tamil", "te": "Telugu", "tg": "Tajik", "th": "Thai", "ti": "Tigrinya", "tk": "Turkmen", "tl": "Tagalog", "tn": "Tswana", "to": "Tonga", "tr": "Turkish", "ts": "Tsonga", "tt": "Tatar", "tw": "Twi", "ty": "Tahitian", "ug": "Uighur", "uk": "Ukrainian", "ur": "Urdu", "uz": "Uzbek", "ve": "Venda", "vi": "Vietnamese", "vo": "Volapuk", "wa": "Walloon", "wo": "Wolof", "xh": "Xhosa", "xn": "NoLanguage", "yi": "Yiddish", "yo": "Yoruba", "za": "Zhuang", "zh": "Chinese", "zu": "Zulu"}</text:p>
          </table:table-cell>
        </table:table-row>
      </table:table>
      <text:p text:style-name="P96"/>
      <text:h text:style-name="P244" text:outline-level="3"><text:bookmark-start text:name="__RefHeading___Toc2466_1859005996"/>getLangCode3List<text:bookmark-end text:name="__RefHeading___Toc2466_1859005996"/></text:h>
      <text:p text:style-name="P94">This function will return a json with all valid language:code in an alphabetic list, <text:span text:style-name="T56">all in ISO-639_3</text:span></text:p>
      <text:p text:style-name="P98">Issue a Get like:</text:p>
      <table:table table:name="Table99" table:style-name="Table99">
        <table:table-column table:style-name="Table99.A"/>
        <table:table-row>
          <table:table-cell table:style-name="Table99.A1" office:value-type="string">
            <text:p text:style-name="P169">/webtools2?module=language&amp;function=getLangCode3List</text:p>
          </table:table-cell>
        </table:table-row>
      </table:table>
      <text:p text:style-name="P98"/>
      <text:p text:style-name="P98">And will return a 200 and a body like:</text:p>
      <table:table table:name="Table100" table:style-name="Table100">
        <table:table-column table:style-name="Table100.A"/>
        <table:table-row>
          <table:table-cell table:style-name="Table100.A1" office:value-type="string">
            <text:p text:style-name="P169">{"Abkhazian": "abk", "Afar": "aar", "Afrikaans": "afr", "Akan": "aka", "Albanian": "alb", "Amharic": "amh", "Arabic": "ara", "Aragonese": "arg", "Armenian": "arm", "Assamese": "asm", "Avaric": "ava", "Avestan": "ave", "Aymara": "aym", "Azerbaijani": "aze", "Bambara": "bam", "Bashkir": "bak", "Basque": "baq", "Belarusian": "bel", "Bengali": "ben", "Bihari": "bih", "Bislama": "bis", "Bosnian": "bos", "Brazilian": "pob", "Breton": "bre", "Bulgarian": "bul", "Burmese": "bur", "Catalan": "cat", "Chamorro": "cha", "Chechen": "che", "Chichewa": "nya", "Chinese": "chi", "ChurchSlavic": "chu", "Chuvash": "chv", "Cornish": "cor", "Corsican": "cos", "Cree": "cre", "Croatian": "hrv", "Czech": "cze", "Danish": "dan", "Divehi": "div", "Dutch": "dut", "Dzongkha": "dzo", "English": "eng", "Esperanto": "epo", "Estonian": "est", "Ewe": "ewe", "Faroese": "fao", "Fijian": "fij", "Finnish": "fin", "French": "fre", "Frisian": "fry", "Fulah": "ful", "Gaelic": "gla", "Galician": "glg", "Ganda": "lug", "Georgian": "geo", "German": "ger", "Greek": "ell", "Guarani": "grn", "Gujarati": "guj", "Haitian": "hat", "Hausa": "hau", "Hebrew": "heb", "Herero": "her", "Hindi": "hin", "HiriMotu": "hmo", "Hungarian": "hun", "Icelandic": "ice", "Ido": "ido", "Igbo": "ibo", "Indonesian": "ind", "Interlingua": "ina", "Interlingue": "ile", "Inuktitut": "iku", "Inupiaq": "ipk", "Irish": "gle", "Italian": "ita", "Japanese": "jpn", "Javanese": "jav", "Kalaallisut": "kal", "Kannada": "kan", "Kanuri": "kau", "Kashmiri": "kas", "Kazakh": "kaz", "Khmer": "khm", "Kikuyu": "kik", "Kinyarwanda": "kin", "Kirghiz": "kir", "Komi": "kom", "Kongo": "kon", "Korean": "kor", "Kuanyama": "kua", "Kurdish": "kur", "Lao": "lao", "Latin": "lat", "Latvian": "lav", "Limburgan": "lim", "Lingala": "lin", "Lithuanian": "lit", "LubaKatanga": "lub", "Luxembourgish": "ltz", "Macedonian": "mac", "Malagasy": "mlg", "Malay": "may", "Malayalam": "mal", "Maltese": "mlt", "Manx": "glv", "Maori": "mao", "Marathi": "mar", "Marshallese": "mah", "Moldavian": "mol", "Mongolian": "mon", "Nauru": "nau", "Navajo": "nav", "Ndonga": "ndo", "Nepali": "nep", "NoLanguage": "unk", "NorthNdebele": "nde", "Norwegian": "nor", "NorwegianBokmal": "nob", "NorwegianNynorsk": "nno", "Occitan": "oci", "Ojibwa": "oji", "Oriya": "ori", "Oromo": "orm", "Ossetian": "oss", "Pali": "pli", "Panjabi": "pan", "Persian": "per", "Polish": "pol", "Portuguese": "por", "Pushto": "pus", "Quechua": "que", "RaetoRomance": "roh", "Romanian": "rum", "Rundi": "run", "Russian": "rus", "Sami": "sme", "Samoan": "smo", "Sango": "sag", "Sanskrit": "san", "Sardinian": "srd", "Serbian": "srp", "Shona": "sna", "SichuanYi": "iii", "Sindhi": "snd", "Sinhalese": "sin", "Slovak": "slo", "Slovenian": "slv", "Somali": "som", "Sotho": "sot", "SouthNdebele": "nbl", "Spanish": "spa", "Sundanese": "sun", "Swahili": "swa", "Swati": "ssw", "Swedish": "swe", "Tagalog": "tgl", "Tahitian": "tah", "Tajik": "tgk", "Tamil": "tam", "Tatar": "tat", "Telugu": "tel", "Thai": "tha", "Tibetan": "tib", "Tigrinya": "tir", "Tonga": "ton", "Tsonga": "tso", "Tswana": "tsn", "Turkish": "tur", "Turkmen": "tuk", "Twi": "twi", "Uighur": "uig", "Ukrainian": "ukr", "Unknown": "unk", "Urdu": "urd", "Uzbek": "uzb", "Venda": "ven", "Vietnamese": "vie", "Volapuk": "vol", "Walloon": "wln", "Welsh": "wel", "Wolof": "wol", "Xhosa": "xho", "Yiddish": "yid", "Yoruba": "yor", "Zhuang": "zha", "Zulu": "zul"}</text:p>
          </table:table-cell>
        </table:table-row>
      </table:table>
      <text:p text:style-name="P98"/>
      <text:h text:style-name="P244" text:outline-level="3"><text:bookmark-start text:name="__RefHeading___Toc2468_1859005996"/>get3CodeLangList<text:bookmark-end text:name="__RefHeading___Toc2468_1859005996"/></text:h>
      <text:p text:style-name="P98">This is the opposite of getLangCode3List, and when called like:</text:p>
      <table:table table:name="Table101" table:style-name="Table101">
        <table:table-column table:style-name="Table101.A"/>
        <table:table-row>
          <table:table-cell table:style-name="Table101.A1" office:value-type="string">
            <text:p text:style-name="P169">/webtools2?module=language&amp;function=get3CodeLangList</text:p>
          </table:table-cell>
        </table:table-row>
      </table:table>
      <text:p text:style-name="P98"/>
      <text:p text:style-name="P98">It'll return:</text:p>
      <table:table table:name="Table102" table:style-name="Table102">
        <table:table-column table:style-name="Table102.A"/>
        <table:table-row>
          <table:table-cell table:style-name="Table102.A1" office:value-type="string">
            <text:p text:style-name="P169">{"aar": "Afar", "abk": "Abkhazian", "afr": "Afrikaans", "aka": "Akan", "alb": "Albanian", "amh": "Amharic", "ara": "Arabic", "arg": "Aragonese", "arm": "Armenian", "asm": "Assamese", "ava": "Avaric", "ave": "Avestan", "aym": "Aymara", "aze": "Azerbaijani", "bak": "Bashkir", "bam": "Bambara", "baq": "Basque", "bel": "Belarusian", "ben": "Bengali", "bih": "Bihari", "bis": "Bislama", "bos": "Bosnian", "bre": "Breton", "bul": "Bulgarian", "bur": "Burmese", "cat": "Catalan", "cha": "Chamorro", "che": "Chechen", "chi": "Chinese", "chu": "ChurchSlavic", "chv": "Chuvash", "cor": "Cornish", "cos": "Corsican", "cre": "Cree", "cze": "Czech", "dan": "Danish", "div": "Divehi", "dut": "Dutch", "dzo": "Dzongkha", "ell": "Greek", "eng": "English", "epo": "Esperanto", "est": "Estonian", "ewe": "Ewe", "fao": "Faroese", "fij": "Fijian", "fin": "Finnish", "fre": "French", "fry": "Frisian", "ful": "Fulah", "geo": "Georgian", "ger": "German", "gla": "Gaelic", "gle": "Irish", "glg": "Galician", "glv": "Manx", "grn": "Guarani", "guj": "Gujarati", "hat": "Haitian", "hau": "Hausa", "heb": "Hebrew", "her": "Herero", "hin": "Hindi", "hmo": "HiriMotu", "hrv": "Croatian", "hun": "Hungarian", "ibo": "Igbo", "ice": "Icelandic", "ido": "Ido", "iii": "SichuanYi", "iku": "Inuktitut", "ile": "Interlingue", "ina": "Interlingua", "ind": "Indonesian", "ipk": "Inupiaq", "ita": "Italian", "jav": "Javanese", "jpn": "Japanese", "kal": "Kalaallisut", "kan": "Kannada", "kas": "Kashmiri", "kau": "Kanuri", "kaz": "Kazakh", "khm": "Khmer", "kik": "Kikuyu", "kin": "Kinyarwanda", "kir": "Kirghiz", "kom": "Komi", "kon": "Kongo", "kor": "Korean", "kua": "Kuanyama", "kur": "Kurdish", "lao": "Lao", "lat": "Latin", "lav": "Latvian", "lim": "Limburgan", "lin": "Lingala", "lit": "Lithuanian", "ltz": "Luxembourgish", "lub": "LubaKatanga", "lug": "Ganda", "mac": "Macedonian", "mah": "Marshallese", "mal": "Malayalam", "mao": "Maori", "mar": "Marathi", "may": "Malay", "mlg": "Malagasy", "mlt": "Maltese", "mol": "Moldavian", "mon": "Mongolian", "nau": "Nauru", "nav": "Navajo", "nbl": "SouthNdebele", "nde": "NorthNdebele", "ndo": "Ndonga", "nep": "Nepali", "nno": "NorwegianNynorsk", "nob": "NorwegianBokmal", "nor": "Norwegian", "nya": "Chichewa", "oci": "Occitan", "oji": "Ojibwa", "ori": "Oriya", "orm": "Oromo", "oss": "Ossetian", "pan": "Panjabi", "per": "Persian", "pli": "Pali", "pob": "Brazilian", "pol": "Polish", "por": "Portuguese", "pus": "Pushto", "que": "Quechua", "roh": "RaetoRomance", "rum": "Romanian", "run": "Rundi", "rus": "Russian", "sag": "Sango", "san": "Sanskrit", "sin": "Sinhalese", "slo": "Slovak", "slv": "Slovenian", "sme": "Sami", "smo": "Samoan", "sna": "Shona", "snd": "Sindhi", "som": "Somali", "sot": "Sotho", "spa": "Spanish", "srd": "Sardinian", "srp": "Serbian", "ssw": "Swati", "sun": "Sundanese", "swa": "Swahili", "swe": "Swedish", "tah": "Tahitian", "tam": "Tamil", "tat": "Tatar", "tel": "Telugu", "tgk": "Tajik", "tgl": "Tagalog", "tha": "Thai", "tib": "Tibetan", "tir": "Tigrinya", "ton": "Tonga", "tsn": "Tswana", "tso": "Tsonga", "tuk": "Turkmen", "tur": "Turkish", "twi": "Twi", "uig": "Uighur", "ukr": "Ukrainian", "unk": "NoLanguage", "urd": "Urdu", "uzb": "Uzbek", "ven": "Venda", "vie": "Vietnamese", "vol": "Volapuk", "wel": "Welsh", "wln": "Walloon", "wol": "Wolof", "xho": "Xhosa", "yid": "Yiddish", "yor": "Yoruba", "zha": "Zhuang", "zul": "Zulu"}</text:p>
          </table:table-cell>
        </table:table-row>
      </table:table>
      <text:p text:style-name="P98"/>
      <text:h text:style-name="P254" text:outline-level="2"><text:bookmark-start text:name="__RefHeading___Toc2542_1405327357"/>findMedia Module<text:bookmark-end text:name="__RefHeading___Toc2542_1405327357"/></text:h>
      <text:p text:style-name="P100">The findMedia module is a plugin to WebTools, that allows a user to locate either medias, that are present in the filesystem, but not in the database, or visa versa.</text:p>
      <text:p text:style-name="P100">To use this module from a front-end, the front-end has to take care of the following:</text:p>
      <text:list xml:id="list2476531966813148474" text:style-name="L5">
        <text:list-item>
          <text:p text:style-name="P186">Allow access to the settings of this module, <text:span text:style-name="T59">both get, set and reset</text:span></text:p>
        </text:list-item>
        <text:list-item>
          <text:p text:style-name="P186">Present the user with a selection of sections to scan, of the type movie or show</text:p>
        </text:list-item>
        <text:list-item>
          <text:p text:style-name="P186">Start the scanning, based on user selection from above</text:p>
        </text:list-item>
        <text:list-item>
          <text:p text:style-name="P186">Show user the progress of this module, since it could take a long time to finish, depending on the size of the sections</text:p>
        </text:list-item>
        <text:list-item>
          <text:p text:style-name="P186">Show the result</text:p>
        </text:list-item>
      </text:list>
      <text:p text:style-name="P101">To assist the front-end with that, the findMedia plugin provides the methods below</text:p>
      <text:h text:style-name="P234" text:outline-level="3"><text:bookmark-start text:name="__RefHeading___Toc2544_1405327357"/>getSettings<text:bookmark-end text:name="__RefHeading___Toc2544_1405327357"/></text:h>
      <text:p text:style-name="P101">To get the current settings of this module, issue a <text:span text:style-name="T60">GET</text:span> like:</text:p>
      <table:table table:name="Table103" table:style-name="Table103">
        <table:table-column table:style-name="Table103.A"/>
        <table:table-row>
          <table:table-cell table:style-name="Table103.A1" office:value-type="string">
            <text:p text:style-name="P170">/webtools2?module=findMedia&amp;function=getSettings</text:p>
          </table:table-cell>
        </table:table-row>
      </table:table>
      <text:p text:style-name="P101"/>
      <text:p text:style-name="P101">If all is well, it'll return a 200, else an error code, and regardless, the outcome will be in the body.</text:p>
      <text:p text:style-name="P101">If 200, we return something like:</text:p>
      <table:table table:name="Table104" table:style-name="Table104">
        <table:table-column table:style-name="Table104.A"/>
        <table:table-row>
          <table:table-cell table:style-name="Table104.A1" office:value-type="string">
            <text:p text:style-name="P171">{</text:p>
            <text:p text:style-name="P171">"IGNORE_HIDDEN": "<text:span text:style-name="T62">True</text:span>", </text:p>
            <text:p text:style-name="P171">"IGNORED_DIRS": [".@__thumb", ".AppleDouble", "lost+found"],</text:p>
            <text:p text:style-name="P171"><text:s/>"VALID_EXTENSIONS": [".m4v", ".3gp", ".nsv", ".ts", ".ty", ".strm", ".rm", ".rmvb", ".m3u", ".mov", ".qt", ".divx", ".xvid", ".bivx", ".vob", ".nrg", ".img", ".iso", ".pva", ".wmv", ".asf", ".asx", ".ogm", ".m2v", ".avi", ".bin", ".dat", ".dvr-ms", ".mpg", ".mpeg", ".mp4", ".mkv", ".avc", ".vp3", ".svq3", ".nuv", ".viv", ".dv", ".fli", ".flv", ".rar", ".001", ".wpl", ".zip", ".mp3"]</text:p>
            <text:p text:style-name="P171">}</text:p>
          </table:table-cell>
        </table:table-row>
      </table:table>
      <text:p text:style-name="P101"/>
      <text:h text:style-name="P235" text:outline-level="3"><text:bookmark-start text:name="__RefHeading___Toc2546_1405327357"/>setSettings<text:bookmark-end text:name="__RefHeading___Toc2546_1405327357"/></text:h>
      <text:p text:style-name="P103"/>
      <text:p text:style-name="P102">This is Work in progress :-)</text:p>
      <text:p text:style-name="P102"/>
      <text:h text:style-name="P235" text:outline-level="3"><text:bookmark-start text:name="__RefHeading___Toc2548_1405327357"/><text:soft-page-break/>resetSettings<text:bookmark-end text:name="__RefHeading___Toc2548_1405327357"/></text:h>
      <text:p text:style-name="P103"/>
      <text:p text:style-name="P102">To reset the settings for this module to it's defaults, issue a <text:span text:style-name="T60">POST like:</text:span></text:p>
      <table:table table:name="Table105" table:style-name="Table105">
        <table:table-column table:style-name="Table105.A"/>
        <table:table-row>
          <table:table-cell table:style-name="Table105.A1" office:value-type="string">
            <text:p text:style-name="P172">/webtools2?module=findMedia&amp;function=resetSettings</text:p>
          </table:table-cell>
        </table:table-row>
      </table:table>
      <text:p text:style-name="P102"/>
      <text:p text:style-name="P104">Above would return a 200</text:p>
      <text:h text:style-name="P236" text:outline-level="3"><text:bookmark-start text:name="__RefHeading___Toc2551_1405327357"/>getSectionList<text:bookmark-end text:name="__RefHeading___Toc2551_1405327357"/></text:h>
      <text:p text:style-name="P106">To get a list of sections, that the front-end can filter on based on the type, in order to present a selection to the user, look up the <text:span text:style-name="T61">getSectionList </text:span>method of the PMS module</text:p>
      <text:h text:style-name="P237" text:outline-level="3"><text:bookmark-start text:name="__RefHeading___Toc2553_1405327357"/>scanSection<text:bookmark-end text:name="__RefHeading___Toc2553_1405327357"/></text:h>
      <text:p text:style-name="P105">To start scanning a section, issue a GET like:</text:p>
      <table:table table:name="Table106" table:style-name="Table106">
        <table:table-column table:style-name="Table106.A"/>
        <table:table-row>
          <table:table-cell table:style-name="Table106.A1" office:value-type="string">
            <text:p text:style-name="P173">/webtools2?module=findMedia&amp;function=scanSection&amp;section=<text:span text:style-name="T1">&lt;Sectionnumber&gt;</text:span></text:p>
          </table:table-cell>
        </table:table-row>
      </table:table>
      <text:p text:style-name="P105"/>
      <text:p text:style-name="P105">Above would return a 200 right away, and kick off a thread on the PMS, that would start to scan the section, as well as the file-system assigned to that section</text:p>
      <text:h text:style-name="P238" text:outline-level="3"><text:bookmark-start text:name="__RefHeading___Toc2556_1405327357"/>getStatus<text:bookmark-end text:name="__RefHeading___Toc2556_1405327357"/></text:h>
      <text:p text:style-name="P107">While the job in not active, a GET to</text:p>
      <table:table table:name="Table107" table:style-name="Table107">
        <table:table-column table:style-name="Table107.A"/>
        <table:table-row>
          <table:table-cell table:style-name="Table107.A1" office:value-type="string">
            <text:p text:style-name="P174">/webtools2?module=findMedia&amp;function=getStatus</text:p>
          </table:table-cell>
        </table:table-row>
      </table:table>
      <text:p text:style-name="P107"/>
      <text:p text:style-name="P107">will return 200 and a body of:</text:p>
      <table:table table:name="Table108" table:style-name="Table108">
        <table:table-column table:style-name="Table108.A"/>
        <table:table-row>
          <table:table-cell table:style-name="Table108.A1" office:value-type="string">
            <text:p text:style-name="P174">Idle</text:p>
          </table:table-cell>
        </table:table-row>
      </table:table>
      <text:p text:style-name="P107"/>
      <text:p text:style-name="P107">During running. the status call returns more info to the user, like:</text:p>
      <table:table table:name="Table109" table:style-name="Table109">
        <table:table-column table:style-name="Table109.A"/>
        <table:table-row>
          <table:table-cell table:style-name="Table109.A1" office:value-type="string">
            <text:p text:style-name="P174">Scanning database show 1 of 92 : The 4400 Specials</text:p>
          </table:table-cell>
        </table:table-row>
      </table:table>
      <text:p text:style-name="P107"/>
      <text:p text:style-name="P176"/>
      <text:h text:style-name="Heading_20_3" text:outline-level="3"><text:bookmark-start text:name="__RefHeading___Toc2558_1405327357"/><text:span text:style-name="T63">g</text:span>etResult<text:bookmark-end text:name="__RefHeading___Toc2558_1405327357"/></text:h>
      <text:p text:style-name="P107">After status again says “Idle”, it means that the job has finished, and it's time to show the result to the user, so issue a GET like:</text:p>
      <table:table table:name="Table110" table:style-name="Table110">
        <table:table-column table:style-name="Table110.A"/>
        <table:table-row>
          <table:table-cell table:style-name="Table110.A1" office:value-type="string">
            <text:p text:style-name="P174">/webtools2?module=findMedia&amp;function=getResult</text:p>
          </table:table-cell>
        </table:table-row>
      </table:table>
      <text:p text:style-name="P107"/>
      <text:p text:style-name="P107">Above would return 200 and a body like:</text:p>
      <table:table table:name="Table111" table:style-name="Table111">
        <table:table-column table:style-name="Table111.A"/>
        <table:table-row>
          <table:table-cell table:style-name="Table111.A1" office:value-type="string">
            <text:p text:style-name="P174">{</text:p>
            <text:p text:style-name="P174"><text:s text:c="4"/>"MissingFromDB": [</text:p>
            <text:p text:style-name="P174"><text:s text:c="8"/>"/share/CACHEDEV1_DATA/video/tv-series/myShow/Season 01/myShow.S01E01.avi",</text:p>
            <text:p text:style-name="P174"><text:s text:c="8"/>"/share/CACHEDEV1_DATA/video/tv-series/myShow/Season 03/myShow.S03E01.avi",</text:p>
            <text:p text:style-name="P174"><text:s text:c="4"/>],</text:p>
            <text:p text:style-name="P174"><text:s text:c="4"/>"MissingFromFS": []</text:p>
            <text:p text:style-name="P174">}</text:p>
          </table:table-cell>
        </table:table-row>
      </table:table>
      <text:p text:style-name="P10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6-03-18T21:51:19.213175935</dc:date>
    <dc:creator>Tommy Mikkelsen</dc:creator>
    <meta:editing-duration>P13DT8H47M28S</meta:editing-duration>
    <meta:editing-cycles>168</meta:editing-cycles>
    <meta:generator>LibreOffice/5.0.4.2$Linux_X86_64 LibreOffice_project/00m0$Build-2</meta:generator>
    <meta:document-statistic meta:table-count="113" meta:image-count="1" meta:object-count="0" meta:page-count="38" meta:paragraph-count="883" meta:word-count="6251" meta:character-count="50197" meta:non-whitespace-character-count="42443"/>
  </office:meta>
</office:document-meta>
</file>